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9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5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/>
    </style:style>
    <style:style style:name="ce57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/>
    </style:style>
    <style:style style:name="ce58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9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270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6pt" style:use-optimal-row-height="false" fo:break-before="auto"/>
    </style:style>
    <style:style style:name="ro10" style:family="table-row">
      <style:table-row-properties style:row-height="14.1pt" style:use-optimal-row-height="false" fo:break-before="auto"/>
    </style:style>
    <style:style style:name="ro11" style:family="table-row">
      <style:table-row-properties style:row-height="3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4 - Usos de bens e serviços - 2013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48">
            <text:p>Consumo intermediário das atividades <text:s/>(preços do ano anterior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51" table:style-name="ce46">
            <text:p><text:s text:c="2"/>12 551</text:p>
          </table:table-cell>
          <table:table-cell office:value-type="float" office:value="306" table:style-name="ce46">
            <text:p><text:s text:c="3"/>3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9" table:style-name="ce46">
            <text:p><text:s text:c="3"/>4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6" table:style-name="ce46">
            <text:p><text:s text:c="3"/>3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142" table:style-name="ce46">
            <text:p><text:s text:c="2"/>14 14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062" table:style-name="ce46">
            <text:p><text:s text:c="2"/>1 062</text:p>
          </table:table-cell>
          <table:table-cell office:value-type="float" office:value="3371" table:style-name="ce46">
            <text:p><text:s text:c="2"/>3 37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4" table:style-name="ce46">
            <text:p><text:s text:c="3"/>6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837" table:style-name="ce46">
            <text:p><text:s text:c="2"/>10 8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2" table:style-name="ce46">
            <text:p><text:s text:c="3"/>4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85" table:style-name="ce46">
            <text:p><text:s text:c="2"/>16 98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1" table:style-name="ce46">
            <text:p><text:s text:c="3"/>5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70" table:style-name="ce46">
            <text:p><text:s text:c="2"/>3 6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77" table:style-name="ce46">
            <text:p><text:s text:c="2"/>4 57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734" table:style-name="ce46">
            <text:p><text:s text:c="3"/>734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968" table:style-name="ce46">
            <text:p><text:s text:c="2"/>29 9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22" table:style-name="ce46">
            <text:p><text:s text:c="2"/>1 6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25" table:style-name="ce46">
            <text:p><text:s text:c="2"/>13 3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6" table:style-name="ce46">
            <text:p><text:s text:c="3"/>9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729" table:style-name="ce46">
            <text:p><text:s text:c="2"/>46 729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1870" table:style-name="ce46">
            <text:p><text:s text:c="2"/>1 870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9" table:style-name="ce46">
            <text:p><text:s text:c="3"/>3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865" table:style-name="ce46">
            <text:p><text:s text:c="2"/>26 8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6" table:style-name="ce46">
            <text:p><text:s text:c="3"/>9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53" table:style-name="ce46">
            <text:p><text:s text:c="2"/>7 7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960" table:style-name="ce46">
            <text:p><text:s text:c="2"/>37 96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3327" table:style-name="ce47">
            <text:p><text:s text:c="2"/>3 327</text:p>
          </table:table-cell>
          <table:table-cell office:value-type="float" office:value="941" table:style-name="ce47">
            <text:p><text:s text:c="3"/>941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14" table:style-name="ce47">
            <text:p><text:s text:c="2"/>2 9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99" table:style-name="ce47">
            <text:p><text:s text:c="2"/>4 8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3" table:style-name="ce47">
            <text:p><text:s text:c="3"/>5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1950" table:style-name="ce47">
            <text:p><text:s text:c="2"/>1 9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7" table:style-name="ce47">
            <text:p><text:s text:c="3"/>437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451" table:style-name="ce47">
            <text:p><text:s text:c="2"/>16 451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30" table:style-name="ce47">
            <text:p><text:s text:c="2"/>5 1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268" table:style-name="ce47">
            <text:p><text:s text:c="3"/>2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04" table:style-name="ce47">
            <text:p><text:s text:c="2"/>5 504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77" table:style-name="ce47">
            <text:p><text:s text:c="2"/>5 1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5" table:style-name="ce47">
            <text:p><text:s text:c="3"/>2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95" table:style-name="ce47">
            <text:p><text:s text:c="2"/>5 59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72" table:style-name="ce47">
            <text:p><text:s text:c="2"/>2 372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83" table:style-name="ce47">
            <text:p><text:s text:c="3"/>4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03" table:style-name="ce47">
            <text:p><text:s text:c="2"/>3 303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301" table:style-name="ce47">
            <text:p><text:s text:c="3"/>301</text:p>
          </table:table-cell>
          <table:table-cell office:value-type="float" office:value="1533" table:style-name="ce47">
            <text:p><text:s text:c="2"/>1 53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168" table:style-name="ce47">
            <text:p><text:s text:c="2"/>43 1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267" table:style-name="ce47">
            <text:p><text:s text:c="2"/>45 26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1069" table:style-name="ce46">
            <text:p><text:s text:c="2"/>1 069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736" table:style-name="ce46">
            <text:p><text:s text:c="2"/>13 7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974" table:style-name="ce46">
            <text:p><text:s text:c="2"/>14 97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82" table:style-name="ce46">
            <text:p><text:s text:c="2"/>6 1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71" table:style-name="ce46">
            <text:p><text:s text:c="2"/>6 37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484" table:style-name="ce46">
            <text:p><text:s text:c="2"/>1 48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46" table:style-name="ce46">
            <text:p><text:s text:c="2"/>9 8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3" table:style-name="ce46">
            <text:p><text:s text:c="2"/>1 4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975" table:style-name="ce46">
            <text:p><text:s text:c="3"/>9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159" table:style-name="ce46">
            <text:p><text:s text:c="2"/>14 15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241" table:style-name="ce46">
            <text:p><text:s text:c="2"/>1 241</text:p>
          </table:table-cell>
          <table:table-cell office:value-type="float" office:value="1583" table:style-name="ce46">
            <text:p><text:s text:c="2"/>1 583</text:p>
          </table:table-cell>
          <table:table-cell office:value-type="float" office:value="2411" table:style-name="ce46">
            <text:p><text:s text:c="2"/>2 41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4062" table:style-name="ce46">
            <text:p><text:s text:c="2"/>4 062</text:p>
          </table:table-cell>
          <table:table-cell office:value-type="float" office:value="3862" table:style-name="ce46">
            <text:p><text:s text:c="2"/>3 8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20" table:style-name="ce46">
            <text:p><text:s text:c="2"/>1 920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712" table:style-name="ce46">
            <text:p><text:s text:c="3"/>7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8" table:style-name="ce46">
            <text:p><text:s text:c="3"/>5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976" table:style-name="ce46">
            <text:p><text:s text:c="2"/>17 976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522" table:style-name="ce46">
            <text:p><text:s text:c="3"/>5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8" table:style-name="ce46">
            <text:p><text:s text:c="2"/>1 2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509" table:style-name="ce46">
            <text:p><text:s text:c="3"/>5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10" table:style-name="ce46">
            <text:p><text:s text:c="2"/>2 61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563" table:style-name="ce47">
            <text:p><text:s text:c="2"/>6 563</text:p>
          </table:table-cell>
          <table:table-cell office:value-type="float" office:value="498" table:style-name="ce47">
            <text:p><text:s text:c="3"/>4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40" table:style-name="ce47">
            <text:p><text:s text:c="2"/>1 7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05" table:style-name="ce47">
            <text:p><text:s text:c="2"/>9 00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07" table:style-name="ce47">
            <text:p><text:s text:c="3"/>407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469" table:style-name="ce47">
            <text:p><text:s text:c="3"/>469</text:p>
          </table:table-cell>
          <table:table-cell office:value-type="float" office:value="346" table:style-name="ce47">
            <text:p><text:s text:c="3"/>3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05" table:style-name="ce47">
            <text:p><text:s text:c="3"/>3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4473" table:style-name="ce47">
            <text:p><text:s text:c="2"/>4 473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62" table:style-name="ce47">
            <text:p><text:s text:c="2"/>6 562</text:p>
          </table:table-cell>
          <table:table-cell office:value-type="float" office:value="456" table:style-name="ce47">
            <text:p><text:s text:c="3"/>456</text:p>
          </table:table-cell>
          <table:table-cell office:value-type="float" office:value="332" table:style-name="ce47">
            <text:p><text:s text:c="3"/>33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9368" table:style-name="ce47">
            <text:p><text:s text:c="2"/>9 3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3" table:style-name="ce47">
            <text:p><text:s text:c="3"/>4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411" table:style-name="ce47">
            <text:p><text:s text:c="2"/>24 411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493" table:style-name="ce47">
            <text:p><text:s text:c="2"/>7 493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4" table:style-name="ce47">
            <text:p><text:s text:c="3"/>714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654" table:style-name="ce47">
            <text:p><text:s text:c="3"/>6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4247" table:style-name="ce47">
            <text:p><text:s text:c="2"/>154 2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79" table:style-name="ce47">
            <text:p><text:s text:c="2"/>1 779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637" table:style-name="ce47">
            <text:p><text:s text:c="3"/>637</text:p>
          </table:table-cell>
          <table:table-cell office:value-type="float" office:value="337" table:style-name="ce47">
            <text:p><text:s text:c="3"/>337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410" table:style-name="ce47">
            <text:p><text:s text:c="3"/>4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151" table:style-name="ce47">
            <text:p><text:s text:c="2"/>12 1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9957" table:style-name="ce47">
            <text:p><text:s text:c="2"/>179 957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46" table:style-name="ce47">
            <text:p><text:s text:c="2"/>1 246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13461" table:style-name="ce47">
            <text:p><text:s text:c="2"/>13 4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925" table:style-name="ce47">
            <text:p><text:s text:c="2"/>14 925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261" table:style-name="ce47">
            <text:p><text:s text:c="2"/>1 2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2167" table:style-name="ce47">
            <text:p><text:s text:c="2"/>2 167</text:p>
          </table:table-cell>
          <table:table-cell office:value-type="float" office:value="10777" table:style-name="ce47">
            <text:p><text:s text:c="2"/>10 7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309" table:style-name="ce47">
            <text:p><text:s text:c="2"/>14 30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382" table:style-name="ce46">
            <text:p><text:s text:c="2"/>1 38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93" table:style-name="ce46">
            <text:p><text:s text:c="2"/>2 5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00" table:style-name="ce46">
            <text:p><text:s text:c="2"/>3 1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9" table:style-name="ce46">
            <text:p><text:s text:c="2"/>1 2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9002" table:style-name="ce46">
            <text:p><text:s text:c="2"/>9 0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5" table:style-name="ce46">
            <text:p><text:s text:c="2"/>1 035</text:p>
          </table:table-cell>
          <table:table-cell office:value-type="float" office:value="935" table:style-name="ce46">
            <text:p><text:s text:c="3"/>935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414" table:style-name="ce46">
            <text:p><text:s text:c="2"/>21 41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92" table:style-name="ce46">
            <text:p><text:s text:c="2"/>2 9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19" table:style-name="ce46">
            <text:p><text:s text:c="3"/>4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10" table:style-name="ce46">
            <text:p><text:s text:c="2"/>3 51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08" table:style-name="ce46">
            <text:p><text:s text:c="2"/>2 1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619" table:style-name="ce46">
            <text:p><text:s text:c="2"/>2 6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06" table:style-name="ce46">
            <text:p><text:s text:c="2"/>5 80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770" table:style-name="ce46">
            <text:p><text:s text:c="3"/>7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2" table:style-name="ce46">
            <text:p><text:s text:c="3"/>93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56" table:style-name="ce46">
            <text:p><text:s text:c="2"/>6 4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8" table:style-name="ce46">
            <text:p><text:s text:c="3"/>518</text:p>
          </table:table-cell>
          <table:table-cell office:value-type="float" office:value="275" table:style-name="ce46">
            <text:p><text:s text:c="3"/>275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00" table:style-name="ce46">
            <text:p><text:s text:c="2"/>8 1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61" table:style-name="ce47">
            <text:p><text:s text:c="2"/>3 5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59" table:style-name="ce47">
            <text:p><text:s text:c="2"/>1 3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088" table:style-name="ce47">
            <text:p><text:s text:c="2"/>1 0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76" table:style-name="ce47">
            <text:p><text:s text:c="2"/>6 57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9" table:style-name="ce23">
            <text:p><text:s text:c="3"/>469</text:p>
          </table:table-cell>
          <table:table-cell office:value-type="float" office:value="2612" table:style-name="ce23">
            <text:p><text:s text:c="2"/>2 612</text:p>
          </table:table-cell>
          <table:table-cell office:value-type="float" office:value="7275" table:style-name="ce23">
            <text:p><text:s text:c="2"/>7 275</text:p>
          </table:table-cell>
          <table:table-cell office:value-type="float" office:value="1387" table:style-name="ce23">
            <text:p><text:s text:c="2"/>1 38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31" table:style-name="ce23">
            <text:p><text:s text:c="3"/>8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13" table:style-name="ce23">
            <text:p><text:s text:c="3"/>6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272" table:style-name="ce23">
            <text:p><text:s text:c="2"/>1 2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868" table:style-name="ce23">
            <text:p><text:s text:c="2"/>14 86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81" table:style-name="ce47">
            <text:p><text:s text:c="2"/>2 781</text:p>
          </table:table-cell>
          <table:table-cell office:value-type="float" office:value="481" table:style-name="ce47">
            <text:p><text:s text:c="3"/>4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241" table:style-name="ce47">
            <text:p><text:s text:c="2"/>1 2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3" table:style-name="ce47">
            <text:p><text:s text:c="3"/>363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09" table:style-name="ce47">
            <text:p><text:s text:c="2"/>5 60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345" table:style-name="ce47">
            <text:p><text:s text:c="3"/>345</text:p>
          </table:table-cell>
          <table:table-cell office:value-type="float" office:value="1618" table:style-name="ce47">
            <text:p><text:s text:c="2"/>1 61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31" table:style-name="ce47">
            <text:p><text:s text:c="2"/>5 9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038" table:style-name="ce47">
            <text:p><text:s text:c="2"/>14 0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47" table:style-name="ce47">
            <text:p><text:s text:c="2"/>1 54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798" table:style-name="ce47">
            <text:p><text:s text:c="3"/>7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0" table:style-name="ce47">
            <text:p><text:s text:c="3"/>3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638" table:style-name="ce47">
            <text:p><text:s text:c="2"/>2 6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711" table:style-name="ce47">
            <text:p><text:s text:c="2"/>27 711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775" table:style-name="ce47">
            <text:p><text:s text:c="2"/>1 7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35" table:style-name="ce47">
            <text:p><text:s text:c="2"/>2 73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129" table:style-name="ce46">
            <text:p><text:s text:c="2"/>1 1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9" table:style-name="ce46">
            <text:p><text:s text:c="2"/>2 19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41" table:style-name="ce46">
            <text:p><text:s text:c="3"/>3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28" table:style-name="ce46">
            <text:p><text:s text:c="2"/>3 2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47" table:style-name="ce46">
            <text:p><text:s text:c="2"/>7 247</text:p>
          </table:table-cell>
          <table:table-cell office:value-type="float" office:value="1549" table:style-name="ce46">
            <text:p><text:s text:c="2"/>1 5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0" table:style-name="ce46">
            <text:p><text:s text:c="3"/>6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7" table:style-name="ce46">
            <text:p><text:s text:c="3"/>3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61" table:style-name="ce46">
            <text:p><text:s text:c="2"/>2 4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687" table:style-name="ce46">
            <text:p><text:s text:c="2"/>1 6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88" table:style-name="ce46">
            <text:p><text:s text:c="2"/>17 78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1075" table:style-name="ce46">
            <text:p><text:s text:c="2"/>1 075</text:p>
          </table:table-cell>
          <table:table-cell office:value-type="float" office:value="11552" table:style-name="ce46">
            <text:p><text:s text:c="2"/>11 552</text:p>
          </table:table-cell>
          <table:table-cell office:value-type="float" office:value="937" table:style-name="ce46">
            <text:p><text:s text:c="3"/>9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92" table:style-name="ce46">
            <text:p><text:s text:c="2"/>9 6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8" table:style-name="ce46">
            <text:p><text:s text:c="3"/>6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706" table:style-name="ce46">
            <text:p><text:s text:c="3"/>7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775" table:style-name="ce46">
            <text:p><text:s text:c="2"/>24 77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60" table:style-name="ce46">
            <text:p><text:s text:c="2"/>2 7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34" table:style-name="ce46">
            <text:p><text:s text:c="2"/>5 234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3972" table:style-name="ce46">
            <text:p><text:s text:c="2"/>3 9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6" table:style-name="ce46">
            <text:p><text:s text:c="3"/>676</text:p>
          </table:table-cell>
          <table:table-cell office:value-type="float" office:value="912" table:style-name="ce46">
            <text:p><text:s text:c="3"/>912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1254" table:style-name="ce46">
            <text:p><text:s text:c="2"/>1 254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330" table:style-name="ce46">
            <text:p><text:s text:c="2"/>16 330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3" table:style-name="ce46">
            <text:p><text:s text:c="3"/>4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9626" table:style-name="ce46">
            <text:p><text:s text:c="2"/>9 6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8" table:style-name="ce46">
            <text:p><text:s text:c="3"/>668</text:p>
          </table:table-cell>
          <table:table-cell office:value-type="float" office:value="34997" table:style-name="ce46">
            <text:p><text:s text:c="2"/>34 9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391" table:style-name="ce46">
            <text:p><text:s text:c="2"/>46 39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1" table:style-name="ce47">
            <text:p><text:s text:c="3"/>8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1" table:style-name="ce47">
            <text:p><text:s text:c="3"/>88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15" table:style-name="ce47">
            <text:p><text:s text:c="2"/>7 515</text:p>
          </table:table-cell>
          <table:table-cell office:value-type="float" office:value="5615" table:style-name="ce47">
            <text:p><text:s text:c="2"/>5 615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559" table:style-name="ce47">
            <text:p><text:s text:c="2"/>13 55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94" table:style-name="ce47">
            <text:p><text:s text:c="2"/>3 294</text:p>
          </table:table-cell>
          <table:table-cell office:value-type="float" office:value="14981" table:style-name="ce47">
            <text:p><text:s text:c="2"/>14 981</text:p>
          </table:table-cell>
          <table:table-cell office:value-type="float" office:value="2932" table:style-name="ce47">
            <text:p><text:s text:c="2"/>2 9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07" table:style-name="ce47">
            <text:p><text:s text:c="2"/>2 007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362" table:style-name="ce47">
            <text:p><text:s text:c="2"/>1 3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318" table:style-name="ce47">
            <text:p><text:s text:c="2"/>25 31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82" table:style-name="ce47">
            <text:p><text:s text:c="2"/>3 582</text:p>
          </table:table-cell>
          <table:table-cell office:value-type="float" office:value="667" table:style-name="ce47">
            <text:p><text:s text:c="3"/>667</text:p>
          </table:table-cell>
          <table:table-cell office:value-type="float" office:value="1177" table:style-name="ce47">
            <text:p><text:s text:c="2"/>1 1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460" table:style-name="ce47">
            <text:p><text:s text:c="3"/>46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924" table:style-name="ce47">
            <text:p><text:s text:c="3"/>92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9" table:style-name="ce47">
            <text:p><text:s text:c="3"/>8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386" table:style-name="ce47">
            <text:p><text:s text:c="2"/>10 38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332" table:style-name="ce23">
            <text:p><text:s text:c="2"/>3 3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12" table:style-name="ce23">
            <text:p><text:s text:c="3"/>512</text:p>
          </table:table-cell>
          <table:table-cell office:value-type="float" office:value="292" table:style-name="ce23">
            <text:p><text:s text:c="3"/>292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132" table:style-name="ce23">
            <text:p><text:s text:c="3"/>132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277" table:style-name="ce23">
            <text:p><text:s text:c="3"/>27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40" table:style-name="ce23">
            <text:p><text:s text:c="2"/>1 240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92" table:style-name="ce23">
            <text:p><text:s text:c="3"/>292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8" table:style-name="ce23">
            <text:p><text:s text:c="3"/>238</text:p>
          </table:table-cell>
          <table:table-cell office:value-type="float" office:value="301" table:style-name="ce23">
            <text:p><text:s text:c="3"/>301</text:p>
          </table:table-cell>
          <table:table-cell office:value-type="float" office:value="726" table:style-name="ce23">
            <text:p><text:s text:c="3"/>726</text:p>
          </table:table-cell>
          <table:table-cell office:value-type="float" office:value="866" table:style-name="ce23">
            <text:p><text:s text:c="3"/>86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1430" table:style-name="ce23">
            <text:p><text:s text:c="2"/>1 4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407" table:style-name="ce23">
            <text:p><text:s text:c="2"/>11 40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33" table:style-name="ce46">
            <text:p><text:s text:c="2"/>6 6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21" table:style-name="ce46">
            <text:p><text:s text:c="2"/>7 22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492" table:style-name="ce46">
            <text:p><text:s text:c="3"/>492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64" table:style-name="ce46">
            <text:p><text:s text:c="2"/>4 264</text:p>
          </table:table-cell>
          <table:table-cell office:value-type="float" office:value="483" table:style-name="ce46">
            <text:p><text:s text:c="3"/>4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507" table:style-name="ce46">
            <text:p><text:s text:c="3"/>507</text:p>
          </table:table-cell>
          <table:table-cell office:value-type="float" office:value="398" table:style-name="ce46">
            <text:p><text:s text:c="3"/>398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7890" table:style-name="ce46">
            <text:p><text:s text:c="2"/>7 8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555" table:style-name="ce46">
            <text:p><text:s text:c="2"/>7 5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40" table:style-name="ce46">
            <text:p><text:s text:c="2"/>2 5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3" table:style-name="ce46">
            <text:p><text:s text:c="3"/>6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029" table:style-name="ce46">
            <text:p><text:s text:c="2"/>28 02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30" table:style-name="ce46">
            <text:p><text:s text:c="2"/>4 5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47" table:style-name="ce46">
            <text:p><text:s text:c="2"/>4 54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432" table:style-name="ce46">
            <text:p><text:s text:c="3"/>432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793" table:style-name="ce46">
            <text:p><text:s text:c="2"/>2 793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604" table:style-name="ce46">
            <text:p><text:s text:c="2"/>3 604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891" table:style-name="ce46">
            <text:p><text:s text:c="3"/>891</text:p>
          </table:table-cell>
          <table:table-cell office:value-type="float" office:value="711" table:style-name="ce46">
            <text:p><text:s text:c="3"/>711</text:p>
          </table:table-cell>
          <table:table-cell office:value-type="float" office:value="681" table:style-name="ce46">
            <text:p><text:s text:c="3"/>681</text:p>
          </table:table-cell>
          <table:table-cell office:value-type="float" office:value="757" table:style-name="ce46">
            <text:p><text:s text:c="3"/>757</text:p>
          </table:table-cell>
          <table:table-cell office:value-type="float" office:value="662" table:style-name="ce46">
            <text:p><text:s text:c="3"/>662</text:p>
          </table:table-cell>
          <table:table-cell office:value-type="float" office:value="8394" table:style-name="ce46">
            <text:p><text:s text:c="2"/>8 394</text:p>
          </table:table-cell>
          <table:table-cell office:value-type="float" office:value="1646" table:style-name="ce46">
            <text:p><text:s text:c="2"/>1 646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1615" table:style-name="ce46">
            <text:p><text:s text:c="2"/>1 615</text:p>
          </table:table-cell>
          <table:table-cell office:value-type="float" office:value="848" table:style-name="ce46">
            <text:p><text:s text:c="3"/>848</text:p>
          </table:table-cell>
          <table:table-cell office:value-type="float" office:value="2160" table:style-name="ce46">
            <text:p><text:s text:c="2"/>2 160</text:p>
          </table:table-cell>
          <table:table-cell office:value-type="float" office:value="2128" table:style-name="ce46">
            <text:p><text:s text:c="2"/>2 128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480" table:style-name="ce46">
            <text:p><text:s text:c="2"/>1 480</text:p>
          </table:table-cell>
          <table:table-cell office:value-type="float" office:value="1530" table:style-name="ce46">
            <text:p><text:s text:c="2"/>1 530</text:p>
          </table:table-cell>
          <table:table-cell office:value-type="float" office:value="482" table:style-name="ce46">
            <text:p><text:s text:c="3"/>482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573" table:style-name="ce46">
            <text:p><text:s text:c="3"/>573</text:p>
          </table:table-cell>
          <table:table-cell office:value-type="float" office:value="864" table:style-name="ce46">
            <text:p><text:s text:c="3"/>864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1043" table:style-name="ce46">
            <text:p><text:s text:c="2"/>1 043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521" table:style-name="ce46">
            <text:p><text:s text:c="3"/>521</text:p>
          </table:table-cell>
          <table:table-cell office:value-type="float" office:value="808" table:style-name="ce46">
            <text:p><text:s text:c="3"/>808</text:p>
          </table:table-cell>
          <table:table-cell office:value-type="float" office:value="5448" table:style-name="ce46">
            <text:p><text:s text:c="2"/>5 448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1209" table:style-name="ce46">
            <text:p><text:s text:c="2"/>1 209</text:p>
          </table:table-cell>
          <table:table-cell office:value-type="float" office:value="1760" table:style-name="ce46">
            <text:p><text:s text:c="2"/>1 760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329" table:style-name="ce46">
            <text:p><text:s text:c="3"/>329</text:p>
          </table:table-cell>
          <table:table-cell office:value-type="float" office:value="1960" table:style-name="ce46">
            <text:p><text:s text:c="2"/>1 960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1596" table:style-name="ce46">
            <text:p><text:s text:c="2"/>1 596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499" table:style-name="ce46">
            <text:p><text:s text:c="3"/>499</text:p>
          </table:table-cell>
          <table:table-cell office:value-type="float" office:value="2243" table:style-name="ce46">
            <text:p><text:s text:c="2"/>2 243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781" table:style-name="ce46">
            <text:p><text:s text:c="3"/>781</text:p>
          </table:table-cell>
          <table:table-cell office:value-type="float" office:value="814" table:style-name="ce46">
            <text:p><text:s text:c="3"/>814</text:p>
          </table:table-cell>
          <table:table-cell office:value-type="float" office:value="430" table:style-name="ce46">
            <text:p><text:s text:c="3"/>430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717" table:style-name="ce46">
            <text:p><text:s text:c="3"/>717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582" table:style-name="ce46">
            <text:p><text:s text:c="3"/>5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948" table:style-name="ce46">
            <text:p><text:s text:c="2"/>56 94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967" table:style-name="ce46">
            <text:p><text:s text:c="2"/>1 96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8029" table:style-name="ce46">
            <text:p><text:s text:c="2"/>8 029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3257" table:style-name="ce46">
            <text:p><text:s text:c="2"/>3 257</text:p>
          </table:table-cell>
          <table:table-cell office:value-type="float" office:value="519" table:style-name="ce46">
            <text:p><text:s text:c="3"/>519</text:p>
          </table:table-cell>
          <table:table-cell office:value-type="float" office:value="1137" table:style-name="ce46">
            <text:p><text:s text:c="2"/>1 137</text:p>
          </table:table-cell>
          <table:table-cell office:value-type="float" office:value="1102" table:style-name="ce46">
            <text:p><text:s text:c="2"/>1 102</text:p>
          </table:table-cell>
          <table:table-cell office:value-type="float" office:value="2565" table:style-name="ce46">
            <text:p><text:s text:c="2"/>2 565</text:p>
          </table:table-cell>
          <table:table-cell office:value-type="float" office:value="400" table:style-name="ce46">
            <text:p><text:s text:c="3"/>400</text:p>
          </table:table-cell>
          <table:table-cell office:value-type="float" office:value="649" table:style-name="ce46">
            <text:p><text:s text:c="3"/>649</text:p>
          </table:table-cell>
          <table:table-cell office:value-type="float" office:value="399" table:style-name="ce46">
            <text:p><text:s text:c="3"/>399</text:p>
          </table:table-cell>
          <table:table-cell office:value-type="float" office:value="4599" table:style-name="ce46">
            <text:p><text:s text:c="2"/>4 599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953" table:style-name="ce46">
            <text:p><text:s text:c="2"/>1 95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447" table:style-name="ce46">
            <text:p><text:s text:c="2"/>1 447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265" table:style-name="ce46">
            <text:p><text:s text:c="2"/>31 26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66" table:style-name="ce47">
            <text:p><text:s text:c="2"/>1 1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129" table:style-name="ce47">
            <text:p><text:s text:c="2"/>12 1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5" table:style-name="ce47">
            <text:p><text:s text:c="3"/>5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800" table:style-name="ce47">
            <text:p><text:s text:c="2"/>13 80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690" table:style-name="ce47">
            <text:p><text:s text:c="3"/>690</text:p>
          </table:table-cell>
          <table:table-cell office:value-type="float" office:value="711" table:style-name="ce47">
            <text:p><text:s text:c="3"/>711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464" table:style-name="ce47">
            <text:p><text:s text:c="3"/>46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1355" table:style-name="ce47">
            <text:p><text:s text:c="2"/>1 355</text:p>
          </table:table-cell>
          <table:table-cell office:value-type="float" office:value="1088" table:style-name="ce47">
            <text:p><text:s text:c="2"/>1 088</text:p>
          </table:table-cell>
          <table:table-cell office:value-type="float" office:value="1803" table:style-name="ce47">
            <text:p><text:s text:c="2"/>1 803</text:p>
          </table:table-cell>
          <table:table-cell office:value-type="float" office:value="1806" table:style-name="ce47">
            <text:p><text:s text:c="2"/>1 806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956" table:style-name="ce47">
            <text:p><text:s text:c="3"/>956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682" table:style-name="ce47">
            <text:p><text:s text:c="3"/>682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608" table:style-name="ce47">
            <text:p><text:s text:c="3"/>608</text:p>
          </table:table-cell>
          <table:table-cell office:value-type="float" office:value="739" table:style-name="ce47">
            <text:p><text:s text:c="3"/>739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1258" table:style-name="ce47">
            <text:p><text:s text:c="2"/>1 258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558" table:style-name="ce47">
            <text:p><text:s text:c="2"/>15 55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92" table:style-name="ce47">
            <text:p><text:s text:c="2"/>1 6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758" table:style-name="ce47">
            <text:p><text:s text:c="2"/>16 7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450" table:style-name="ce47">
            <text:p><text:s text:c="2"/>18 45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17" table:style-name="ce47">
            <text:p><text:s text:c="3"/>417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0" table:style-name="ce47">
            <text:p><text:s text:c="3"/>270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1" table:style-name="ce47">
            <text:p><text:s text:c="3"/>281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619" table:style-name="ce47">
            <text:p><text:s text:c="3"/>6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8" table:style-name="ce47">
            <text:p><text:s text:c="3"/>618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54" table:style-name="ce47">
            <text:p><text:s text:c="3"/>454</text:p>
          </table:table-cell>
          <table:table-cell office:value-type="float" office:value="217" table:style-name="ce47">
            <text:p><text:s text:c="3"/>217</text:p>
          </table:table-cell>
          <table:table-cell office:value-type="float" office:value="1263" table:style-name="ce47">
            <text:p><text:s text:c="2"/>1 263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727" table:style-name="ce47">
            <text:p><text:s text:c="2"/>1 727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904" table:style-name="ce47">
            <text:p><text:s text:c="3"/>904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458" table:style-name="ce47">
            <text:p><text:s text:c="3"/>45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952" table:style-name="ce47">
            <text:p><text:s text:c="3"/>9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10" table:style-name="ce47">
            <text:p><text:s text:c="2"/>9 71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7317" table:style-name="ce23">
            <text:p><text:s text:c="2"/>7 317</text:p>
          </table:table-cell>
          <table:table-cell office:value-type="float" office:value="2304" table:style-name="ce23">
            <text:p><text:s text:c="2"/>2 304</text:p>
          </table:table-cell>
          <table:table-cell office:value-type="float" office:value="557" table:style-name="ce23">
            <text:p><text:s text:c="3"/>557</text:p>
          </table:table-cell>
          <table:table-cell office:value-type="float" office:value="648" table:style-name="ce23">
            <text:p><text:s text:c="3"/>648</text:p>
          </table:table-cell>
          <table:table-cell office:value-type="float" office:value="97" table:style-name="ce23">
            <text:p><text:s text:c="3"/>97</text:p>
          </table:table-cell>
          <table:table-cell office:value-type="float" office:value="2080" table:style-name="ce23">
            <text:p><text:s text:c="2"/>2 080</text:p>
          </table:table-cell>
          <table:table-cell office:value-type="float" office:value="875" table:style-name="ce23">
            <text:p><text:s text:c="3"/>875</text:p>
          </table:table-cell>
          <table:table-cell office:value-type="float" office:value="1385" table:style-name="ce23">
            <text:p><text:s text:c="2"/>1 385</text:p>
          </table:table-cell>
          <table:table-cell office:value-type="float" office:value="1268" table:style-name="ce23">
            <text:p><text:s text:c="2"/>1 268</text:p>
          </table:table-cell>
          <table:table-cell office:value-type="float" office:value="2193" table:style-name="ce23">
            <text:p><text:s text:c="2"/>2 193</text:p>
          </table:table-cell>
          <table:table-cell office:value-type="float" office:value="377" table:style-name="ce23">
            <text:p><text:s text:c="3"/>377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41" table:style-name="ce23">
            <text:p><text:s text:c="3"/>141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314" table:style-name="ce23">
            <text:p><text:s text:c="3"/>314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722" table:style-name="ce23">
            <text:p><text:s text:c="3"/>722</text:p>
          </table:table-cell>
          <table:table-cell office:value-type="float" office:value="716" table:style-name="ce23">
            <text:p><text:s text:c="3"/>716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200" table:style-name="ce23">
            <text:p><text:s text:c="3"/>200</text:p>
          </table:table-cell>
          <table:table-cell office:value-type="float" office:value="126" table:style-name="ce23">
            <text:p><text:s text:c="3"/>126</text:p>
          </table:table-cell>
          <table:table-cell office:value-type="float" office:value="528" table:style-name="ce23">
            <text:p><text:s text:c="3"/>528</text:p>
          </table:table-cell>
          <table:table-cell office:value-type="float" office:value="927" table:style-name="ce23">
            <text:p><text:s text:c="3"/>927</text:p>
          </table:table-cell>
          <table:table-cell office:value-type="float" office:value="577" table:style-name="ce23">
            <text:p><text:s text:c="3"/>577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287" table:style-name="ce23">
            <text:p><text:s text:c="3"/>287</text:p>
          </table:table-cell>
          <table:table-cell office:value-type="float" office:value="189" table:style-name="ce23">
            <text:p><text:s text:c="3"/>189</text:p>
          </table:table-cell>
          <table:table-cell office:value-type="float" office:value="211" table:style-name="ce23">
            <text:p><text:s text:c="3"/>211</text:p>
          </table:table-cell>
          <table:table-cell office:value-type="float" office:value="263" table:style-name="ce23">
            <text:p><text:s text:c="3"/>263</text:p>
          </table:table-cell>
          <table:table-cell office:value-type="float" office:value="948" table:style-name="ce23">
            <text:p><text:s text:c="3"/>948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138" table:style-name="ce23">
            <text:p><text:s text:c="3"/>138</text:p>
          </table:table-cell>
          <table:table-cell office:value-type="float" office:value="201" table:style-name="ce23">
            <text:p><text:s text:c="3"/>201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3651" table:style-name="ce23">
            <text:p><text:s text:c="2"/>3 651</text:p>
          </table:table-cell>
          <table:table-cell office:value-type="float" office:value="642" table:style-name="ce23">
            <text:p><text:s text:c="3"/>642</text:p>
          </table:table-cell>
          <table:table-cell office:value-type="float" office:value="6103" table:style-name="ce23">
            <text:p><text:s text:c="2"/>6 103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6923" table:style-name="ce23">
            <text:p><text:s text:c="2"/>6 923</text:p>
          </table:table-cell>
          <table:table-cell office:value-type="float" office:value="55166" table:style-name="ce23">
            <text:p><text:s text:c="2"/>55 166</text:p>
          </table:table-cell>
          <table:table-cell office:value-type="float" office:value="370" table:style-name="ce23">
            <text:p><text:s text:c="3"/>370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971" table:style-name="ce23">
            <text:p><text:s text:c="3"/>97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71" table:style-name="ce23">
            <text:p><text:s text:c="3"/>271</text:p>
          </table:table-cell>
          <table:table-cell office:value-type="float" office:value="283" table:style-name="ce23">
            <text:p><text:s text:c="3"/>283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230" table:style-name="ce23">
            <text:p><text:s text:c="3"/>2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1853" table:style-name="ce23">
            <text:p><text:s text:c="2"/>101 85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1042" table:style-name="ce46">
            <text:p><text:s text:c="2"/>1 042</text:p>
          </table:table-cell>
          <table:table-cell office:value-type="float" office:value="846" table:style-name="ce46">
            <text:p><text:s text:c="3"/>846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06" table:style-name="ce46">
            <text:p><text:s text:c="3"/>506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41" table:style-name="ce46">
            <text:p><text:s text:c="3"/>541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1020" table:style-name="ce46">
            <text:p><text:s text:c="2"/>131 0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8" table:style-name="ce46">
            <text:p><text:s text:c="2"/>1 438</text:p>
          </table:table-cell>
          <table:table-cell office:value-type="float" office:value="858" table:style-name="ce46">
            <text:p><text:s text:c="3"/>858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566" table:style-name="ce46">
            <text:p><text:s text:c="2"/>1 566</text:p>
          </table:table-cell>
          <table:table-cell office:value-type="float" office:value="3137" table:style-name="ce46">
            <text:p><text:s text:c="2"/>3 137</text:p>
          </table:table-cell>
          <table:table-cell office:value-type="float" office:value="2142" table:style-name="ce46">
            <text:p><text:s text:c="2"/>2 142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75" table:style-name="ce46">
            <text:p><text:s text:c="3"/>675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316" table:style-name="ce46">
            <text:p><text:s text:c="3"/>31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2951" table:style-name="ce46">
            <text:p><text:s text:c="2"/>2 95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400" table:style-name="ce46">
            <text:p><text:s text:c="2"/>4 400</text:p>
          </table:table-cell>
          <table:table-cell office:value-type="float" office:value="3796" table:style-name="ce46">
            <text:p><text:s text:c="2"/>3 796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796" table:style-name="ce46">
            <text:p><text:s text:c="2"/>1 7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7" table:style-name="ce46">
            <text:p><text:s text:c="3"/>497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511" table:style-name="ce46">
            <text:p><text:s text:c="2"/>161 51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54" table:style-name="ce46">
            <text:p><text:s text:c="3"/>3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297" table:style-name="ce46">
            <text:p><text:s text:c="2"/>22 297</text:p>
          </table:table-cell>
          <table:table-cell office:value-type="float" office:value="341" table:style-name="ce46">
            <text:p><text:s text:c="3"/>341</text:p>
          </table:table-cell>
          <table:table-cell office:value-type="float" office:value="330" table:style-name="ce46">
            <text:p><text:s text:c="3"/>330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1425" table:style-name="ce46">
            <text:p><text:s text:c="2"/>1 425</text:p>
          </table:table-cell>
          <table:table-cell office:value-type="float" office:value="841" table:style-name="ce46">
            <text:p><text:s text:c="3"/>8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75" table:style-name="ce46">
            <text:p><text:s text:c="3"/>475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806" table:style-name="ce46">
            <text:p><text:s text:c="3"/>8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783" table:style-name="ce46">
            <text:p><text:s text:c="3"/>783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473" table:style-name="ce46">
            <text:p><text:s text:c="2"/>29 47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4907" table:style-name="ce46">
            <text:p><text:s text:c="2"/>4 907</text:p>
          </table:table-cell>
          <table:table-cell office:value-type="float" office:value="1758" table:style-name="ce46">
            <text:p><text:s text:c="2"/>1 758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977" table:style-name="ce46">
            <text:p><text:s text:c="3"/>97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688" table:style-name="ce46">
            <text:p><text:s text:c="3"/>688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95" table:style-name="ce46">
            <text:p><text:s text:c="2"/>2 59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8289" table:style-name="ce46">
            <text:p><text:s text:c="2"/>28 289</text:p>
          </table:table-cell>
          <table:table-cell office:value-type="float" office:value="4247" table:style-name="ce46">
            <text:p><text:s text:c="2"/>4 247</text:p>
          </table:table-cell>
          <table:table-cell office:value-type="float" office:value="1379" table:style-name="ce46">
            <text:p><text:s text:c="2"/>1 379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638" table:style-name="ce46">
            <text:p><text:s text:c="3"/>638</text:p>
          </table:table-cell>
          <table:table-cell office:value-type="float" office:value="2127" table:style-name="ce46">
            <text:p><text:s text:c="2"/>2 127</text:p>
          </table:table-cell>
          <table:table-cell office:value-type="float" office:value="819" table:style-name="ce46">
            <text:p><text:s text:c="3"/>819</text:p>
          </table:table-cell>
          <table:table-cell office:value-type="float" office:value="1057" table:style-name="ce46">
            <text:p><text:s text:c="2"/>1 057</text:p>
          </table:table-cell>
          <table:table-cell office:value-type="float" office:value="534" table:style-name="ce46">
            <text:p><text:s text:c="3"/>5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995" table:style-name="ce46">
            <text:p><text:s text:c="3"/>99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756" table:style-name="ce46">
            <text:p><text:s text:c="3"/>7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5" table:style-name="ce46">
            <text:p><text:s text:c="3"/>4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798" table:style-name="ce46">
            <text:p><text:s text:c="2"/>55 79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33825" table:style-name="ce46">
            <text:p><text:s text:c="2"/>33 825</text:p>
          </table:table-cell>
          <table:table-cell office:value-type="float" office:value="2747" table:style-name="ce46">
            <text:p><text:s text:c="2"/>2 747</text:p>
          </table:table-cell>
          <table:table-cell office:value-type="float" office:value="345" table:style-name="ce46">
            <text:p><text:s text:c="3"/>3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48" table:style-name="ce46">
            <text:p><text:s text:c="2"/>1 748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897" table:style-name="ce46">
            <text:p><text:s text:c="2"/>38 89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49" table:style-name="ce46">
            <text:p><text:s text:c="2"/>1 049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353" table:style-name="ce46">
            <text:p><text:s text:c="3"/>3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1" table:style-name="ce46">
            <text:p><text:s text:c="2"/>1 271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750" table:style-name="ce46">
            <text:p><text:s text:c="3"/>7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8" table:style-name="ce46">
            <text:p><text:s text:c="2"/>1 3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7" table:style-name="ce46">
            <text:p><text:s text:c="3"/>687</text:p>
          </table:table-cell>
          <table:table-cell office:value-type="float" office:value="20278" table:style-name="ce46">
            <text:p><text:s text:c="2"/>20 278</text:p>
          </table:table-cell>
          <table:table-cell office:value-type="float" office:value="13157" table:style-name="ce46">
            <text:p><text:s text:c="2"/>13 157</text:p>
          </table:table-cell>
          <table:table-cell office:value-type="float" office:value="3898" table:style-name="ce46">
            <text:p><text:s text:c="2"/>3 898</text:p>
          </table:table-cell>
          <table:table-cell office:value-type="float" office:value="2140" table:style-name="ce46">
            <text:p><text:s text:c="2"/>2 140</text:p>
          </table:table-cell>
          <table:table-cell office:value-type="float" office:value="2514" table:style-name="ce46">
            <text:p><text:s text:c="2"/>2 5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1" table:style-name="ce46">
            <text:p><text:s text:c="3"/>471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532" table:style-name="ce46">
            <text:p><text:s text:c="3"/>5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92" table:style-name="ce46">
            <text:p><text:s text:c="3"/>2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626" table:style-name="ce46">
            <text:p><text:s text:c="2"/>50 62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2" table:style-name="ce47">
            <text:p><text:s text:c="3"/>7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4332" table:style-name="ce47">
            <text:p><text:s text:c="2"/>4 3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90" table:style-name="ce47">
            <text:p><text:s text:c="2"/>1 39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1552" table:style-name="ce47">
            <text:p><text:s text:c="2"/>1 552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72" table:style-name="ce47">
            <text:p><text:s text:c="2"/>2 172</text:p>
          </table:table-cell>
          <table:table-cell office:value-type="float" office:value="2165" table:style-name="ce47">
            <text:p><text:s text:c="2"/>2 165</text:p>
          </table:table-cell>
          <table:table-cell office:value-type="float" office:value="1145" table:style-name="ce47">
            <text:p><text:s text:c="2"/>1 145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8741" table:style-name="ce47">
            <text:p><text:s text:c="2"/>18 741</text:p>
          </table:table-cell>
          <table:table-cell office:value-type="float" office:value="1974" table:style-name="ce47">
            <text:p><text:s text:c="2"/>1 97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1213" table:style-name="ce47">
            <text:p><text:s text:c="2"/>1 213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3881" table:style-name="ce47">
            <text:p><text:s text:c="2"/>3 881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1862" table:style-name="ce47">
            <text:p><text:s text:c="2"/>1 862</text:p>
          </table:table-cell>
          <table:table-cell office:value-type="float" office:value="391" table:style-name="ce47">
            <text:p><text:s text:c="3"/>391</text:p>
          </table:table-cell>
          <table:table-cell office:value-type="float" office:value="2103" table:style-name="ce47">
            <text:p><text:s text:c="2"/>2 1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355" table:style-name="ce47">
            <text:p><text:s text:c="2"/>45 35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23229" table:style-name="ce23">
            <text:p><text:s text:c="2"/>23 229</text:p>
          </table:table-cell>
          <table:table-cell office:value-type="float" office:value="1761" table:style-name="ce23">
            <text:p><text:s text:c="2"/>1 761</text:p>
          </table:table-cell>
          <table:table-cell office:value-type="float" office:value="86" table:style-name="ce23">
            <text:p><text:s text:c="3"/>8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913" table:style-name="ce23">
            <text:p><text:s text:c="2"/>4 913</text:p>
          </table:table-cell>
          <table:table-cell office:value-type="float" office:value="600" table:style-name="ce23">
            <text:p><text:s text:c="3"/>60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15" table:style-name="ce23">
            <text:p><text:s text:c="2"/>1 0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733" table:style-name="ce23">
            <text:p><text:s text:c="2"/>31 73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36" table:style-name="ce23">
            <text:p><text:s text:c="2"/>2 936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190" table:style-name="ce23">
            <text:p><text:s text:c="3"/>190</text:p>
          </table:table-cell>
          <table:table-cell office:value-type="float" office:value="993" table:style-name="ce23">
            <text:p><text:s text:c="3"/>993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3042" table:style-name="ce23">
            <text:p><text:s text:c="2"/>3 042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90" table:style-name="ce23">
            <text:p><text:s text:c="3"/>19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391" table:style-name="ce23">
            <text:p><text:s text:c="3"/>391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347" table:style-name="ce23">
            <text:p><text:s text:c="3"/>347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823" table:style-name="ce23">
            <text:p><text:s text:c="3"/>823</text:p>
          </table:table-cell>
          <table:table-cell office:value-type="float" office:value="3246" table:style-name="ce23">
            <text:p><text:s text:c="2"/>3 246</text:p>
          </table:table-cell>
          <table:table-cell office:value-type="float" office:value="1189" table:style-name="ce23">
            <text:p><text:s text:c="2"/>1 189</text:p>
          </table:table-cell>
          <table:table-cell office:value-type="float" office:value="979" table:style-name="ce23">
            <text:p><text:s text:c="3"/>979</text:p>
          </table:table-cell>
          <table:table-cell office:value-type="float" office:value="1425" table:style-name="ce23">
            <text:p><text:s text:c="2"/>1 425</text:p>
          </table:table-cell>
          <table:table-cell office:value-type="float" office:value="564" table:style-name="ce23">
            <text:p><text:s text:c="3"/>564</text:p>
          </table:table-cell>
          <table:table-cell office:value-type="float" office:value="437" table:style-name="ce23">
            <text:p><text:s text:c="3"/>437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237" table:style-name="ce23">
            <text:p><text:s text:c="3"/>23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270" table:style-name="ce23">
            <text:p><text:s text:c="3"/>270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449" table:style-name="ce23">
            <text:p><text:s text:c="3"/>449</text:p>
          </table:table-cell>
          <table:table-cell office:value-type="float" office:value="265" table:style-name="ce23">
            <text:p><text:s text:c="3"/>265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907" table:style-name="ce23">
            <text:p><text:s text:c="3"/>907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1914" table:style-name="ce23">
            <text:p><text:s text:c="2"/>1 914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333" table:style-name="ce23">
            <text:p><text:s text:c="3"/>3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09" table:style-name="ce23">
            <text:p><text:s text:c="3"/>90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753" table:style-name="ce23">
            <text:p><text:s text:c="2"/>24 753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1250" table:style-name="ce47">
            <text:p><text:s text:c="2"/>1 250</text:p>
          </table:table-cell>
          <table:table-cell office:value-type="float" office:value="1005" table:style-name="ce47">
            <text:p><text:s text:c="2"/>1 0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587" table:style-name="ce47">
            <text:p><text:s text:c="2"/>1 587</text:p>
          </table:table-cell>
          <table:table-cell office:value-type="float" office:value="833" table:style-name="ce47">
            <text:p><text:s text:c="3"/>8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2" table:style-name="ce47">
            <text:p><text:s text:c="3"/>652</text:p>
          </table:table-cell>
          <table:table-cell office:value-type="float" office:value="447" table:style-name="ce47">
            <text:p><text:s text:c="3"/>447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882" table:style-name="ce47">
            <text:p><text:s text:c="3"/>882</text:p>
          </table:table-cell>
          <table:table-cell office:value-type="float" office:value="269" table:style-name="ce47">
            <text:p><text:s text:c="3"/>269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525" table:style-name="ce47">
            <text:p><text:s text:c="3"/>525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9268" table:style-name="ce47">
            <text:p><text:s text:c="2"/>9 268</text:p>
          </table:table-cell>
          <table:table-cell office:value-type="float" office:value="1360" table:style-name="ce47">
            <text:p><text:s text:c="2"/>1 3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4" table:style-name="ce47">
            <text:p><text:s text:c="3"/>2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1" table:style-name="ce47">
            <text:p><text:s text:c="3"/>251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354" table:style-name="ce47">
            <text:p><text:s text:c="2"/>1 3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556" table:style-name="ce47">
            <text:p><text:s text:c="2"/>22 55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224" table:style-name="ce23">
            <text:p><text:s text:c="3"/>224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166" table:style-name="ce23">
            <text:p><text:s text:c="3"/>166</text:p>
          </table:table-cell>
          <table:table-cell office:value-type="float" office:value="1782" table:style-name="ce23">
            <text:p><text:s text:c="2"/>1 782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658" table:style-name="ce23">
            <text:p><text:s text:c="3"/>658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286" table:style-name="ce23">
            <text:p><text:s text:c="3"/>286</text:p>
          </table:table-cell>
          <table:table-cell office:value-type="float" office:value="2677" table:style-name="ce23">
            <text:p><text:s text:c="2"/>2 677</text:p>
          </table:table-cell>
          <table:table-cell office:value-type="float" office:value="420" table:style-name="ce23">
            <text:p><text:s text:c="3"/>42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23" table:style-name="ce23">
            <text:p><text:s text:c="3"/>123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1" table:style-name="ce23">
            <text:p><text:s text:c="3"/>341</text:p>
          </table:table-cell>
          <table:table-cell office:value-type="float" office:value="168" table:style-name="ce23">
            <text:p><text:s text:c="3"/>168</text:p>
          </table:table-cell>
          <table:table-cell office:value-type="float" office:value="345" table:style-name="ce23">
            <text:p><text:s text:c="3"/>345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2339" table:style-name="ce23">
            <text:p><text:s text:c="2"/>2 33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46" table:style-name="ce23">
            <text:p><text:s text:c="3"/>246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181" table:style-name="ce23">
            <text:p><text:s text:c="3"/>181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650" table:style-name="ce23">
            <text:p><text:s text:c="3"/>650</text:p>
          </table:table-cell>
          <table:table-cell office:value-type="float" office:value="250" table:style-name="ce23">
            <text:p><text:s text:c="3"/>250</text:p>
          </table:table-cell>
          <table:table-cell office:value-type="float" office:value="1467" table:style-name="ce23">
            <text:p><text:s text:c="2"/>1 46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568" table:style-name="ce23">
            <text:p><text:s text:c="2"/>14 56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518" table:style-name="ce46">
            <text:p><text:s text:c="3"/>518</text:p>
          </table:table-cell>
          <table:table-cell office:value-type="float" office:value="4183" table:style-name="ce46">
            <text:p><text:s text:c="2"/>4 183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35" table:style-name="ce46">
            <text:p><text:s text:c="2"/>5 5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1" table:style-name="ce46">
            <text:p><text:s text:c="3"/>3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4" table:style-name="ce46">
            <text:p><text:s text:c="3"/>714</text:p>
          </table:table-cell>
          <table:table-cell office:value-type="float" office:value="787" table:style-name="ce46">
            <text:p><text:s text:c="3"/>787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4372" table:style-name="ce46">
            <text:p><text:s text:c="2"/>4 372</text:p>
          </table:table-cell>
          <table:table-cell office:value-type="float" office:value="9831" table:style-name="ce46">
            <text:p><text:s text:c="2"/>9 83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858" table:style-name="ce46">
            <text:p><text:s text:c="3"/>8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383" table:style-name="ce46">
            <text:p><text:s text:c="2"/>28 38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450" table:style-name="ce46">
            <text:p><text:s text:c="3"/>45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4" table:style-name="ce46">
            <text:p><text:s text:c="3"/>5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961" table:style-name="ce46">
            <text:p><text:s text:c="2"/>1 961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1508" table:style-name="ce46">
            <text:p><text:s text:c="2"/>1 508</text:p>
          </table:table-cell>
          <table:table-cell office:value-type="float" office:value="10938" table:style-name="ce46">
            <text:p><text:s text:c="2"/>10 938</text:p>
          </table:table-cell>
          <table:table-cell office:value-type="float" office:value="1993" table:style-name="ce46">
            <text:p><text:s text:c="2"/>1 993</text:p>
          </table:table-cell>
          <table:table-cell office:value-type="float" office:value="849" table:style-name="ce46">
            <text:p><text:s text:c="3"/>849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568" table:style-name="ce46">
            <text:p><text:s text:c="3"/>5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726" table:style-name="ce46">
            <text:p><text:s text:c="3"/>726</text:p>
          </table:table-cell>
          <table:table-cell office:value-type="float" office:value="306" table:style-name="ce46">
            <text:p><text:s text:c="3"/>306</text:p>
          </table:table-cell>
          <table:table-cell office:value-type="float" office:value="6940" table:style-name="ce46">
            <text:p><text:s text:c="2"/>6 9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8" table:style-name="ce46">
            <text:p><text:s text:c="2"/>1 0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075" table:style-name="ce46">
            <text:p><text:s text:c="2"/>29 07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582" table:style-name="ce46">
            <text:p><text:s text:c="3"/>582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75" table:style-name="ce46">
            <text:p><text:s text:c="2"/>2 475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7159" table:style-name="ce46">
            <text:p><text:s text:c="2"/>7 159</text:p>
          </table:table-cell>
          <table:table-cell office:value-type="float" office:value="2919" table:style-name="ce46">
            <text:p><text:s text:c="2"/>2 9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711" table:style-name="ce46">
            <text:p><text:s text:c="3"/>711</text:p>
          </table:table-cell>
          <table:table-cell office:value-type="float" office:value="1200" table:style-name="ce46">
            <text:p><text:s text:c="2"/>1 20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337" table:style-name="ce46">
            <text:p><text:s text:c="2"/>1 337</text:p>
          </table:table-cell>
          <table:table-cell office:value-type="float" office:value="713" table:style-name="ce46">
            <text:p><text:s text:c="3"/>713</text:p>
          </table:table-cell>
          <table:table-cell office:value-type="float" office:value="1745" table:style-name="ce46">
            <text:p><text:s text:c="2"/>1 745</text:p>
          </table:table-cell>
          <table:table-cell office:value-type="float" office:value="413" table:style-name="ce46">
            <text:p><text:s text:c="3"/>413</text:p>
          </table:table-cell>
          <table:table-cell office:value-type="float" office:value="14646" table:style-name="ce46">
            <text:p><text:s text:c="2"/>14 646</text:p>
          </table:table-cell>
          <table:table-cell office:value-type="float" office:value="2386" table:style-name="ce46">
            <text:p><text:s text:c="2"/>2 386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5" table:style-name="ce46">
            <text:p><text:s text:c="3"/>865</text:p>
          </table:table-cell>
          <table:table-cell office:value-type="float" office:value="1574" table:style-name="ce46">
            <text:p><text:s text:c="2"/>1 574</text:p>
          </table:table-cell>
          <table:table-cell office:value-type="float" office:value="2292" table:style-name="ce46">
            <text:p><text:s text:c="2"/>2 292</text:p>
          </table:table-cell>
          <table:table-cell office:value-type="float" office:value="1458" table:style-name="ce46">
            <text:p><text:s text:c="2"/>1 458</text:p>
          </table:table-cell>
          <table:table-cell office:value-type="float" office:value="3391" table:style-name="ce46">
            <text:p><text:s text:c="2"/>3 391</text:p>
          </table:table-cell>
          <table:table-cell office:value-type="float" office:value="2924" table:style-name="ce46">
            <text:p><text:s text:c="2"/>2 924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2785" table:style-name="ce46">
            <text:p><text:s text:c="2"/>2 785</text:p>
          </table:table-cell>
          <table:table-cell office:value-type="float" office:value="669" table:style-name="ce46">
            <text:p><text:s text:c="3"/>669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308" table:style-name="ce46">
            <text:p><text:s text:c="3"/>308</text:p>
          </table:table-cell>
          <table:table-cell office:value-type="float" office:value="13794" table:style-name="ce46">
            <text:p><text:s text:c="2"/>13 794</text:p>
          </table:table-cell>
          <table:table-cell office:value-type="float" office:value="1130" table:style-name="ce46">
            <text:p><text:s text:c="2"/>1 130</text:p>
          </table:table-cell>
          <table:table-cell office:value-type="float" office:value="4948" table:style-name="ce46">
            <text:p><text:s text:c="2"/>4 948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59" table:style-name="ce46">
            <text:p><text:s text:c="3"/>4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493" table:style-name="ce46">
            <text:p><text:s text:c="3"/>49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9" table:style-name="ce46">
            <text:p><text:s text:c="3"/>6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8" table:style-name="ce46">
            <text:p><text:s text:c="3"/>508</text:p>
          </table:table-cell>
          <table:table-cell office:value-type="float" office:value="370" table:style-name="ce46">
            <text:p><text:s text:c="3"/>3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875" table:style-name="ce46">
            <text:p><text:s text:c="2"/>77 875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74" table:style-name="ce46">
            <text:p><text:s text:c="2"/>6 7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6" table:style-name="ce46">
            <text:p><text:s text:c="3"/>566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12271" table:style-name="ce46">
            <text:p><text:s text:c="2"/>12 2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3" table:style-name="ce46">
            <text:p><text:s text:c="3"/>9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074" table:style-name="ce46">
            <text:p><text:s text:c="2"/>21 07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8" table:style-name="ce46">
            <text:p><text:s text:c="3"/>908</text:p>
          </table:table-cell>
          <table:table-cell office:value-type="float" office:value="637" table:style-name="ce46">
            <text:p><text:s text:c="3"/>637</text:p>
          </table:table-cell>
          <table:table-cell office:value-type="float" office:value="27293" table:style-name="ce46">
            <text:p><text:s text:c="2"/>27 2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6" table:style-name="ce46">
            <text:p><text:s text:c="3"/>8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272" table:style-name="ce46">
            <text:p><text:s text:c="2"/>30 27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3362" table:style-name="ce23">
            <text:p><text:s text:c="2"/>3 362</text:p>
          </table:table-cell>
          <table:table-cell office:value-type="float" office:value="2188" table:style-name="ce23">
            <text:p><text:s text:c="2"/>2 188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1674" table:style-name="ce23">
            <text:p><text:s text:c="2"/>1 674</text:p>
          </table:table-cell>
          <table:table-cell office:value-type="float" office:value="1776" table:style-name="ce23">
            <text:p><text:s text:c="2"/>1 7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04" table:style-name="ce23">
            <text:p><text:s text:c="3"/>504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508" table:style-name="ce23">
            <text:p><text:s text:c="3"/>508</text:p>
          </table:table-cell>
          <table:table-cell office:value-type="float" office:value="3849" table:style-name="ce23">
            <text:p><text:s text:c="2"/>3 849</text:p>
          </table:table-cell>
          <table:table-cell office:value-type="float" office:value="311" table:style-name="ce23">
            <text:p><text:s text:c="3"/>31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58" table:style-name="ce23">
            <text:p><text:s text:c="3"/>358</text:p>
          </table:table-cell>
          <table:table-cell office:value-type="float" office:value="392" table:style-name="ce23">
            <text:p><text:s text:c="3"/>392</text:p>
          </table:table-cell>
          <table:table-cell office:value-type="float" office:value="2994" table:style-name="ce23">
            <text:p><text:s text:c="2"/>2 994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590" table:style-name="ce23">
            <text:p><text:s text:c="3"/>590</text:p>
          </table:table-cell>
          <table:table-cell office:value-type="float" office:value="208" table:style-name="ce23">
            <text:p><text:s text:c="3"/>208</text:p>
          </table:table-cell>
          <table:table-cell office:value-type="float" office:value="146" table:style-name="ce23">
            <text:p><text:s text:c="3"/>146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32115" table:style-name="ce23">
            <text:p><text:s text:c="2"/>32 115</text:p>
          </table:table-cell>
          <table:table-cell office:value-type="float" office:value="226" table:style-name="ce23">
            <text:p><text:s text:c="3"/>22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643" table:style-name="ce23">
            <text:p><text:s text:c="3"/>6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35" table:style-name="ce23">
            <text:p><text:s text:c="2"/>1 2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8" table:style-name="ce23">
            <text:p><text:s text:c="3"/>138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5796" table:style-name="ce23">
            <text:p><text:s text:c="2"/>55 79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817" table:style-name="ce47">
            <text:p><text:s text:c="2"/>3 817</text:p>
          </table:table-cell>
          <table:table-cell office:value-type="float" office:value="809" table:style-name="ce47">
            <text:p><text:s text:c="3"/>8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00" table:style-name="ce47">
            <text:p><text:s text:c="2"/>4 70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1978" table:style-name="ce47">
            <text:p><text:s text:c="2"/>1 9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92" table:style-name="ce47">
            <text:p><text:s text:c="3"/>892</text:p>
          </table:table-cell>
          <table:table-cell office:value-type="float" office:value="857" table:style-name="ce47">
            <text:p><text:s text:c="3"/>857</text:p>
          </table:table-cell>
          <table:table-cell office:value-type="float" office:value="7704" table:style-name="ce47">
            <text:p><text:s text:c="2"/>7 704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20938" table:style-name="ce47">
            <text:p><text:s text:c="2"/>20 938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3197" table:style-name="ce47">
            <text:p><text:s text:c="2"/>3 197</text:p>
          </table:table-cell>
          <table:table-cell office:value-type="float" office:value="10539" table:style-name="ce47">
            <text:p><text:s text:c="2"/>10 539</text:p>
          </table:table-cell>
          <table:table-cell office:value-type="float" office:value="8571" table:style-name="ce47">
            <text:p><text:s text:c="2"/>8 571</text:p>
          </table:table-cell>
          <table:table-cell office:value-type="float" office:value="8860" table:style-name="ce47">
            <text:p><text:s text:c="2"/>8 860</text:p>
          </table:table-cell>
          <table:table-cell office:value-type="float" office:value="1480" table:style-name="ce47">
            <text:p><text:s text:c="2"/>1 480</text:p>
          </table:table-cell>
          <table:table-cell office:value-type="float" office:value="1366" table:style-name="ce47">
            <text:p><text:s text:c="2"/>1 366</text:p>
          </table:table-cell>
          <table:table-cell office:value-type="float" office:value="927" table:style-name="ce47">
            <text:p><text:s text:c="3"/>927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22071" table:style-name="ce47">
            <text:p><text:s text:c="2"/>22 0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32" table:style-name="ce47">
            <text:p><text:s text:c="2"/>1 03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2418" table:style-name="ce47">
            <text:p><text:s text:c="2"/>92 41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64" table:style-name="ce47">
            <text:p><text:s text:c="3"/>2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7" table:style-name="ce47">
            <text:p><text:s text:c="3"/>4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316" table:style-name="ce47">
            <text:p><text:s text:c="3"/>3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1162" table:style-name="ce47">
            <text:p><text:s text:c="2"/>1 162</text:p>
          </table:table-cell>
          <table:table-cell office:value-type="float" office:value="9147" table:style-name="ce47">
            <text:p><text:s text:c="2"/>9 147</text:p>
          </table:table-cell>
          <table:table-cell office:value-type="float" office:value="2480" table:style-name="ce47">
            <text:p><text:s text:c="2"/>2 480</text:p>
          </table:table-cell>
          <table:table-cell office:value-type="float" office:value="246" table:style-name="ce47">
            <text:p><text:s text:c="3"/>246</text:p>
          </table:table-cell>
          <table:table-cell office:value-type="float" office:value="8638" table:style-name="ce47">
            <text:p><text:s text:c="2"/>8 638</text:p>
          </table:table-cell>
          <table:table-cell office:value-type="float" office:value="1724" table:style-name="ce47">
            <text:p><text:s text:c="2"/>1 724</text:p>
          </table:table-cell>
          <table:table-cell office:value-type="float" office:value="904" table:style-name="ce47">
            <text:p><text:s text:c="3"/>904</text:p>
          </table:table-cell>
          <table:table-cell office:value-type="float" office:value="3783" table:style-name="ce47">
            <text:p><text:s text:c="2"/>3 783</text:p>
          </table:table-cell>
          <table:table-cell office:value-type="float" office:value="929" table:style-name="ce47">
            <text:p><text:s text:c="3"/>929</text:p>
          </table:table-cell>
          <table:table-cell office:value-type="float" office:value="2946" table:style-name="ce47">
            <text:p><text:s text:c="2"/>2 946</text:p>
          </table:table-cell>
          <table:table-cell office:value-type="float" office:value="417" table:style-name="ce47">
            <text:p><text:s text:c="3"/>41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4749" table:style-name="ce47">
            <text:p><text:s text:c="2"/>4 7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076" table:style-name="ce47">
            <text:p><text:s text:c="2"/>39 07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473" table:style-name="ce47">
            <text:p><text:s text:c="3"/>4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10" table:style-name="ce47">
            <text:p><text:s text:c="2"/>1 310</text:p>
          </table:table-cell>
          <table:table-cell office:value-type="float" office:value="1159" table:style-name="ce47">
            <text:p><text:s text:c="2"/>1 1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30" table:style-name="ce47">
            <text:p><text:s text:c="2"/>2 73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67" table:style-name="ce47">
            <text:p><text:s text:c="2"/>1 2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6" table:style-name="ce47">
            <text:p><text:s text:c="3"/>426</text:p>
          </table:table-cell>
          <table:table-cell office:value-type="float" office:value="583" table:style-name="ce47">
            <text:p><text:s text:c="3"/>5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13" table:style-name="ce47">
            <text:p><text:s text:c="2"/>8 21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429" table:style-name="ce46">
            <text:p><text:s text:c="3"/>429</text:p>
          </table:table-cell>
          <table:table-cell office:value-type="float" office:value="665" table:style-name="ce46">
            <text:p><text:s text:c="3"/>665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061" table:style-name="ce46">
            <text:p><text:s text:c="2"/>1 061</text:p>
          </table:table-cell>
          <table:table-cell office:value-type="float" office:value="560" table:style-name="ce46">
            <text:p><text:s text:c="3"/>560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2179" table:style-name="ce46">
            <text:p><text:s text:c="2"/>2 179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2292" table:style-name="ce46">
            <text:p><text:s text:c="2"/>2 292</text:p>
          </table:table-cell>
          <table:table-cell office:value-type="float" office:value="3614" table:style-name="ce46">
            <text:p><text:s text:c="2"/>3 614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438" table:style-name="ce46">
            <text:p><text:s text:c="3"/>438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485" table:style-name="ce46">
            <text:p><text:s text:c="3"/>485</text:p>
          </table:table-cell>
          <table:table-cell office:value-type="float" office:value="907" table:style-name="ce46">
            <text:p><text:s text:c="3"/>907</text:p>
          </table:table-cell>
          <table:table-cell office:value-type="float" office:value="962" table:style-name="ce46">
            <text:p><text:s text:c="3"/>962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2269" table:style-name="ce46">
            <text:p><text:s text:c="2"/>2 269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10864" table:style-name="ce46">
            <text:p><text:s text:c="2"/>10 864</text:p>
          </table:table-cell>
          <table:table-cell office:value-type="float" office:value="1249" table:style-name="ce46">
            <text:p><text:s text:c="2"/>1 249</text:p>
          </table:table-cell>
          <table:table-cell office:value-type="float" office:value="2729" table:style-name="ce46">
            <text:p><text:s text:c="2"/>2 729</text:p>
          </table:table-cell>
          <table:table-cell office:value-type="float" office:value="7769" table:style-name="ce46">
            <text:p><text:s text:c="2"/>7 769</text:p>
          </table:table-cell>
          <table:table-cell office:value-type="float" office:value="6143" table:style-name="ce46">
            <text:p><text:s text:c="2"/>6 143</text:p>
          </table:table-cell>
          <table:table-cell office:value-type="float" office:value="2850" table:style-name="ce46">
            <text:p><text:s text:c="2"/>2 850</text:p>
          </table:table-cell>
          <table:table-cell office:value-type="float" office:value="3377" table:style-name="ce46">
            <text:p><text:s text:c="2"/>3 377</text:p>
          </table:table-cell>
          <table:table-cell office:value-type="float" office:value="1683" table:style-name="ce46">
            <text:p><text:s text:c="2"/>1 683</text:p>
          </table:table-cell>
          <table:table-cell office:value-type="float" office:value="3207" table:style-name="ce46">
            <text:p><text:s text:c="2"/>3 207</text:p>
          </table:table-cell>
          <table:table-cell office:value-type="float" office:value="2645" table:style-name="ce46">
            <text:p><text:s text:c="2"/>2 645</text:p>
          </table:table-cell>
          <table:table-cell office:value-type="float" office:value="590" table:style-name="ce46">
            <text:p><text:s text:c="3"/>590</text:p>
          </table:table-cell>
          <table:table-cell office:value-type="float" office:value="33227" table:style-name="ce46">
            <text:p><text:s text:c="2"/>33 227</text:p>
          </table:table-cell>
          <table:table-cell office:value-type="float" office:value="341" table:style-name="ce46">
            <text:p><text:s text:c="3"/>341</text:p>
          </table:table-cell>
          <table:table-cell office:value-type="float" office:value="1369" table:style-name="ce46">
            <text:p><text:s text:c="2"/>1 369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2001" table:style-name="ce46">
            <text:p><text:s text:c="2"/>2 0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5" table:style-name="ce46">
            <text:p><text:s text:c="3"/>5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1097" table:style-name="ce46">
            <text:p><text:s text:c="2"/>1 097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726" table:style-name="ce46">
            <text:p><text:s text:c="2"/>100 72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6" table:style-name="ce46">
            <text:p><text:s text:c="3"/>3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743" table:style-name="ce46">
            <text:p><text:s text:c="2"/>18 743</text:p>
          </table:table-cell>
          <table:table-cell office:value-type="float" office:value="706" table:style-name="ce46">
            <text:p><text:s text:c="3"/>706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382" table:style-name="ce46">
            <text:p><text:s text:c="3"/>38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524" table:style-name="ce46">
            <text:p><text:s text:c="3"/>524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0" table:style-name="ce46">
            <text:p><text:s text:c="3"/>4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121" table:style-name="ce46">
            <text:p><text:s text:c="2"/>22 121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43" table:style-name="ce46">
            <text:p><text:s text:c="2"/>5 5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837" table:style-name="ce46">
            <text:p><text:s text:c="2"/>2 837</text:p>
          </table:table-cell>
          <table:table-cell office:value-type="float" office:value="535" table:style-name="ce46">
            <text:p><text:s text:c="3"/>53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33" table:style-name="ce46">
            <text:p><text:s text:c="3"/>433</text:p>
          </table:table-cell>
          <table:table-cell office:value-type="float" office:value="542" table:style-name="ce46">
            <text:p><text:s text:c="3"/>542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689" table:style-name="ce46">
            <text:p><text:s text:c="3"/>689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464" table:style-name="ce46">
            <text:p><text:s text:c="3"/>464</text:p>
          </table:table-cell>
          <table:table-cell office:value-type="float" office:value="1255" table:style-name="ce46">
            <text:p><text:s text:c="2"/>1 255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43" table:style-name="ce46">
            <text:p><text:s text:c="3"/>6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67" table:style-name="ce46">
            <text:p><text:s text:c="2"/>14 56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596" table:style-name="ce46">
            <text:p><text:s text:c="2"/>18 59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342" table:style-name="ce46">
            <text:p><text:s text:c="3"/>3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3" table:style-name="ce46">
            <text:p><text:s text:c="2"/>1 433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690" table:style-name="ce46">
            <text:p><text:s text:c="3"/>6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571" table:style-name="ce46">
            <text:p><text:s text:c="2"/>22 57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6" table:style-name="ce46">
            <text:p><text:s text:c="3"/>2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15" table:style-name="ce46">
            <text:p><text:s text:c="2"/>2 715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849" table:style-name="ce46">
            <text:p><text:s text:c="3"/>849</text:p>
          </table:table-cell>
          <table:table-cell office:value-type="float" office:value="248" table:style-name="ce46">
            <text:p><text:s text:c="3"/>24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53" table:style-name="ce46">
            <text:p><text:s text:c="3"/>9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8" table:style-name="ce46">
            <text:p><text:s text:c="2"/>1 778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50" table:style-name="ce46">
            <text:p><text:s text:c="2"/>8 75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2644" table:style-name="ce47">
            <text:p><text:s text:c="2"/>2 644</text:p>
          </table:table-cell>
          <table:table-cell office:value-type="float" office:value="10247" table:style-name="ce47">
            <text:p><text:s text:c="2"/>10 247</text:p>
          </table:table-cell>
          <table:table-cell office:value-type="float" office:value="4179" table:style-name="ce47">
            <text:p><text:s text:c="2"/>4 179</text:p>
          </table:table-cell>
          <table:table-cell office:value-type="float" office:value="1592" table:style-name="ce47">
            <text:p><text:s text:c="2"/>1 592</text:p>
          </table:table-cell>
          <table:table-cell office:value-type="float" office:value="1516" table:style-name="ce47">
            <text:p><text:s text:c="2"/>1 516</text:p>
          </table:table-cell>
          <table:table-cell office:value-type="float" office:value="495" table:style-name="ce47">
            <text:p><text:s text:c="3"/>495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2766" table:style-name="ce47">
            <text:p><text:s text:c="2"/>2 766</text:p>
          </table:table-cell>
          <table:table-cell office:value-type="float" office:value="6574" table:style-name="ce47">
            <text:p><text:s text:c="2"/>6 574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15481" table:style-name="ce47">
            <text:p><text:s text:c="2"/>15 481</text:p>
          </table:table-cell>
          <table:table-cell office:value-type="float" office:value="602" table:style-name="ce47">
            <text:p><text:s text:c="3"/>602</text:p>
          </table:table-cell>
          <table:table-cell office:value-type="float" office:value="1098" table:style-name="ce47">
            <text:p><text:s text:c="2"/>1 098</text:p>
          </table:table-cell>
          <table:table-cell office:value-type="float" office:value="1561" table:style-name="ce47">
            <text:p><text:s text:c="2"/>1 561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1286" table:style-name="ce47">
            <text:p><text:s text:c="2"/>1 28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780" table:style-name="ce47">
            <text:p><text:s text:c="3"/>780</text:p>
          </table:table-cell>
          <table:table-cell office:value-type="float" office:value="824" table:style-name="ce47">
            <text:p><text:s text:c="3"/>824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814" table:style-name="ce47">
            <text:p><text:s text:c="3"/>81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745" table:style-name="ce47">
            <text:p><text:s text:c="3"/>7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069" table:style-name="ce47">
            <text:p><text:s text:c="2"/>56 06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46" table:style-name="ce23">
            <text:p><text:s text:c="2"/>1 246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52" table:style-name="ce23">
            <text:p><text:s text:c="3"/>55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49" table:style-name="ce23">
            <text:p><text:s text:c="2"/>1 84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300" table:style-name="ce23">
            <text:p><text:s text:c="2"/>3 30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13" table:style-name="ce23">
            <text:p><text:s text:c="2"/>1 1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413" table:style-name="ce23">
            <text:p><text:s text:c="2"/>4 413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1911" table:style-name="ce47">
            <text:p><text:s text:c="2"/>1 911</text:p>
          </table:table-cell>
          <table:table-cell office:value-type="float" office:value="996" table:style-name="ce47">
            <text:p><text:s text:c="3"/>996</text:p>
          </table:table-cell>
          <table:table-cell office:value-type="float" office:value="512" table:style-name="ce47">
            <text:p><text:s text:c="3"/>5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64" table:style-name="ce47">
            <text:p><text:s text:c="2"/>2 6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48" table:style-name="ce47">
            <text:p><text:s text:c="2"/>1 0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26" table:style-name="ce47">
            <text:p><text:s text:c="2"/>7 32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2066" table:style-name="ce23">
            <text:p><text:s text:c="2"/>2 066</text:p>
          </table:table-cell>
          <table:table-cell office:value-type="float" office:value="2060" table:style-name="ce23">
            <text:p><text:s text:c="2"/>2 060</text:p>
          </table:table-cell>
          <table:table-cell office:value-type="float" office:value="663" table:style-name="ce23">
            <text:p><text:s text:c="3"/>6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764" table:style-name="ce23">
            <text:p><text:s text:c="3"/>764</text:p>
          </table:table-cell>
          <table:table-cell office:value-type="float" office:value="25066" table:style-name="ce23">
            <text:p><text:s text:c="2"/>25 066</text:p>
          </table:table-cell>
          <table:table-cell office:value-type="float" office:value="2607" table:style-name="ce23">
            <text:p><text:s text:c="2"/>2 607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218" table:style-name="ce23">
            <text:p><text:s text:c="2"/>1 2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894" table:style-name="ce23">
            <text:p><text:s text:c="2"/>9 894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6319" table:style-name="ce23">
            <text:p><text:s text:c="2"/>6 319</text:p>
          </table:table-cell>
          <table:table-cell office:value-type="float" office:value="475" table:style-name="ce23">
            <text:p><text:s text:c="3"/>475</text:p>
          </table:table-cell>
          <table:table-cell office:value-type="float" office:value="592" table:style-name="ce23">
            <text:p><text:s text:c="3"/>592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6" table:style-name="ce23">
            <text:p><text:s text:c="3"/>8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88" table:style-name="ce23">
            <text:p><text:s text:c="2"/>1 68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939" table:style-name="ce23">
            <text:p><text:s text:c="2"/>54 93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0" table:style-name="ce46">
            <text:p><text:s text:c="2"/>2 1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99" table:style-name="ce46">
            <text:p><text:s text:c="2"/>2 39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72" table:style-name="ce46">
            <text:p><text:s text:c="2"/>8 472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1" table:style-name="ce46">
            <text:p><text:s text:c="3"/>6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92" table:style-name="ce46">
            <text:p><text:s text:c="2"/>9 49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143" table:style-name="ce46">
            <text:p><text:s text:c="2"/>63 143</text:p>
          </table:table-cell>
          <table:table-cell office:value-type="float" office:value="15055" table:style-name="ce46">
            <text:p><text:s text:c="2"/>15 055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39" table:style-name="ce46">
            <text:p><text:s text:c="2"/>18 0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972" table:style-name="ce46">
            <text:p><text:s text:c="2"/>12 9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83" table:style-name="ce46">
            <text:p><text:s text:c="2"/>1 083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124" table:style-name="ce46">
            <text:p><text:s text:c="2"/>111 12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79" table:style-name="ce46">
            <text:p><text:s text:c="2"/>13 3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4" table:style-name="ce46">
            <text:p><text:s text:c="2"/>1 6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9" table:style-name="ce46">
            <text:p><text:s text:c="2"/>1 2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22" table:style-name="ce46">
            <text:p><text:s text:c="2"/>16 92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6" table:style-name="ce46">
            <text:p><text:s text:c="3"/>6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76" table:style-name="ce46">
            <text:p><text:s text:c="2"/>2 8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13" table:style-name="ce46">
            <text:p><text:s text:c="2"/>4 01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2482" table:style-name="ce47">
            <text:p><text:s text:c="2"/>2 482</text:p>
          </table:table-cell>
          <table:table-cell office:value-type="float" office:value="439" table:style-name="ce47">
            <text:p><text:s text:c="3"/>43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942" table:style-name="ce47">
            <text:p><text:s text:c="3"/>942</text:p>
          </table:table-cell>
          <table:table-cell office:value-type="float" office:value="633" table:style-name="ce47">
            <text:p><text:s text:c="3"/>633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183" table:style-name="ce47">
            <text:p><text:s text:c="2"/>1 183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453" table:style-name="ce47">
            <text:p><text:s text:c="2"/>1 453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507" table:style-name="ce47">
            <text:p><text:s text:c="3"/>507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398" table:style-name="ce47">
            <text:p><text:s text:c="3"/>398</text:p>
          </table:table-cell>
          <table:table-cell office:value-type="float" office:value="703" table:style-name="ce47">
            <text:p><text:s text:c="3"/>703</text:p>
          </table:table-cell>
          <table:table-cell office:value-type="float" office:value="470" table:style-name="ce47">
            <text:p><text:s text:c="3"/>470</text:p>
          </table:table-cell>
          <table:table-cell office:value-type="float" office:value="897" table:style-name="ce47">
            <text:p><text:s text:c="3"/>897</text:p>
          </table:table-cell>
          <table:table-cell office:value-type="float" office:value="342" table:style-name="ce47">
            <text:p><text:s text:c="3"/>342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150" table:style-name="ce47">
            <text:p><text:s text:c="2"/>1 150</text:p>
          </table:table-cell>
          <table:table-cell office:value-type="float" office:value="1323" table:style-name="ce47">
            <text:p><text:s text:c="2"/>1 323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3268" table:style-name="ce47">
            <text:p><text:s text:c="2"/>3 268</text:p>
          </table:table-cell>
          <table:table-cell office:value-type="float" office:value="13430" table:style-name="ce47">
            <text:p><text:s text:c="2"/>13 430</text:p>
          </table:table-cell>
          <table:table-cell office:value-type="float" office:value="281" table:style-name="ce47">
            <text:p><text:s text:c="3"/>281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733" table:style-name="ce47">
            <text:p><text:s text:c="2"/>32 73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34" table:style-name="ce23">
            <text:p><text:s text:c="3"/>134</text:p>
          </table:table-cell>
          <table:table-cell office:value-type="float" office:value="877" table:style-name="ce23">
            <text:p><text:s text:c="3"/>877</text:p>
          </table:table-cell>
          <table:table-cell office:value-type="float" office:value="1835" table:style-name="ce23">
            <text:p><text:s text:c="2"/>1 835</text:p>
          </table:table-cell>
          <table:table-cell office:value-type="float" office:value="1066" table:style-name="ce23">
            <text:p><text:s text:c="2"/>1 066</text:p>
          </table:table-cell>
          <table:table-cell office:value-type="float" office:value="867" table:style-name="ce23">
            <text:p><text:s text:c="3"/>867</text:p>
          </table:table-cell>
          <table:table-cell office:value-type="float" office:value="932" table:style-name="ce23">
            <text:p><text:s text:c="3"/>932</text:p>
          </table:table-cell>
          <table:table-cell office:value-type="float" office:value="669" table:style-name="ce23">
            <text:p><text:s text:c="3"/>669</text:p>
          </table:table-cell>
          <table:table-cell office:value-type="float" office:value="553" table:style-name="ce23">
            <text:p><text:s text:c="3"/>553</text:p>
          </table:table-cell>
          <table:table-cell office:value-type="float" office:value="357" table:style-name="ce23">
            <text:p><text:s text:c="3"/>357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753" table:style-name="ce23">
            <text:p><text:s text:c="3"/>753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443" table:style-name="ce23">
            <text:p><text:s text:c="3"/>443</text:p>
          </table:table-cell>
          <table:table-cell office:value-type="float" office:value="2291" table:style-name="ce23">
            <text:p><text:s text:c="2"/>2 291</text:p>
          </table:table-cell>
          <table:table-cell office:value-type="float" office:value="1402" table:style-name="ce23">
            <text:p><text:s text:c="2"/>1 402</text:p>
          </table:table-cell>
          <table:table-cell office:value-type="float" office:value="393" table:style-name="ce23">
            <text:p><text:s text:c="3"/>393</text:p>
          </table:table-cell>
          <table:table-cell office:value-type="float" office:value="571" table:style-name="ce23">
            <text:p><text:s text:c="3"/>571</text:p>
          </table:table-cell>
          <table:table-cell office:value-type="float" office:value="1097" table:style-name="ce23">
            <text:p><text:s text:c="2"/>1 097</text:p>
          </table:table-cell>
          <table:table-cell office:value-type="float" office:value="565" table:style-name="ce23">
            <text:p><text:s text:c="3"/>565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590" table:style-name="ce23">
            <text:p><text:s text:c="3"/>590</text:p>
          </table:table-cell>
          <table:table-cell office:value-type="float" office:value="543" table:style-name="ce23">
            <text:p><text:s text:c="3"/>543</text:p>
          </table:table-cell>
          <table:table-cell office:value-type="float" office:value="2706" table:style-name="ce23">
            <text:p><text:s text:c="2"/>2 706</text:p>
          </table:table-cell>
          <table:table-cell office:value-type="float" office:value="7327" table:style-name="ce23">
            <text:p><text:s text:c="2"/>7 327</text:p>
          </table:table-cell>
          <table:table-cell office:value-type="float" office:value="1868" table:style-name="ce23">
            <text:p><text:s text:c="2"/>1 868</text:p>
          </table:table-cell>
          <table:table-cell office:value-type="float" office:value="761" table:style-name="ce23">
            <text:p><text:s text:c="3"/>761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482" table:style-name="ce23">
            <text:p><text:s text:c="3"/>482</text:p>
          </table:table-cell>
          <table:table-cell office:value-type="float" office:value="1717" table:style-name="ce23">
            <text:p><text:s text:c="2"/>1 717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729" table:style-name="ce23">
            <text:p><text:s text:c="3"/>729</text:p>
          </table:table-cell>
          <table:table-cell office:value-type="float" office:value="379" table:style-name="ce23">
            <text:p><text:s text:c="3"/>379</text:p>
          </table:table-cell>
          <table:table-cell office:value-type="float" office:value="732" table:style-name="ce23">
            <text:p><text:s text:c="3"/>732</text:p>
          </table:table-cell>
          <table:table-cell office:value-type="float" office:value="685" table:style-name="ce23">
            <text:p><text:s text:c="3"/>685</text:p>
          </table:table-cell>
          <table:table-cell office:value-type="float" office:value="1310" table:style-name="ce23">
            <text:p><text:s text:c="2"/>1 310</text:p>
          </table:table-cell>
          <table:table-cell office:value-type="float" office:value="1171" table:style-name="ce23">
            <text:p><text:s text:c="2"/>1 171</text:p>
          </table:table-cell>
          <table:table-cell office:value-type="float" office:value="2674" table:style-name="ce23">
            <text:p><text:s text:c="2"/>2 674</text:p>
          </table:table-cell>
          <table:table-cell office:value-type="float" office:value="783" table:style-name="ce23">
            <text:p><text:s text:c="3"/>783</text:p>
          </table:table-cell>
          <table:table-cell office:value-type="float" office:value="3934" table:style-name="ce23">
            <text:p><text:s text:c="2"/>3 934</text:p>
          </table:table-cell>
          <table:table-cell office:value-type="float" office:value="572" table:style-name="ce23">
            <text:p><text:s text:c="3"/>572</text:p>
          </table:table-cell>
          <table:table-cell office:value-type="float" office:value="600" table:style-name="ce23">
            <text:p><text:s text:c="3"/>600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2715" table:style-name="ce23">
            <text:p><text:s text:c="2"/>2 715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26" table:style-name="ce23">
            <text:p><text:s text:c="3"/>226</text:p>
          </table:table-cell>
          <table:table-cell office:value-type="float" office:value="780" table:style-name="ce23">
            <text:p><text:s text:c="3"/>780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857" table:style-name="ce23">
            <text:p><text:s text:c="3"/>857</text:p>
          </table:table-cell>
          <table:table-cell office:value-type="float" office:value="777" table:style-name="ce23">
            <text:p><text:s text:c="3"/>777</text:p>
          </table:table-cell>
          <table:table-cell office:value-type="float" office:value="302" table:style-name="ce23">
            <text:p><text:s text:c="3"/>302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834" table:style-name="ce23">
            <text:p><text:s text:c="3"/>834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979" table:style-name="ce23">
            <text:p><text:s text:c="3"/>979</text:p>
          </table:table-cell>
          <table:table-cell office:value-type="float" office:value="952" table:style-name="ce23">
            <text:p><text:s text:c="3"/>952</text:p>
          </table:table-cell>
          <table:table-cell office:value-type="float" office:value="213" table:style-name="ce23">
            <text:p><text:s text:c="3"/>213</text:p>
          </table:table-cell>
          <table:table-cell office:value-type="float" office:value="1291" table:style-name="ce23">
            <text:p><text:s text:c="2"/>1 291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33" table:style-name="ce23">
            <text:p><text:s text:c="3"/>933</text:p>
          </table:table-cell>
          <table:table-cell office:value-type="float" office:value="357" table:style-name="ce23">
            <text:p><text:s text:c="3"/>357</text:p>
          </table:table-cell>
          <table:table-cell office:value-type="float" office:value="498" table:style-name="ce23">
            <text:p><text:s text:c="3"/>498</text:p>
          </table:table-cell>
          <table:table-cell office:value-type="float" office:value="464" table:style-name="ce23">
            <text:p><text:s text:c="3"/>46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8663" table:style-name="ce23">
            <text:p><text:s text:c="2"/>58 66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5808" table:style-name="ce23">
            <text:p><text:s text:c="2"/>5 808</text:p>
          </table:table-cell>
          <table:table-cell office:value-type="float" office:value="3665" table:style-name="ce23">
            <text:p><text:s text:c="2"/>3 665</text:p>
          </table:table-cell>
          <table:table-cell office:value-type="float" office:value="317" table:style-name="ce23">
            <text:p><text:s text:c="3"/>317</text:p>
          </table:table-cell>
          <table:table-cell office:value-type="float" office:value="623" table:style-name="ce23">
            <text:p><text:s text:c="3"/>623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836" table:style-name="ce23">
            <text:p><text:s text:c="3"/>836</text:p>
          </table:table-cell>
          <table:table-cell office:value-type="float" office:value="362" table:style-name="ce23">
            <text:p><text:s text:c="3"/>362</text:p>
          </table:table-cell>
          <table:table-cell office:value-type="float" office:value="1142" table:style-name="ce23">
            <text:p><text:s text:c="2"/>1 142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2449" table:style-name="ce23">
            <text:p><text:s text:c="2"/>2 449</text:p>
          </table:table-cell>
          <table:table-cell office:value-type="float" office:value="547" table:style-name="ce23">
            <text:p><text:s text:c="3"/>547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1345" table:style-name="ce23">
            <text:p><text:s text:c="2"/>1 345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643" table:style-name="ce23">
            <text:p><text:s text:c="3"/>643</text:p>
          </table:table-cell>
          <table:table-cell office:value-type="float" office:value="1886" table:style-name="ce23">
            <text:p><text:s text:c="2"/>1 886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114" table:style-name="ce23">
            <text:p><text:s text:c="3"/>114</text:p>
          </table:table-cell>
          <table:table-cell office:value-type="float" office:value="4010" table:style-name="ce23">
            <text:p><text:s text:c="2"/>4 010</text:p>
          </table:table-cell>
          <table:table-cell office:value-type="float" office:value="559" table:style-name="ce23">
            <text:p><text:s text:c="3"/>559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227" table:style-name="ce23">
            <text:p><text:s text:c="3"/>227</text:p>
          </table:table-cell>
          <table:table-cell office:value-type="float" office:value="1834" table:style-name="ce23">
            <text:p><text:s text:c="2"/>1 834</text:p>
          </table:table-cell>
          <table:table-cell office:value-type="float" office:value="3929" table:style-name="ce23">
            <text:p><text:s text:c="2"/>3 929</text:p>
          </table:table-cell>
          <table:table-cell office:value-type="float" office:value="2883" table:style-name="ce23">
            <text:p><text:s text:c="2"/>2 883</text:p>
          </table:table-cell>
          <table:table-cell office:value-type="float" office:value="2122" table:style-name="ce23">
            <text:p><text:s text:c="2"/>2 122</text:p>
          </table:table-cell>
          <table:table-cell office:value-type="float" office:value="1191" table:style-name="ce23">
            <text:p><text:s text:c="2"/>1 191</text:p>
          </table:table-cell>
          <table:table-cell office:value-type="float" office:value="146" table:style-name="ce23">
            <text:p><text:s text:c="3"/>146</text:p>
          </table:table-cell>
          <table:table-cell office:value-type="float" office:value="537" table:style-name="ce23">
            <text:p><text:s text:c="3"/>537</text:p>
          </table:table-cell>
          <table:table-cell office:value-type="float" office:value="639" table:style-name="ce23">
            <text:p><text:s text:c="3"/>639</text:p>
          </table:table-cell>
          <table:table-cell office:value-type="float" office:value="588" table:style-name="ce23">
            <text:p><text:s text:c="3"/>588</text:p>
          </table:table-cell>
          <table:table-cell office:value-type="float" office:value="1267" table:style-name="ce23">
            <text:p><text:s text:c="2"/>1 267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342" table:style-name="ce23">
            <text:p><text:s text:c="3"/>342</text:p>
          </table:table-cell>
          <table:table-cell office:value-type="float" office:value="161" table:style-name="ce23">
            <text:p><text:s text:c="3"/>161</text:p>
          </table:table-cell>
          <table:table-cell office:value-type="float" office:value="66648" table:style-name="ce23">
            <text:p><text:s text:c="2"/>66 648</text:p>
          </table:table-cell>
          <table:table-cell office:value-type="float" office:value="2540" table:style-name="ce23">
            <text:p><text:s text:c="2"/>2 540</text:p>
          </table:table-cell>
          <table:table-cell office:value-type="float" office:value="589" table:style-name="ce23">
            <text:p><text:s text:c="3"/>589</text:p>
          </table:table-cell>
          <table:table-cell office:value-type="float" office:value="1276" table:style-name="ce23">
            <text:p><text:s text:c="2"/>1 276</text:p>
          </table:table-cell>
          <table:table-cell office:value-type="float" office:value="14351" table:style-name="ce23">
            <text:p><text:s text:c="2"/>14 351</text:p>
          </table:table-cell>
          <table:table-cell office:value-type="float" office:value="1248" table:style-name="ce23">
            <text:p><text:s text:c="2"/>1 248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850" table:style-name="ce23">
            <text:p><text:s text:c="3"/>850</text:p>
          </table:table-cell>
          <table:table-cell office:value-type="float" office:value="1034" table:style-name="ce23">
            <text:p><text:s text:c="2"/>1 034</text:p>
          </table:table-cell>
          <table:table-cell office:value-type="float" office:value="1339" table:style-name="ce23">
            <text:p><text:s text:c="2"/>1 339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355" table:style-name="ce23">
            <text:p><text:s text:c="3"/>355</text:p>
          </table:table-cell>
          <table:table-cell office:value-type="float" office:value="1832" table:style-name="ce23">
            <text:p><text:s text:c="2"/>1 832</text:p>
          </table:table-cell>
          <table:table-cell office:value-type="float" office:value="394" table:style-name="ce23">
            <text:p><text:s text:c="3"/>394</text:p>
          </table:table-cell>
          <table:table-cell office:value-type="float" office:value="2012" table:style-name="ce23">
            <text:p><text:s text:c="2"/>2 012</text:p>
          </table:table-cell>
          <table:table-cell office:value-type="float" office:value="397" table:style-name="ce23">
            <text:p><text:s text:c="3"/>397</text:p>
          </table:table-cell>
          <table:table-cell office:value-type="float" office:value="815" table:style-name="ce23">
            <text:p><text:s text:c="3"/>815</text:p>
          </table:table-cell>
          <table:table-cell office:value-type="float" office:value="263" table:style-name="ce23">
            <text:p><text:s text:c="3"/>263</text:p>
          </table:table-cell>
          <table:table-cell office:value-type="float" office:value="161" table:style-name="ce23">
            <text:p><text:s text:c="3"/>161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4930" table:style-name="ce23">
            <text:p><text:s text:c="2"/>4 930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5749" table:style-name="ce23">
            <text:p><text:s text:c="2"/>5 749</text:p>
          </table:table-cell>
          <table:table-cell office:value-type="float" office:value="1512" table:style-name="ce23">
            <text:p><text:s text:c="2"/>1 512</text:p>
          </table:table-cell>
          <table:table-cell office:value-type="float" office:value="1764" table:style-name="ce23">
            <text:p><text:s text:c="2"/>1 764</text:p>
          </table:table-cell>
          <table:table-cell office:value-type="float" office:value="1049" table:style-name="ce23">
            <text:p><text:s text:c="2"/>1 049</text:p>
          </table:table-cell>
          <table:table-cell office:value-type="float" office:value="1117" table:style-name="ce23">
            <text:p><text:s text:c="2"/>1 117</text:p>
          </table:table-cell>
          <table:table-cell office:value-type="float" office:value="714" table:style-name="ce23">
            <text:p><text:s text:c="3"/>714</text:p>
          </table:table-cell>
          <table:table-cell office:value-type="float" office:value="2771" table:style-name="ce23">
            <text:p><text:s text:c="2"/>2 77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7694" table:style-name="ce23">
            <text:p><text:s text:c="2"/>157 694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402" table:style-name="ce47">
            <text:p><text:s text:c="3"/>40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526" table:style-name="ce47">
            <text:p><text:s text:c="3"/>526</text:p>
          </table:table-cell>
          <table:table-cell office:value-type="float" office:value="350" table:style-name="ce47">
            <text:p><text:s text:c="3"/>350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470" table:style-name="ce47">
            <text:p><text:s text:c="3"/>470</text:p>
          </table:table-cell>
          <table:table-cell office:value-type="float" office:value="677" table:style-name="ce47">
            <text:p><text:s text:c="3"/>677</text:p>
          </table:table-cell>
          <table:table-cell office:value-type="float" office:value="3577" table:style-name="ce47">
            <text:p><text:s text:c="2"/>3 577</text:p>
          </table:table-cell>
          <table:table-cell office:value-type="float" office:value="1813" table:style-name="ce47">
            <text:p><text:s text:c="2"/>1 813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299" table:style-name="ce47">
            <text:p><text:s text:c="3"/>299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701" table:style-name="ce47">
            <text:p><text:s text:c="3"/>701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334" table:style-name="ce47">
            <text:p><text:s text:c="3"/>334</text:p>
          </table:table-cell>
          <table:table-cell office:value-type="float" office:value="2970" table:style-name="ce47">
            <text:p><text:s text:c="2"/>2 970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54" table:style-name="ce47">
            <text:p><text:s text:c="3"/>554</text:p>
          </table:table-cell>
          <table:table-cell office:value-type="float" office:value="269" table:style-name="ce47">
            <text:p><text:s text:c="3"/>269</text:p>
          </table:table-cell>
          <table:table-cell office:value-type="float" office:value="884" table:style-name="ce47">
            <text:p><text:s text:c="3"/>884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391" table:style-name="ce47">
            <text:p><text:s text:c="3"/>391</text:p>
          </table:table-cell>
          <table:table-cell office:value-type="float" office:value="300" table:style-name="ce47">
            <text:p><text:s text:c="3"/>300</text:p>
          </table:table-cell>
          <table:table-cell office:value-type="float" office:value="382" table:style-name="ce47">
            <text:p><text:s text:c="3"/>382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3872" table:style-name="ce47">
            <text:p><text:s text:c="2"/>3 87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9153" table:style-name="ce47">
            <text:p><text:s text:c="2"/>9 153</text:p>
          </table:table-cell>
          <table:table-cell office:value-type="float" office:value="1165" table:style-name="ce47">
            <text:p><text:s text:c="2"/>1 165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1253" table:style-name="ce47">
            <text:p><text:s text:c="2"/>1 253</text:p>
          </table:table-cell>
          <table:table-cell office:value-type="float" office:value="1172" table:style-name="ce47">
            <text:p><text:s text:c="2"/>1 172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465" table:style-name="ce47">
            <text:p><text:s text:c="2"/>1 4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510" table:style-name="ce47">
            <text:p><text:s text:c="2"/>36 51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08" table:style-name="ce23">
            <text:p><text:s text:c="3"/>208</text:p>
          </table:table-cell>
          <table:table-cell office:value-type="float" office:value="167" table:style-name="ce23">
            <text:p><text:s text:c="3"/>167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261" table:style-name="ce23">
            <text:p><text:s text:c="3"/>261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200" table:style-name="ce23">
            <text:p><text:s text:c="2"/>28 200</text:p>
          </table:table-cell>
          <table:table-cell office:value-type="float" office:value="515" table:style-name="ce23">
            <text:p><text:s text:c="3"/>515</text:p>
          </table:table-cell>
          <table:table-cell office:value-type="float" office:value="507" table:style-name="ce23">
            <text:p><text:s text:c="3"/>507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209" table:style-name="ce23">
            <text:p><text:s text:c="3"/>20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725" table:style-name="ce23">
            <text:p><text:s text:c="3"/>725</text:p>
          </table:table-cell>
          <table:table-cell office:value-type="float" office:value="355" table:style-name="ce23">
            <text:p><text:s text:c="3"/>355</text:p>
          </table:table-cell>
          <table:table-cell office:value-type="float" office:value="509" table:style-name="ce23">
            <text:p><text:s text:c="3"/>509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153" table:style-name="ce23">
            <text:p><text:s text:c="3"/>15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1753" table:style-name="ce23">
            <text:p><text:s text:c="2"/>1 75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80" table:style-name="ce23">
            <text:p><text:s text:c="2"/>3 480</text:p>
          </table:table-cell>
          <table:table-cell office:value-type="float" office:value="823" table:style-name="ce23">
            <text:p><text:s text:c="3"/>823</text:p>
          </table:table-cell>
          <table:table-cell office:value-type="float" office:value="310" table:style-name="ce23">
            <text:p><text:s text:c="3"/>310</text:p>
          </table:table-cell>
          <table:table-cell office:value-type="float" office:value="1292" table:style-name="ce23">
            <text:p><text:s text:c="2"/>1 29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70" table:style-name="ce23">
            <text:p><text:s text:c="3"/>2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1113" table:style-name="ce23">
            <text:p><text:s text:c="2"/>41 11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86" table:style-name="ce46">
            <text:p><text:s text:c="2"/>1 586</text:p>
          </table:table-cell>
          <table:table-cell office:value-type="float" office:value="687" table:style-name="ce46">
            <text:p><text:s text:c="3"/>687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36" table:style-name="ce46">
            <text:p><text:s text:c="2"/>3 536</text:p>
          </table:table-cell>
          <table:table-cell office:value-type="float" office:value="10484" table:style-name="ce46">
            <text:p><text:s text:c="2"/>10 4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5" table:style-name="ce46">
            <text:p><text:s text:c="3"/>2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0" table:style-name="ce46">
            <text:p><text:s text:c="3"/>2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1" table:style-name="ce46">
            <text:p><text:s text:c="2"/>1 0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69" table:style-name="ce46">
            <text:p><text:s text:c="2"/>7 06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280" table:style-name="ce46">
            <text:p><text:s text:c="2"/>25 28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183" table:style-name="ce46">
            <text:p><text:s text:c="2"/>1 183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940" table:style-name="ce46">
            <text:p><text:s text:c="2"/>24 94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00" table:style-name="ce46">
            <text:p><text:s text:c="2"/>3 9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1" table:style-name="ce46">
            <text:p><text:s text:c="2"/>1 061</text:p>
          </table:table-cell>
          <table:table-cell office:value-type="float" office:value="1142" table:style-name="ce46">
            <text:p><text:s text:c="2"/>1 142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598" table:style-name="ce46">
            <text:p><text:s text:c="3"/>59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28" table:style-name="ce46">
            <text:p><text:s text:c="3"/>728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537" table:style-name="ce46">
            <text:p><text:s text:c="2"/>1 537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3" table:style-name="ce46">
            <text:p><text:s text:c="2"/>1 4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612" table:style-name="ce46">
            <text:p><text:s text:c="2"/>38 61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281" table:style-name="ce46">
            <text:p><text:s text:c="2"/>2 281</text:p>
          </table:table-cell>
          <table:table-cell office:value-type="float" office:value="367" table:style-name="ce46">
            <text:p><text:s text:c="3"/>36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567" table:style-name="ce46">
            <text:p><text:s text:c="3"/>567</text:p>
          </table:table-cell>
          <table:table-cell office:value-type="float" office:value="508" table:style-name="ce46">
            <text:p><text:s text:c="3"/>508</text:p>
          </table:table-cell>
          <table:table-cell office:value-type="float" office:value="1297" table:style-name="ce46">
            <text:p><text:s text:c="2"/>1 297</text:p>
          </table:table-cell>
          <table:table-cell office:value-type="float" office:value="2372" table:style-name="ce46">
            <text:p><text:s text:c="2"/>2 372</text:p>
          </table:table-cell>
          <table:table-cell office:value-type="float" office:value="4664" table:style-name="ce46">
            <text:p><text:s text:c="2"/>4 6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671" table:style-name="ce46">
            <text:p><text:s text:c="3"/>671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1403" table:style-name="ce46">
            <text:p><text:s text:c="2"/>1 403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0" table:style-name="ce46">
            <text:p><text:s text:c="3"/>730</text:p>
          </table:table-cell>
          <table:table-cell office:value-type="float" office:value="422" table:style-name="ce46">
            <text:p><text:s text:c="3"/>422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36" table:style-name="ce46">
            <text:p><text:s text:c="2"/>18 436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4457" table:style-name="ce46">
            <text:p><text:s text:c="2"/>4 457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3232" table:style-name="ce46">
            <text:p><text:s text:c="2"/>3 232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629" table:style-name="ce46">
            <text:p><text:s text:c="3"/>629</text:p>
          </table:table-cell>
          <table:table-cell office:value-type="float" office:value="788" table:style-name="ce46">
            <text:p><text:s text:c="3"/>788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1288" table:style-name="ce46">
            <text:p><text:s text:c="2"/>1 288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643" table:style-name="ce46">
            <text:p><text:s text:c="3"/>643</text:p>
          </table:table-cell>
          <table:table-cell office:value-type="float" office:value="905" table:style-name="ce46">
            <text:p><text:s text:c="3"/>905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971" table:style-name="ce46">
            <text:p><text:s text:c="3"/>971</text:p>
          </table:table-cell>
          <table:table-cell office:value-type="float" office:value="1240" table:style-name="ce46">
            <text:p><text:s text:c="2"/>1 240</text:p>
          </table:table-cell>
          <table:table-cell office:value-type="float" office:value="928" table:style-name="ce46">
            <text:p><text:s text:c="3"/>928</text:p>
          </table:table-cell>
          <table:table-cell office:value-type="float" office:value="1032" table:style-name="ce46">
            <text:p><text:s text:c="2"/>1 032</text:p>
          </table:table-cell>
          <table:table-cell office:value-type="float" office:value="403" table:style-name="ce46">
            <text:p><text:s text:c="3"/>403</text:p>
          </table:table-cell>
          <table:table-cell office:value-type="float" office:value="1210" table:style-name="ce46">
            <text:p><text:s text:c="2"/>1 210</text:p>
          </table:table-cell>
          <table:table-cell office:value-type="float" office:value="715" table:style-name="ce46">
            <text:p><text:s text:c="3"/>715</text:p>
          </table:table-cell>
          <table:table-cell office:value-type="float" office:value="830" table:style-name="ce46">
            <text:p><text:s text:c="3"/>830</text:p>
          </table:table-cell>
          <table:table-cell office:value-type="float" office:value="2464" table:style-name="ce46">
            <text:p><text:s text:c="2"/>2 464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545" table:style-name="ce46">
            <text:p><text:s text:c="3"/>545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45" table:style-name="ce46">
            <text:p><text:s text:c="2"/>3 9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485" table:style-name="ce46">
            <text:p><text:s text:c="3"/>485</text:p>
          </table:table-cell>
          <table:table-cell office:value-type="float" office:value="3397" table:style-name="ce46">
            <text:p><text:s text:c="2"/>3 397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172" table:style-name="ce46">
            <text:p><text:s text:c="2"/>34 17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3046" table:style-name="ce46">
            <text:p><text:s text:c="2"/>3 046</text:p>
          </table:table-cell>
          <table:table-cell office:value-type="float" office:value="512" table:style-name="ce46">
            <text:p><text:s text:c="3"/>512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663" table:style-name="ce46">
            <text:p><text:s text:c="3"/>663</text:p>
          </table:table-cell>
          <table:table-cell office:value-type="float" office:value="3506" table:style-name="ce46">
            <text:p><text:s text:c="2"/>3 506</text:p>
          </table:table-cell>
          <table:table-cell office:value-type="float" office:value="1735" table:style-name="ce46">
            <text:p><text:s text:c="2"/>1 735</text:p>
          </table:table-cell>
          <table:table-cell office:value-type="float" office:value="494" table:style-name="ce46">
            <text:p><text:s text:c="3"/>494</text:p>
          </table:table-cell>
          <table:table-cell office:value-type="float" office:value="5936" table:style-name="ce46">
            <text:p><text:s text:c="2"/>5 936</text:p>
          </table:table-cell>
          <table:table-cell office:value-type="float" office:value="1576" table:style-name="ce46">
            <text:p><text:s text:c="2"/>1 576</text:p>
          </table:table-cell>
          <table:table-cell office:value-type="float" office:value="8453" table:style-name="ce46">
            <text:p><text:s text:c="2"/>8 453</text:p>
          </table:table-cell>
          <table:table-cell office:value-type="float" office:value="1873" table:style-name="ce46">
            <text:p><text:s text:c="2"/>1 873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705" table:style-name="ce46">
            <text:p><text:s text:c="3"/>705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658" table:style-name="ce46">
            <text:p><text:s text:c="3"/>658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1716" table:style-name="ce46">
            <text:p><text:s text:c="2"/>1 716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2762" table:style-name="ce46">
            <text:p><text:s text:c="2"/>2 762</text:p>
          </table:table-cell>
          <table:table-cell office:value-type="float" office:value="550" table:style-name="ce46">
            <text:p><text:s text:c="3"/>550</text:p>
          </table:table-cell>
          <table:table-cell office:value-type="float" office:value="3485" table:style-name="ce46">
            <text:p><text:s text:c="2"/>3 485</text:p>
          </table:table-cell>
          <table:table-cell office:value-type="float" office:value="1261" table:style-name="ce46">
            <text:p><text:s text:c="2"/>1 261</text:p>
          </table:table-cell>
          <table:table-cell office:value-type="float" office:value="974" table:style-name="ce46">
            <text:p><text:s text:c="3"/>974</text:p>
          </table:table-cell>
          <table:table-cell office:value-type="float" office:value="1662" table:style-name="ce46">
            <text:p><text:s text:c="2"/>1 662</text:p>
          </table:table-cell>
          <table:table-cell office:value-type="float" office:value="1774" table:style-name="ce46">
            <text:p><text:s text:c="2"/>1 774</text:p>
          </table:table-cell>
          <table:table-cell office:value-type="float" office:value="1923" table:style-name="ce46">
            <text:p><text:s text:c="2"/>1 923</text:p>
          </table:table-cell>
          <table:table-cell office:value-type="float" office:value="2876" table:style-name="ce46">
            <text:p><text:s text:c="2"/>2 876</text:p>
          </table:table-cell>
          <table:table-cell office:value-type="float" office:value="385" table:style-name="ce46">
            <text:p><text:s text:c="3"/>385</text:p>
          </table:table-cell>
          <table:table-cell office:value-type="float" office:value="1665" table:style-name="ce46">
            <text:p><text:s text:c="2"/>1 665</text:p>
          </table:table-cell>
          <table:table-cell office:value-type="float" office:value="1102" table:style-name="ce46">
            <text:p><text:s text:c="2"/>1 102</text:p>
          </table:table-cell>
          <table:table-cell office:value-type="float" office:value="927" table:style-name="ce46">
            <text:p><text:s text:c="3"/>927</text:p>
          </table:table-cell>
          <table:table-cell office:value-type="float" office:value="1315" table:style-name="ce46">
            <text:p><text:s text:c="2"/>1 315</text:p>
          </table:table-cell>
          <table:table-cell office:value-type="float" office:value="3728" table:style-name="ce46">
            <text:p><text:s text:c="2"/>3 728</text:p>
          </table:table-cell>
          <table:table-cell office:value-type="float" office:value="1093" table:style-name="ce46">
            <text:p><text:s text:c="2"/>1 093</text:p>
          </table:table-cell>
          <table:table-cell office:value-type="float" office:value="496" table:style-name="ce46">
            <text:p><text:s text:c="3"/>496</text:p>
          </table:table-cell>
          <table:table-cell office:value-type="float" office:value="1051" table:style-name="ce46">
            <text:p><text:s text:c="2"/>1 051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848" table:style-name="ce46">
            <text:p><text:s text:c="2"/>2 848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1751" table:style-name="ce46">
            <text:p><text:s text:c="2"/>1 751</text:p>
          </table:table-cell>
          <table:table-cell office:value-type="float" office:value="985" table:style-name="ce46">
            <text:p><text:s text:c="3"/>985</text:p>
          </table:table-cell>
          <table:table-cell office:value-type="float" office:value="24890" table:style-name="ce46">
            <text:p><text:s text:c="2"/>24 890</text:p>
          </table:table-cell>
          <table:table-cell office:value-type="float" office:value="23588" table:style-name="ce46">
            <text:p><text:s text:c="2"/>23 588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3066" table:style-name="ce46">
            <text:p><text:s text:c="2"/>3 066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551" table:style-name="ce46">
            <text:p><text:s text:c="3"/>551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382" table:style-name="ce46">
            <text:p><text:s text:c="3"/>38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956" table:style-name="ce46">
            <text:p><text:s text:c="3"/>956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173" table:style-name="ce46">
            <text:p><text:s text:c="2"/>123 17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213" table:style-name="ce23">
            <text:p><text:s text:c="3"/>213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65" table:style-name="ce23">
            <text:p><text:s text:c="3"/>46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160" table:style-name="ce23">
            <text:p><text:s text:c="3"/>160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31" table:style-name="ce23">
            <text:p><text:s text:c="3"/>33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528" table:style-name="ce23">
            <text:p><text:s text:c="3"/>5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1" table:style-name="ce23">
            <text:p><text:s text:c="3"/>27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743" table:style-name="ce23">
            <text:p><text:s text:c="3"/>743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2143" table:style-name="ce23">
            <text:p><text:s text:c="2"/>2 143</text:p>
          </table:table-cell>
          <table:table-cell office:value-type="float" office:value="1657" table:style-name="ce23">
            <text:p><text:s text:c="2"/>1 657</text:p>
          </table:table-cell>
          <table:table-cell office:value-type="float" office:value="840" table:style-name="ce23">
            <text:p><text:s text:c="3"/>840</text:p>
          </table:table-cell>
          <table:table-cell office:value-type="float" office:value="676" table:style-name="ce23">
            <text:p><text:s text:c="3"/>6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949" table:style-name="ce23">
            <text:p><text:s text:c="2"/>1 9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798" table:style-name="ce23">
            <text:p><text:s text:c="2"/>12 79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45" table:style-name="ce47">
            <text:p><text:s text:c="2"/>4 7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476" table:style-name="ce47">
            <text:p><text:s text:c="2"/>1 476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497" table:style-name="ce47">
            <text:p><text:s text:c="3"/>49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1294" table:style-name="ce47">
            <text:p><text:s text:c="2"/>1 294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824" table:style-name="ce47">
            <text:p><text:s text:c="3"/>824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351" table:style-name="ce47">
            <text:p><text:s text:c="3"/>351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363" table:style-name="ce47">
            <text:p><text:s text:c="3"/>363</text:p>
          </table:table-cell>
          <table:table-cell office:value-type="float" office:value="281" table:style-name="ce47">
            <text:p><text:s text:c="3"/>281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124" table:style-name="ce47">
            <text:p><text:s text:c="2"/>1 124</text:p>
          </table:table-cell>
          <table:table-cell office:value-type="float" office:value="742" table:style-name="ce47">
            <text:p><text:s text:c="3"/>742</text:p>
          </table:table-cell>
          <table:table-cell office:value-type="float" office:value="1369" table:style-name="ce47">
            <text:p><text:s text:c="2"/>1 3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733" table:style-name="ce47">
            <text:p><text:s text:c="2"/>14 73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070" table:style-name="ce47">
            <text:p><text:s text:c="2"/>1 07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260" table:style-name="ce47">
            <text:p><text:s text:c="3"/>26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433" table:style-name="ce47">
            <text:p><text:s text:c="3"/>433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656" table:style-name="ce47">
            <text:p><text:s text:c="2"/>1 656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2600" table:style-name="ce47">
            <text:p><text:s text:c="2"/>2 600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91" table:style-name="ce47">
            <text:p><text:s text:c="3"/>591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562" table:style-name="ce47">
            <text:p><text:s text:c="3"/>562</text:p>
          </table:table-cell>
          <table:table-cell office:value-type="float" office:value="2427" table:style-name="ce47">
            <text:p><text:s text:c="2"/>2 427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776" table:style-name="ce47">
            <text:p><text:s text:c="3"/>776</text:p>
          </table:table-cell>
          <table:table-cell office:value-type="float" office:value="351" table:style-name="ce47">
            <text:p><text:s text:c="3"/>351</text:p>
          </table:table-cell>
          <table:table-cell office:value-type="float" office:value="511" table:style-name="ce47">
            <text:p><text:s text:c="3"/>511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362" table:style-name="ce47">
            <text:p><text:s text:c="3"/>362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114" table:style-name="ce47">
            <text:p><text:s text:c="2"/>1 114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1721" table:style-name="ce47">
            <text:p><text:s text:c="2"/>1 721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8071" table:style-name="ce47">
            <text:p><text:s text:c="2"/>8 0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298" table:style-name="ce47">
            <text:p><text:s text:c="2"/>27 29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672" table:style-name="ce47">
            <text:p><text:s text:c="3"/>672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050" table:style-name="ce47">
            <text:p><text:s text:c="2"/>2 050</text:p>
          </table:table-cell>
          <table:table-cell office:value-type="float" office:value="2056" table:style-name="ce47">
            <text:p><text:s text:c="2"/>2 056</text:p>
          </table:table-cell>
          <table:table-cell office:value-type="float" office:value="776" table:style-name="ce47">
            <text:p><text:s text:c="3"/>776</text:p>
          </table:table-cell>
          <table:table-cell office:value-type="float" office:value="2098" table:style-name="ce47">
            <text:p><text:s text:c="2"/>2 098</text:p>
          </table:table-cell>
          <table:table-cell office:value-type="float" office:value="2115" table:style-name="ce47">
            <text:p><text:s text:c="2"/>2 115</text:p>
          </table:table-cell>
          <table:table-cell office:value-type="float" office:value="2931" table:style-name="ce47">
            <text:p><text:s text:c="2"/>2 931</text:p>
          </table:table-cell>
          <table:table-cell office:value-type="float" office:value="1766" table:style-name="ce47">
            <text:p><text:s text:c="2"/>1 766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748" table:style-name="ce47">
            <text:p><text:s text:c="3"/>748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424" table:style-name="ce47">
            <text:p><text:s text:c="3"/>424</text:p>
          </table:table-cell>
          <table:table-cell office:value-type="float" office:value="556" table:style-name="ce47">
            <text:p><text:s text:c="3"/>556</text:p>
          </table:table-cell>
          <table:table-cell office:value-type="float" office:value="874" table:style-name="ce47">
            <text:p><text:s text:c="3"/>874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332" table:style-name="ce47">
            <text:p><text:s text:c="3"/>332</text:p>
          </table:table-cell>
          <table:table-cell office:value-type="float" office:value="433" table:style-name="ce47">
            <text:p><text:s text:c="3"/>433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2066" table:style-name="ce47">
            <text:p><text:s text:c="2"/>2 066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830" table:style-name="ce47">
            <text:p><text:s text:c="3"/>830</text:p>
          </table:table-cell>
          <table:table-cell office:value-type="float" office:value="641" table:style-name="ce47">
            <text:p><text:s text:c="3"/>641</text:p>
          </table:table-cell>
          <table:table-cell office:value-type="float" office:value="750" table:style-name="ce47">
            <text:p><text:s text:c="3"/>750</text:p>
          </table:table-cell>
          <table:table-cell office:value-type="float" office:value="309" table:style-name="ce47">
            <text:p><text:s text:c="3"/>309</text:p>
          </table:table-cell>
          <table:table-cell office:value-type="float" office:value="3978" table:style-name="ce47">
            <text:p><text:s text:c="2"/>3 978</text:p>
          </table:table-cell>
          <table:table-cell office:value-type="float" office:value="582" table:style-name="ce47">
            <text:p><text:s text:c="3"/>582</text:p>
          </table:table-cell>
          <table:table-cell office:value-type="float" office:value="359" table:style-name="ce47">
            <text:p><text:s text:c="3"/>359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22" table:style-name="ce47">
            <text:p><text:s text:c="3"/>322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7791" table:style-name="ce47">
            <text:p><text:s text:c="2"/>7 791</text:p>
          </table:table-cell>
          <table:table-cell office:value-type="float" office:value="6670" table:style-name="ce47">
            <text:p><text:s text:c="2"/>6 670</text:p>
          </table:table-cell>
          <table:table-cell office:value-type="float" office:value="3060" table:style-name="ce47">
            <text:p><text:s text:c="2"/>3 060</text:p>
          </table:table-cell>
          <table:table-cell office:value-type="float" office:value="3825" table:style-name="ce47">
            <text:p><text:s text:c="2"/>3 825</text:p>
          </table:table-cell>
          <table:table-cell office:value-type="float" office:value="2531" table:style-name="ce47">
            <text:p><text:s text:c="2"/>2 53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488" table:style-name="ce47">
            <text:p><text:s text:c="2"/>1 488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52" table:style-name="ce47">
            <text:p><text:s text:c="3"/>9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300" table:style-name="ce47">
            <text:p><text:s text:c="2"/>57 3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94" table:style-name="ce47">
            <text:p><text:s text:c="3"/>394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51" table:style-name="ce47">
            <text:p><text:s text:c="3"/>351</text:p>
          </table:table-cell>
          <table:table-cell office:value-type="float" office:value="412" table:style-name="ce47">
            <text:p><text:s text:c="3"/>412</text:p>
          </table:table-cell>
          <table:table-cell office:value-type="float" office:value="2975" table:style-name="ce47">
            <text:p><text:s text:c="2"/>2 975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012" table:style-name="ce47">
            <text:p><text:s text:c="2"/>1 012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475" table:style-name="ce47">
            <text:p><text:s text:c="3"/>475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4008" table:style-name="ce47">
            <text:p><text:s text:c="2"/>4 008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512" table:style-name="ce47">
            <text:p><text:s text:c="3"/>512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739" table:style-name="ce47">
            <text:p><text:s text:c="2"/>1 739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317" table:style-name="ce47">
            <text:p><text:s text:c="3"/>317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073" table:style-name="ce47">
            <text:p><text:s text:c="2"/>17 07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445" table:style-name="ce46">
            <text:p><text:s text:c="3"/>445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831" table:style-name="ce46">
            <text:p><text:s text:c="2"/>1 831</text:p>
          </table:table-cell>
          <table:table-cell office:value-type="float" office:value="479" table:style-name="ce46">
            <text:p><text:s text:c="3"/>479</text:p>
          </table:table-cell>
          <table:table-cell office:value-type="float" office:value="2868" table:style-name="ce46">
            <text:p><text:s text:c="2"/>2 868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492" table:style-name="ce46">
            <text:p><text:s text:c="3"/>492</text:p>
          </table:table-cell>
          <table:table-cell office:value-type="float" office:value="1151" table:style-name="ce46">
            <text:p><text:s text:c="2"/>1 151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2356" table:style-name="ce46">
            <text:p><text:s text:c="2"/>2 356</text:p>
          </table:table-cell>
          <table:table-cell office:value-type="float" office:value="352" table:style-name="ce46">
            <text:p><text:s text:c="3"/>352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382" table:style-name="ce46">
            <text:p><text:s text:c="3"/>3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7753" table:style-name="ce46">
            <text:p><text:s text:c="2"/>7 7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651" table:style-name="ce46">
            <text:p><text:s text:c="2"/>24 65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357" table:style-name="ce46">
            <text:p><text:s text:c="3"/>357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379" table:style-name="ce46">
            <text:p><text:s text:c="3"/>37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7" table:style-name="ce46">
            <text:p><text:s text:c="3"/>707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701" table:style-name="ce46">
            <text:p><text:s text:c="2"/>2 701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990" table:style-name="ce46">
            <text:p><text:s text:c="3"/>99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52" table:style-name="ce46">
            <text:p><text:s text:c="2"/>1 15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341" table:style-name="ce46">
            <text:p><text:s text:c="2"/>8 341</text:p>
          </table:table-cell>
          <table:table-cell office:value-type="float" office:value="1289" table:style-name="ce46">
            <text:p><text:s text:c="2"/>1 289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3926" table:style-name="ce46">
            <text:p><text:s text:c="2"/>3 926</text:p>
          </table:table-cell>
          <table:table-cell office:value-type="float" office:value="2164" table:style-name="ce46">
            <text:p><text:s text:c="2"/>2 164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7689" table:style-name="ce46">
            <text:p><text:s text:c="2"/>7 6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762" table:style-name="ce46">
            <text:p><text:s text:c="2"/>31 76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489" table:style-name="ce46">
            <text:p><text:s text:c="2"/>2 489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357" table:style-name="ce46">
            <text:p><text:s text:c="3"/>357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3390" table:style-name="ce46">
            <text:p><text:s text:c="2"/>3 39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2" table:style-name="ce46">
            <text:p><text:s text:c="3"/>752</text:p>
          </table:table-cell>
          <table:table-cell office:value-type="float" office:value="3125" table:style-name="ce46">
            <text:p><text:s text:c="2"/>3 125</text:p>
          </table:table-cell>
          <table:table-cell office:value-type="float" office:value="2154" table:style-name="ce46">
            <text:p><text:s text:c="2"/>2 154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895" table:style-name="ce46">
            <text:p><text:s text:c="2"/>13 895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298" table:style-name="ce46">
            <text:p><text:s text:c="2"/>4 298</text:p>
          </table:table-cell>
          <table:table-cell office:value-type="float" office:value="4393" table:style-name="ce46">
            <text:p><text:s text:c="2"/>4 39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244" table:style-name="ce46">
            <text:p><text:s text:c="2"/>29 2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051" table:style-name="ce46">
            <text:p><text:s text:c="2"/>38 05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452" table:style-name="ce46">
            <text:p><text:s text:c="3"/>452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656" table:style-name="ce46">
            <text:p><text:s text:c="3"/>656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1372" table:style-name="ce46">
            <text:p><text:s text:c="2"/>1 372</text:p>
          </table:table-cell>
          <table:table-cell office:value-type="float" office:value="380" table:style-name="ce46">
            <text:p><text:s text:c="3"/>38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687" table:style-name="ce46">
            <text:p><text:s text:c="3"/>687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364" table:style-name="ce46">
            <text:p><text:s text:c="3"/>364</text:p>
          </table:table-cell>
          <table:table-cell office:value-type="float" office:value="441" table:style-name="ce46">
            <text:p><text:s text:c="3"/>441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388" table:style-name="ce46">
            <text:p><text:s text:c="3"/>388</text:p>
          </table:table-cell>
          <table:table-cell office:value-type="float" office:value="558" table:style-name="ce46">
            <text:p><text:s text:c="3"/>558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495" table:style-name="ce46">
            <text:p><text:s text:c="3"/>495</text:p>
          </table:table-cell>
          <table:table-cell office:value-type="float" office:value="874" table:style-name="ce46">
            <text:p><text:s text:c="3"/>874</text:p>
          </table:table-cell>
          <table:table-cell office:value-type="float" office:value="513" table:style-name="ce46">
            <text:p><text:s text:c="3"/>513</text:p>
          </table:table-cell>
          <table:table-cell office:value-type="float" office:value="624" table:style-name="ce46">
            <text:p><text:s text:c="3"/>624</text:p>
          </table:table-cell>
          <table:table-cell office:value-type="float" office:value="1923" table:style-name="ce46">
            <text:p><text:s text:c="2"/>1 923</text:p>
          </table:table-cell>
          <table:table-cell office:value-type="float" office:value="1560" table:style-name="ce46">
            <text:p><text:s text:c="2"/>1 560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434" table:style-name="ce46">
            <text:p><text:s text:c="3"/>434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1704" table:style-name="ce46">
            <text:p><text:s text:c="2"/>1 704</text:p>
          </table:table-cell>
          <table:table-cell office:value-type="float" office:value="1407" table:style-name="ce46">
            <text:p><text:s text:c="2"/>1 407</text:p>
          </table:table-cell>
          <table:table-cell office:value-type="float" office:value="6780" table:style-name="ce46">
            <text:p><text:s text:c="2"/>6 780</text:p>
          </table:table-cell>
          <table:table-cell office:value-type="float" office:value="1010" table:style-name="ce46">
            <text:p><text:s text:c="2"/>1 01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773" table:style-name="ce46">
            <text:p><text:s text:c="3"/>773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685" table:style-name="ce46">
            <text:p><text:s text:c="3"/>685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29264" table:style-name="ce46">
            <text:p><text:s text:c="2"/>29 264</text:p>
          </table:table-cell>
          <table:table-cell office:value-type="float" office:value="1444" table:style-name="ce46">
            <text:p><text:s text:c="2"/>1 444</text:p>
          </table:table-cell>
          <table:table-cell office:value-type="float" office:value="11086" table:style-name="ce46">
            <text:p><text:s text:c="2"/>11 086</text:p>
          </table:table-cell>
          <table:table-cell office:value-type="float" office:value="681" table:style-name="ce46">
            <text:p><text:s text:c="3"/>681</text:p>
          </table:table-cell>
          <table:table-cell office:value-type="float" office:value="2735" table:style-name="ce46">
            <text:p><text:s text:c="2"/>2 735</text:p>
          </table:table-cell>
          <table:table-cell office:value-type="float" office:value="499" table:style-name="ce46">
            <text:p><text:s text:c="3"/>499</text:p>
          </table:table-cell>
          <table:table-cell office:value-type="float" office:value="2093" table:style-name="ce46">
            <text:p><text:s text:c="2"/>2 093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2020" table:style-name="ce46">
            <text:p><text:s text:c="2"/>2 020</text:p>
          </table:table-cell>
          <table:table-cell office:value-type="float" office:value="303" table:style-name="ce46">
            <text:p><text:s text:c="3"/>303</text:p>
          </table:table-cell>
          <table:table-cell office:value-type="float" office:value="5067" table:style-name="ce46">
            <text:p><text:s text:c="2"/>5 067</text:p>
          </table:table-cell>
          <table:table-cell office:value-type="float" office:value="938" table:style-name="ce46">
            <text:p><text:s text:c="3"/>938</text:p>
          </table:table-cell>
          <table:table-cell office:value-type="float" office:value="1254" table:style-name="ce46">
            <text:p><text:s text:c="2"/>1 254</text:p>
          </table:table-cell>
          <table:table-cell office:value-type="float" office:value="432" table:style-name="ce46">
            <text:p><text:s text:c="3"/>432</text:p>
          </table:table-cell>
          <table:table-cell office:value-type="float" office:value="973" table:style-name="ce46">
            <text:p><text:s text:c="3"/>973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1924" table:style-name="ce46">
            <text:p><text:s text:c="2"/>1 9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708" table:style-name="ce46">
            <text:p><text:s text:c="2"/>89 70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608" table:style-name="ce47">
            <text:p><text:s text:c="3"/>608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893" table:style-name="ce47">
            <text:p><text:s text:c="3"/>893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829" table:style-name="ce47">
            <text:p><text:s text:c="3"/>829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476" table:style-name="ce47">
            <text:p><text:s text:c="3"/>476</text:p>
          </table:table-cell>
          <table:table-cell office:value-type="float" office:value="384" table:style-name="ce47">
            <text:p><text:s text:c="3"/>384</text:p>
          </table:table-cell>
          <table:table-cell office:value-type="float" office:value="5732" table:style-name="ce47">
            <text:p><text:s text:c="2"/>5 732</text:p>
          </table:table-cell>
          <table:table-cell office:value-type="float" office:value="659" table:style-name="ce47">
            <text:p><text:s text:c="3"/>65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75" table:style-name="ce47">
            <text:p><text:s text:c="3"/>575</text:p>
          </table:table-cell>
          <table:table-cell office:value-type="float" office:value="769" table:style-name="ce47">
            <text:p><text:s text:c="3"/>769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555" table:style-name="ce47">
            <text:p><text:s text:c="3"/>555</text:p>
          </table:table-cell>
          <table:table-cell office:value-type="float" office:value="855" table:style-name="ce47">
            <text:p><text:s text:c="3"/>855</text:p>
          </table:table-cell>
          <table:table-cell office:value-type="float" office:value="2780" table:style-name="ce47">
            <text:p><text:s text:c="2"/>2 780</text:p>
          </table:table-cell>
          <table:table-cell office:value-type="float" office:value="5509" table:style-name="ce47">
            <text:p><text:s text:c="2"/>5 509</text:p>
          </table:table-cell>
          <table:table-cell office:value-type="float" office:value="12392" table:style-name="ce47">
            <text:p><text:s text:c="2"/>12 392</text:p>
          </table:table-cell>
          <table:table-cell office:value-type="float" office:value="275" table:style-name="ce47">
            <text:p><text:s text:c="3"/>275</text:p>
          </table:table-cell>
          <table:table-cell office:value-type="float" office:value="1797" table:style-name="ce47">
            <text:p><text:s text:c="2"/>1 797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3043" table:style-name="ce47">
            <text:p><text:s text:c="2"/>3 043</text:p>
          </table:table-cell>
          <table:table-cell office:value-type="float" office:value="308" table:style-name="ce47">
            <text:p><text:s text:c="3"/>308</text:p>
          </table:table-cell>
          <table:table-cell office:value-type="float" office:value="767" table:style-name="ce47">
            <text:p><text:s text:c="3"/>767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8942" table:style-name="ce47">
            <text:p><text:s text:c="2"/>8 942</text:p>
          </table:table-cell>
          <table:table-cell office:value-type="float" office:value="1039" table:style-name="ce47">
            <text:p><text:s text:c="2"/>1 039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1779" table:style-name="ce47">
            <text:p><text:s text:c="2"/>1 7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1108" table:style-name="ce47">
            <text:p><text:s text:c="2"/>1 1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989" table:style-name="ce47">
            <text:p><text:s text:c="2"/>55 98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4888" table:style-name="ce47">
            <text:p><text:s text:c="2"/>4 888</text:p>
          </table:table-cell>
          <table:table-cell office:value-type="float" office:value="1720" table:style-name="ce47">
            <text:p><text:s text:c="2"/>1 720</text:p>
          </table:table-cell>
          <table:table-cell office:value-type="float" office:value="393" table:style-name="ce47">
            <text:p><text:s text:c="3"/>393</text:p>
          </table:table-cell>
          <table:table-cell office:value-type="float" office:value="628" table:style-name="ce47">
            <text:p><text:s text:c="3"/>628</text:p>
          </table:table-cell>
          <table:table-cell office:value-type="float" office:value="3902" table:style-name="ce47">
            <text:p><text:s text:c="2"/>3 902</text:p>
          </table:table-cell>
          <table:table-cell office:value-type="float" office:value="1951" table:style-name="ce47">
            <text:p><text:s text:c="2"/>1 951</text:p>
          </table:table-cell>
          <table:table-cell office:value-type="float" office:value="395" table:style-name="ce47">
            <text:p><text:s text:c="3"/>395</text:p>
          </table:table-cell>
          <table:table-cell office:value-type="float" office:value="4532" table:style-name="ce47">
            <text:p><text:s text:c="2"/>4 532</text:p>
          </table:table-cell>
          <table:table-cell office:value-type="float" office:value="1569" table:style-name="ce47">
            <text:p><text:s text:c="2"/>1 569</text:p>
          </table:table-cell>
          <table:table-cell office:value-type="float" office:value="4423" table:style-name="ce47">
            <text:p><text:s text:c="2"/>4 423</text:p>
          </table:table-cell>
          <table:table-cell office:value-type="float" office:value="1299" table:style-name="ce47">
            <text:p><text:s text:c="2"/>1 299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832" table:style-name="ce47">
            <text:p><text:s text:c="3"/>832</text:p>
          </table:table-cell>
          <table:table-cell office:value-type="float" office:value="978" table:style-name="ce47">
            <text:p><text:s text:c="3"/>978</text:p>
          </table:table-cell>
          <table:table-cell office:value-type="float" office:value="750" table:style-name="ce47">
            <text:p><text:s text:c="3"/>750</text:p>
          </table:table-cell>
          <table:table-cell office:value-type="float" office:value="495" table:style-name="ce47">
            <text:p><text:s text:c="3"/>495</text:p>
          </table:table-cell>
          <table:table-cell office:value-type="float" office:value="1790" table:style-name="ce47">
            <text:p><text:s text:c="2"/>1 790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2980" table:style-name="ce47">
            <text:p><text:s text:c="2"/>2 980</text:p>
          </table:table-cell>
          <table:table-cell office:value-type="float" office:value="807" table:style-name="ce47">
            <text:p><text:s text:c="3"/>807</text:p>
          </table:table-cell>
          <table:table-cell office:value-type="float" office:value="3270" table:style-name="ce47">
            <text:p><text:s text:c="2"/>3 270</text:p>
          </table:table-cell>
          <table:table-cell office:value-type="float" office:value="1287" table:style-name="ce47">
            <text:p><text:s text:c="2"/>1 287</text:p>
          </table:table-cell>
          <table:table-cell office:value-type="float" office:value="719" table:style-name="ce47">
            <text:p><text:s text:c="3"/>719</text:p>
          </table:table-cell>
          <table:table-cell office:value-type="float" office:value="839" table:style-name="ce47">
            <text:p><text:s text:c="3"/>839</text:p>
          </table:table-cell>
          <table:table-cell office:value-type="float" office:value="1770" table:style-name="ce47">
            <text:p><text:s text:c="2"/>1 770</text:p>
          </table:table-cell>
          <table:table-cell office:value-type="float" office:value="2088" table:style-name="ce47">
            <text:p><text:s text:c="2"/>2 088</text:p>
          </table:table-cell>
          <table:table-cell office:value-type="float" office:value="2601" table:style-name="ce47">
            <text:p><text:s text:c="2"/>2 601</text:p>
          </table:table-cell>
          <table:table-cell office:value-type="float" office:value="1072" table:style-name="ce47">
            <text:p><text:s text:c="2"/>1 072</text:p>
          </table:table-cell>
          <table:table-cell office:value-type="float" office:value="1700" table:style-name="ce47">
            <text:p><text:s text:c="2"/>1 700</text:p>
          </table:table-cell>
          <table:table-cell office:value-type="float" office:value="1609" table:style-name="ce47">
            <text:p><text:s text:c="2"/>1 609</text:p>
          </table:table-cell>
          <table:table-cell office:value-type="float" office:value="1447" table:style-name="ce47">
            <text:p><text:s text:c="2"/>1 447</text:p>
          </table:table-cell>
          <table:table-cell office:value-type="float" office:value="2421" table:style-name="ce47">
            <text:p><text:s text:c="2"/>2 421</text:p>
          </table:table-cell>
          <table:table-cell office:value-type="float" office:value="3931" table:style-name="ce47">
            <text:p><text:s text:c="2"/>3 931</text:p>
          </table:table-cell>
          <table:table-cell office:value-type="float" office:value="1409" table:style-name="ce47">
            <text:p><text:s text:c="2"/>1 409</text:p>
          </table:table-cell>
          <table:table-cell office:value-type="float" office:value="985" table:style-name="ce47">
            <text:p><text:s text:c="3"/>985</text:p>
          </table:table-cell>
          <table:table-cell office:value-type="float" office:value="1006" table:style-name="ce47">
            <text:p><text:s text:c="2"/>1 006</text:p>
          </table:table-cell>
          <table:table-cell office:value-type="float" office:value="591" table:style-name="ce47">
            <text:p><text:s text:c="3"/>591</text:p>
          </table:table-cell>
          <table:table-cell office:value-type="float" office:value="5110" table:style-name="ce47">
            <text:p><text:s text:c="2"/>5 110</text:p>
          </table:table-cell>
          <table:table-cell office:value-type="float" office:value="1087" table:style-name="ce47">
            <text:p><text:s text:c="2"/>1 087</text:p>
          </table:table-cell>
          <table:table-cell office:value-type="float" office:value="9511" table:style-name="ce47">
            <text:p><text:s text:c="2"/>9 511</text:p>
          </table:table-cell>
          <table:table-cell office:value-type="float" office:value="2634" table:style-name="ce47">
            <text:p><text:s text:c="2"/>2 634</text:p>
          </table:table-cell>
          <table:table-cell office:value-type="float" office:value="22267" table:style-name="ce47">
            <text:p><text:s text:c="2"/>22 267</text:p>
          </table:table-cell>
          <table:table-cell office:value-type="float" office:value="7587" table:style-name="ce47">
            <text:p><text:s text:c="2"/>7 587</text:p>
          </table:table-cell>
          <table:table-cell office:value-type="float" office:value="436" table:style-name="ce47">
            <text:p><text:s text:c="3"/>436</text:p>
          </table:table-cell>
          <table:table-cell office:value-type="float" office:value="1144" table:style-name="ce47">
            <text:p><text:s text:c="2"/>1 144</text:p>
          </table:table-cell>
          <table:table-cell office:value-type="float" office:value="2685" table:style-name="ce47">
            <text:p><text:s text:c="2"/>2 685</text:p>
          </table:table-cell>
          <table:table-cell office:value-type="float" office:value="482" table:style-name="ce47">
            <text:p><text:s text:c="3"/>482</text:p>
          </table:table-cell>
          <table:table-cell office:value-type="float" office:value="2507" table:style-name="ce47">
            <text:p><text:s text:c="2"/>2 507</text:p>
          </table:table-cell>
          <table:table-cell office:value-type="float" office:value="504" table:style-name="ce47">
            <text:p><text:s text:c="3"/>504</text:p>
          </table:table-cell>
          <table:table-cell office:value-type="float" office:value="842" table:style-name="ce47">
            <text:p><text:s text:c="3"/>842</text:p>
          </table:table-cell>
          <table:table-cell office:value-type="float" office:value="5766" table:style-name="ce47">
            <text:p><text:s text:c="2"/>5 766</text:p>
          </table:table-cell>
          <table:table-cell office:value-type="float" office:value="1866" table:style-name="ce47">
            <text:p><text:s text:c="2"/>1 866</text:p>
          </table:table-cell>
          <table:table-cell office:value-type="float" office:value="60284" table:style-name="ce47">
            <text:p><text:s text:c="2"/>60 284</text:p>
          </table:table-cell>
          <table:table-cell office:value-type="float" office:value="18288" table:style-name="ce47">
            <text:p><text:s text:c="2"/>18 288</text:p>
          </table:table-cell>
          <table:table-cell office:value-type="float" office:value="3507" table:style-name="ce47">
            <text:p><text:s text:c="2"/>3 507</text:p>
          </table:table-cell>
          <table:table-cell office:value-type="float" office:value="1417" table:style-name="ce47">
            <text:p><text:s text:c="2"/>1 417</text:p>
          </table:table-cell>
          <table:table-cell office:value-type="float" office:value="640" table:style-name="ce47">
            <text:p><text:s text:c="3"/>640</text:p>
          </table:table-cell>
          <table:table-cell office:value-type="float" office:value="1276" table:style-name="ce47">
            <text:p><text:s text:c="2"/>1 276</text:p>
          </table:table-cell>
          <table:table-cell office:value-type="float" office:value="3943" table:style-name="ce47">
            <text:p><text:s text:c="2"/>3 943</text:p>
          </table:table-cell>
          <table:table-cell office:value-type="float" office:value="816" table:style-name="ce47">
            <text:p><text:s text:c="3"/>816</text:p>
          </table:table-cell>
          <table:table-cell office:value-type="float" office:value="46257" table:style-name="ce47">
            <text:p><text:s text:c="2"/>46 257</text:p>
          </table:table-cell>
          <table:table-cell office:value-type="float" office:value="405" table:style-name="ce47">
            <text:p><text:s text:c="3"/>405</text:p>
          </table:table-cell>
          <table:table-cell office:value-type="float" office:value="1241" table:style-name="ce47">
            <text:p><text:s text:c="2"/>1 241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3450" table:style-name="ce47">
            <text:p><text:s text:c="2"/>3 450</text:p>
          </table:table-cell>
          <table:table-cell office:value-type="float" office:value="683" table:style-name="ce47">
            <text:p><text:s text:c="3"/>683</text:p>
          </table:table-cell>
          <table:table-cell office:value-type="float" office:value="2066" table:style-name="ce47">
            <text:p><text:s text:c="2"/>2 0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2819" table:style-name="ce47">
            <text:p><text:s text:c="2"/>272 81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481" table:style-name="ce47">
            <text:p><text:s text:c="3"/>481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410" table:style-name="ce47">
            <text:p><text:s text:c="3"/>41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86" table:style-name="ce47">
            <text:p><text:s text:c="3"/>286</text:p>
          </table:table-cell>
          <table:table-cell office:value-type="float" office:value="357" table:style-name="ce47">
            <text:p><text:s text:c="3"/>357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346" table:style-name="ce47">
            <text:p><text:s text:c="3"/>346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219" table:style-name="ce47">
            <text:p><text:s text:c="3"/>219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230" table:style-name="ce47">
            <text:p><text:s text:c="3"/>23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881" table:style-name="ce47">
            <text:p><text:s text:c="3"/>881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1469" table:style-name="ce47">
            <text:p><text:s text:c="2"/>1 469</text:p>
          </table:table-cell>
          <table:table-cell office:value-type="float" office:value="3674" table:style-name="ce47">
            <text:p><text:s text:c="2"/>3 674</text:p>
          </table:table-cell>
          <table:table-cell office:value-type="float" office:value="30245" table:style-name="ce47">
            <text:p><text:s text:c="2"/>30 245</text:p>
          </table:table-cell>
          <table:table-cell office:value-type="float" office:value="1063" table:style-name="ce47">
            <text:p><text:s text:c="2"/>1 063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2012" table:style-name="ce47">
            <text:p><text:s text:c="2"/>2 012</text:p>
          </table:table-cell>
          <table:table-cell office:value-type="float" office:value="1017" table:style-name="ce47">
            <text:p><text:s text:c="2"/>1 017</text:p>
          </table:table-cell>
          <table:table-cell office:value-type="float" office:value="4007" table:style-name="ce47">
            <text:p><text:s text:c="2"/>4 007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514" table:style-name="ce47">
            <text:p><text:s text:c="3"/>514</text:p>
          </table:table-cell>
          <table:table-cell office:value-type="float" office:value="2762" table:style-name="ce47">
            <text:p><text:s text:c="2"/>2 762</text:p>
          </table:table-cell>
          <table:table-cell office:value-type="float" office:value="1230" table:style-name="ce47">
            <text:p><text:s text:c="2"/>1 230</text:p>
          </table:table-cell>
          <table:table-cell office:value-type="float" office:value="5971" table:style-name="ce47">
            <text:p><text:s text:c="2"/>5 971</text:p>
          </table:table-cell>
          <table:table-cell office:value-type="float" office:value="1829" table:style-name="ce47">
            <text:p><text:s text:c="2"/>1 829</text:p>
          </table:table-cell>
          <table:table-cell office:value-type="float" office:value="3976" table:style-name="ce47">
            <text:p><text:s text:c="2"/>3 976</text:p>
          </table:table-cell>
          <table:table-cell office:value-type="float" office:value="889" table:style-name="ce47">
            <text:p><text:s text:c="3"/>889</text:p>
          </table:table-cell>
          <table:table-cell office:value-type="float" office:value="849" table:style-name="ce47">
            <text:p><text:s text:c="3"/>849</text:p>
          </table:table-cell>
          <table:table-cell office:value-type="float" office:value="1003" table:style-name="ce47">
            <text:p><text:s text:c="2"/>1 003</text:p>
          </table:table-cell>
          <table:table-cell office:value-type="float" office:value="2837" table:style-name="ce47">
            <text:p><text:s text:c="2"/>2 837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2105" table:style-name="ce47">
            <text:p><text:s text:c="2"/>2 105</text:p>
          </table:table-cell>
          <table:table-cell office:value-type="float" office:value="538" table:style-name="ce47">
            <text:p><text:s text:c="3"/>538</text:p>
          </table:table-cell>
          <table:table-cell office:value-type="float" office:value="3429" table:style-name="ce47">
            <text:p><text:s text:c="2"/>3 429</text:p>
          </table:table-cell>
          <table:table-cell office:value-type="float" office:value="369" table:style-name="ce47">
            <text:p><text:s text:c="3"/>369</text:p>
          </table:table-cell>
          <table:table-cell office:value-type="float" office:value="1412" table:style-name="ce47">
            <text:p><text:s text:c="2"/>1 412</text:p>
          </table:table-cell>
          <table:table-cell office:value-type="float" office:value="3449" table:style-name="ce47">
            <text:p><text:s text:c="2"/>3 449</text:p>
          </table:table-cell>
          <table:table-cell office:value-type="float" office:value="2465" table:style-name="ce47">
            <text:p><text:s text:c="2"/>2 4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317" table:style-name="ce47">
            <text:p><text:s text:c="2"/>86 317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447" table:style-name="ce47">
            <text:p><text:s text:c="3"/>447</text:p>
          </table:table-cell>
          <table:table-cell office:value-type="float" office:value="6590" table:style-name="ce47">
            <text:p><text:s text:c="2"/>6 590</text:p>
          </table:table-cell>
          <table:table-cell office:value-type="float" office:value="1547" table:style-name="ce47">
            <text:p><text:s text:c="2"/>1 547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2841" table:style-name="ce47">
            <text:p><text:s text:c="2"/>2 841</text:p>
          </table:table-cell>
          <table:table-cell office:value-type="float" office:value="803" table:style-name="ce47">
            <text:p><text:s text:c="3"/>803</text:p>
          </table:table-cell>
          <table:table-cell office:value-type="float" office:value="5676" table:style-name="ce47">
            <text:p><text:s text:c="2"/>5 676</text:p>
          </table:table-cell>
          <table:table-cell office:value-type="float" office:value="1759" table:style-name="ce47">
            <text:p><text:s text:c="2"/>1 759</text:p>
          </table:table-cell>
          <table:table-cell office:value-type="float" office:value="651" table:style-name="ce47">
            <text:p><text:s text:c="3"/>651</text:p>
          </table:table-cell>
          <table:table-cell office:value-type="float" office:value="300" table:style-name="ce47">
            <text:p><text:s text:c="3"/>300</text:p>
          </table:table-cell>
          <table:table-cell office:value-type="float" office:value="272" table:style-name="ce47">
            <text:p><text:s text:c="3"/>272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220" table:style-name="ce47">
            <text:p><text:s text:c="3"/>220</text:p>
          </table:table-cell>
          <table:table-cell office:value-type="float" office:value="1731" table:style-name="ce47">
            <text:p><text:s text:c="2"/>1 731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4125" table:style-name="ce47">
            <text:p><text:s text:c="2"/>4 125</text:p>
          </table:table-cell>
          <table:table-cell office:value-type="float" office:value="462" table:style-name="ce47">
            <text:p><text:s text:c="3"/>462</text:p>
          </table:table-cell>
          <table:table-cell office:value-type="float" office:value="2470" table:style-name="ce47">
            <text:p><text:s text:c="2"/>2 470</text:p>
          </table:table-cell>
          <table:table-cell office:value-type="float" office:value="2561" table:style-name="ce47">
            <text:p><text:s text:c="2"/>2 561</text:p>
          </table:table-cell>
          <table:table-cell office:value-type="float" office:value="984" table:style-name="ce47">
            <text:p><text:s text:c="3"/>984</text:p>
          </table:table-cell>
          <table:table-cell office:value-type="float" office:value="3376" table:style-name="ce47">
            <text:p><text:s text:c="2"/>3 376</text:p>
          </table:table-cell>
          <table:table-cell office:value-type="float" office:value="1360" table:style-name="ce47">
            <text:p><text:s text:c="2"/>1 360</text:p>
          </table:table-cell>
          <table:table-cell office:value-type="float" office:value="1959" table:style-name="ce47">
            <text:p><text:s text:c="2"/>1 959</text:p>
          </table:table-cell>
          <table:table-cell office:value-type="float" office:value="1452" table:style-name="ce47">
            <text:p><text:s text:c="2"/>1 452</text:p>
          </table:table-cell>
          <table:table-cell office:value-type="float" office:value="707" table:style-name="ce47">
            <text:p><text:s text:c="3"/>707</text:p>
          </table:table-cell>
          <table:table-cell office:value-type="float" office:value="716" table:style-name="ce47">
            <text:p><text:s text:c="3"/>716</text:p>
          </table:table-cell>
          <table:table-cell office:value-type="float" office:value="2474" table:style-name="ce47">
            <text:p><text:s text:c="2"/>2 474</text:p>
          </table:table-cell>
          <table:table-cell office:value-type="float" office:value="1966" table:style-name="ce47">
            <text:p><text:s text:c="2"/>1 966</text:p>
          </table:table-cell>
          <table:table-cell office:value-type="float" office:value="1633" table:style-name="ce47">
            <text:p><text:s text:c="2"/>1 633</text:p>
          </table:table-cell>
          <table:table-cell office:value-type="float" office:value="2712" table:style-name="ce47">
            <text:p><text:s text:c="2"/>2 712</text:p>
          </table:table-cell>
          <table:table-cell office:value-type="float" office:value="1091" table:style-name="ce47">
            <text:p><text:s text:c="2"/>1 091</text:p>
          </table:table-cell>
          <table:table-cell office:value-type="float" office:value="357" table:style-name="ce47">
            <text:p><text:s text:c="3"/>357</text:p>
          </table:table-cell>
          <table:table-cell office:value-type="float" office:value="688" table:style-name="ce47">
            <text:p><text:s text:c="3"/>688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724" table:style-name="ce47">
            <text:p><text:s text:c="3"/>724</text:p>
          </table:table-cell>
          <table:table-cell office:value-type="float" office:value="1019" table:style-name="ce47">
            <text:p><text:s text:c="2"/>1 019</text:p>
          </table:table-cell>
          <table:table-cell office:value-type="float" office:value="4577" table:style-name="ce47">
            <text:p><text:s text:c="2"/>4 577</text:p>
          </table:table-cell>
          <table:table-cell office:value-type="float" office:value="5895" table:style-name="ce47">
            <text:p><text:s text:c="2"/>5 895</text:p>
          </table:table-cell>
          <table:table-cell office:value-type="float" office:value="17475" table:style-name="ce47">
            <text:p><text:s text:c="2"/>17 475</text:p>
          </table:table-cell>
          <table:table-cell office:value-type="float" office:value="1958" table:style-name="ce47">
            <text:p><text:s text:c="2"/>1 958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363" table:style-name="ce47">
            <text:p><text:s text:c="3"/>363</text:p>
          </table:table-cell>
          <table:table-cell office:value-type="float" office:value="1431" table:style-name="ce47">
            <text:p><text:s text:c="2"/>1 431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680" table:style-name="ce47">
            <text:p><text:s text:c="3"/>680</text:p>
          </table:table-cell>
          <table:table-cell office:value-type="float" office:value="478" table:style-name="ce47">
            <text:p><text:s text:c="3"/>478</text:p>
          </table:table-cell>
          <table:table-cell office:value-type="float" office:value="2211" table:style-name="ce47">
            <text:p><text:s text:c="2"/>2 211</text:p>
          </table:table-cell>
          <table:table-cell office:value-type="float" office:value="2845" table:style-name="ce47">
            <text:p><text:s text:c="2"/>2 845</text:p>
          </table:table-cell>
          <table:table-cell office:value-type="float" office:value="2086" table:style-name="ce47">
            <text:p><text:s text:c="2"/>2 086</text:p>
          </table:table-cell>
          <table:table-cell office:value-type="float" office:value="13639" table:style-name="ce47">
            <text:p><text:s text:c="2"/>13 639</text:p>
          </table:table-cell>
          <table:table-cell office:value-type="float" office:value="1683" table:style-name="ce47">
            <text:p><text:s text:c="2"/>1 683</text:p>
          </table:table-cell>
          <table:table-cell office:value-type="float" office:value="12894" table:style-name="ce47">
            <text:p><text:s text:c="2"/>12 894</text:p>
          </table:table-cell>
          <table:table-cell office:value-type="float" office:value="4245" table:style-name="ce47">
            <text:p><text:s text:c="2"/>4 245</text:p>
          </table:table-cell>
          <table:table-cell office:value-type="float" office:value="291" table:style-name="ce47">
            <text:p><text:s text:c="3"/>291</text:p>
          </table:table-cell>
          <table:table-cell office:value-type="float" office:value="684" table:style-name="ce47">
            <text:p><text:s text:c="3"/>684</text:p>
          </table:table-cell>
          <table:table-cell office:value-type="float" office:value="3103" table:style-name="ce47">
            <text:p><text:s text:c="2"/>3 103</text:p>
          </table:table-cell>
          <table:table-cell office:value-type="float" office:value="960" table:style-name="ce47">
            <text:p><text:s text:c="3"/>960</text:p>
          </table:table-cell>
          <table:table-cell office:value-type="float" office:value="3481" table:style-name="ce47">
            <text:p><text:s text:c="2"/>3 481</text:p>
          </table:table-cell>
          <table:table-cell office:value-type="float" office:value="1111" table:style-name="ce47">
            <text:p><text:s text:c="2"/>1 111</text:p>
          </table:table-cell>
          <table:table-cell office:value-type="float" office:value="1429" table:style-name="ce47">
            <text:p><text:s text:c="2"/>1 429</text:p>
          </table:table-cell>
          <table:table-cell office:value-type="float" office:value="253" table:style-name="ce47">
            <text:p><text:s text:c="3"/>253</text:p>
          </table:table-cell>
          <table:table-cell office:value-type="float" office:value="1341" table:style-name="ce47">
            <text:p><text:s text:c="2"/>1 341</text:p>
          </table:table-cell>
          <table:table-cell office:value-type="float" office:value="861" table:style-name="ce47">
            <text:p><text:s text:c="3"/>861</text:p>
          </table:table-cell>
          <table:table-cell office:value-type="float" office:value="2761" table:style-name="ce47">
            <text:p><text:s text:c="2"/>2 7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5672" table:style-name="ce47">
            <text:p><text:s text:c="2"/>145 67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290" table:style-name="ce46">
            <text:p><text:s text:c="3"/>290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4" table:style-name="ce46">
            <text:p><text:s text:c="3"/>7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21" table:style-name="ce46">
            <text:p><text:s text:c="2"/>2 82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599" table:style-name="ce46">
            <text:p><text:s text:c="3"/>59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942" table:style-name="ce46">
            <text:p><text:s text:c="2"/>1 942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1219" table:style-name="ce46">
            <text:p><text:s text:c="2"/>1 219</text:p>
          </table:table-cell>
          <table:table-cell office:value-type="float" office:value="447" table:style-name="ce46">
            <text:p><text:s text:c="3"/>447</text:p>
          </table:table-cell>
          <table:table-cell office:value-type="float" office:value="1217" table:style-name="ce46">
            <text:p><text:s text:c="2"/>1 217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555" table:style-name="ce46">
            <text:p><text:s text:c="3"/>555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894" table:style-name="ce46">
            <text:p><text:s text:c="3"/>894</text:p>
          </table:table-cell>
          <table:table-cell office:value-type="float" office:value="709" table:style-name="ce46">
            <text:p><text:s text:c="3"/>709</text:p>
          </table:table-cell>
          <table:table-cell office:value-type="float" office:value="507" table:style-name="ce46">
            <text:p><text:s text:c="3"/>507</text:p>
          </table:table-cell>
          <table:table-cell office:value-type="float" office:value="1016" table:style-name="ce46">
            <text:p><text:s text:c="2"/>1 016</text:p>
          </table:table-cell>
          <table:table-cell office:value-type="float" office:value="1072" table:style-name="ce46">
            <text:p><text:s text:c="2"/>1 072</text:p>
          </table:table-cell>
          <table:table-cell office:value-type="float" office:value="788" table:style-name="ce46">
            <text:p><text:s text:c="3"/>788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311" table:style-name="ce46">
            <text:p><text:s text:c="3"/>311</text:p>
          </table:table-cell>
          <table:table-cell office:value-type="float" office:value="617" table:style-name="ce46">
            <text:p><text:s text:c="3"/>617</text:p>
          </table:table-cell>
          <table:table-cell office:value-type="float" office:value="954" table:style-name="ce46">
            <text:p><text:s text:c="3"/>954</text:p>
          </table:table-cell>
          <table:table-cell office:value-type="float" office:value="487" table:style-name="ce46">
            <text:p><text:s text:c="3"/>487</text:p>
          </table:table-cell>
          <table:table-cell office:value-type="float" office:value="2294" table:style-name="ce46">
            <text:p><text:s text:c="2"/>2 294</text:p>
          </table:table-cell>
          <table:table-cell office:value-type="float" office:value="2918" table:style-name="ce46">
            <text:p><text:s text:c="2"/>2 918</text:p>
          </table:table-cell>
          <table:table-cell office:value-type="float" office:value="953" table:style-name="ce46">
            <text:p><text:s text:c="3"/>953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3739" table:style-name="ce46">
            <text:p><text:s text:c="2"/>3 739</text:p>
          </table:table-cell>
          <table:table-cell office:value-type="float" office:value="530" table:style-name="ce46">
            <text:p><text:s text:c="3"/>530</text:p>
          </table:table-cell>
          <table:table-cell office:value-type="float" office:value="6465" table:style-name="ce46">
            <text:p><text:s text:c="2"/>6 465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1670" table:style-name="ce46">
            <text:p><text:s text:c="2"/>1 670</text:p>
          </table:table-cell>
          <table:table-cell office:value-type="float" office:value="463" table:style-name="ce46">
            <text:p><text:s text:c="3"/>46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09" table:style-name="ce46">
            <text:p><text:s text:c="2"/>4 70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81" table:style-name="ce46">
            <text:p><text:s text:c="3"/>381</text:p>
          </table:table-cell>
          <table:table-cell office:value-type="float" office:value="983" table:style-name="ce46">
            <text:p><text:s text:c="3"/>983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01" table:style-name="ce46">
            <text:p><text:s text:c="2"/>3 9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74" table:style-name="ce46">
            <text:p><text:s text:c="2"/>5 274</text:p>
          </table:table-cell>
          <table:table-cell office:value-type="float" office:value="1329" table:style-name="ce46">
            <text:p><text:s text:c="2"/>1 329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1469" table:style-name="ce46">
            <text:p><text:s text:c="2"/>1 4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222" table:style-name="ce46">
            <text:p><text:s text:c="2"/>54 222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304" table:style-name="ce46">
            <text:p><text:s text:c="3"/>30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899" table:style-name="ce46">
            <text:p><text:s text:c="2"/>1 899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3310" table:style-name="ce46">
            <text:p><text:s text:c="2"/>3 310</text:p>
          </table:table-cell>
          <table:table-cell office:value-type="float" office:value="4742" table:style-name="ce46">
            <text:p><text:s text:c="2"/>4 742</text:p>
          </table:table-cell>
          <table:table-cell office:value-type="float" office:value="342" table:style-name="ce46">
            <text:p><text:s text:c="3"/>342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454" table:style-name="ce46">
            <text:p><text:s text:c="3"/>454</text:p>
          </table:table-cell>
          <table:table-cell office:value-type="float" office:value="893" table:style-name="ce46">
            <text:p><text:s text:c="3"/>893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527" table:style-name="ce46">
            <text:p><text:s text:c="3"/>527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526" table:style-name="ce46">
            <text:p><text:s text:c="3"/>526</text:p>
          </table:table-cell>
          <table:table-cell office:value-type="float" office:value="1286" table:style-name="ce46">
            <text:p><text:s text:c="2"/>1 286</text:p>
          </table:table-cell>
          <table:table-cell office:value-type="float" office:value="1782" table:style-name="ce46">
            <text:p><text:s text:c="2"/>1 782</text:p>
          </table:table-cell>
          <table:table-cell office:value-type="float" office:value="536" table:style-name="ce46">
            <text:p><text:s text:c="3"/>536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1761" table:style-name="ce46">
            <text:p><text:s text:c="2"/>1 761</text:p>
          </table:table-cell>
          <table:table-cell office:value-type="float" office:value="772" table:style-name="ce46">
            <text:p><text:s text:c="3"/>772</text:p>
          </table:table-cell>
          <table:table-cell office:value-type="float" office:value="571" table:style-name="ce46">
            <text:p><text:s text:c="3"/>571</text:p>
          </table:table-cell>
          <table:table-cell office:value-type="float" office:value="5382" table:style-name="ce46">
            <text:p><text:s text:c="2"/>5 382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2616" table:style-name="ce46">
            <text:p><text:s text:c="2"/>2 616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2333" table:style-name="ce46">
            <text:p><text:s text:c="2"/>2 333</text:p>
          </table:table-cell>
          <table:table-cell office:value-type="float" office:value="3017" table:style-name="ce46">
            <text:p><text:s text:c="2"/>3 017</text:p>
          </table:table-cell>
          <table:table-cell office:value-type="float" office:value="15716" table:style-name="ce46">
            <text:p><text:s text:c="2"/>15 716</text:p>
          </table:table-cell>
          <table:table-cell office:value-type="float" office:value="632" table:style-name="ce46">
            <text:p><text:s text:c="3"/>632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955" table:style-name="ce46">
            <text:p><text:s text:c="3"/>955</text:p>
          </table:table-cell>
          <table:table-cell office:value-type="float" office:value="300" table:style-name="ce46">
            <text:p><text:s text:c="3"/>300</text:p>
          </table:table-cell>
          <table:table-cell office:value-type="float" office:value="680" table:style-name="ce46">
            <text:p><text:s text:c="3"/>680</text:p>
          </table:table-cell>
          <table:table-cell office:value-type="float" office:value="1219" table:style-name="ce46">
            <text:p><text:s text:c="2"/>1 219</text:p>
          </table:table-cell>
          <table:table-cell office:value-type="float" office:value="2025" table:style-name="ce46">
            <text:p><text:s text:c="2"/>2 025</text:p>
          </table:table-cell>
          <table:table-cell office:value-type="float" office:value="4491" table:style-name="ce46">
            <text:p><text:s text:c="2"/>4 491</text:p>
          </table:table-cell>
          <table:table-cell office:value-type="float" office:value="1439" table:style-name="ce46">
            <text:p><text:s text:c="2"/>1 439</text:p>
          </table:table-cell>
          <table:table-cell office:value-type="float" office:value="11999" table:style-name="ce46">
            <text:p><text:s text:c="2"/>11 999</text:p>
          </table:table-cell>
          <table:table-cell office:value-type="float" office:value="904" table:style-name="ce46">
            <text:p><text:s text:c="3"/>904</text:p>
          </table:table-cell>
          <table:table-cell office:value-type="float" office:value="4270" table:style-name="ce46">
            <text:p><text:s text:c="2"/>4 270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1634" table:style-name="ce46">
            <text:p><text:s text:c="2"/>1 634</text:p>
          </table:table-cell>
          <table:table-cell office:value-type="float" office:value="1006" table:style-name="ce46">
            <text:p><text:s text:c="2"/>1 006</text:p>
          </table:table-cell>
          <table:table-cell office:value-type="float" office:value="1666" table:style-name="ce46">
            <text:p><text:s text:c="2"/>1 666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4189" table:style-name="ce46">
            <text:p><text:s text:c="2"/>4 189</text:p>
          </table:table-cell>
          <table:table-cell office:value-type="float" office:value="769" table:style-name="ce46">
            <text:p><text:s text:c="3"/>769</text:p>
          </table:table-cell>
          <table:table-cell office:value-type="float" office:value="2344" table:style-name="ce46">
            <text:p><text:s text:c="2"/>2 344</text:p>
          </table:table-cell>
          <table:table-cell office:value-type="float" office:value="1092" table:style-name="ce46">
            <text:p><text:s text:c="2"/>1 092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489" table:style-name="ce46">
            <text:p><text:s text:c="2"/>1 489</text:p>
          </table:table-cell>
          <table:table-cell office:value-type="float" office:value="1614" table:style-name="ce46">
            <text:p><text:s text:c="2"/>1 6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845" table:style-name="ce46">
            <text:p><text:s text:c="2"/>97 84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9555" table:style-name="ce46">
            <text:p><text:s text:c="2"/>9 555</text:p>
          </table:table-cell>
          <table:table-cell office:value-type="float" office:value="968" table:style-name="ce46">
            <text:p><text:s text:c="3"/>968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304" table:style-name="ce46">
            <text:p><text:s text:c="3"/>304</text:p>
          </table:table-cell>
          <table:table-cell office:value-type="float" office:value="497" table:style-name="ce46">
            <text:p><text:s text:c="3"/>497</text:p>
          </table:table-cell>
          <table:table-cell office:value-type="float" office:value="1192" table:style-name="ce46">
            <text:p><text:s text:c="2"/>1 192</text:p>
          </table:table-cell>
          <table:table-cell office:value-type="float" office:value="411" table:style-name="ce46">
            <text:p><text:s text:c="3"/>411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686" table:style-name="ce46">
            <text:p><text:s text:c="3"/>686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490" table:style-name="ce46">
            <text:p><text:s text:c="3"/>49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616" table:style-name="ce46">
            <text:p><text:s text:c="3"/>616</text:p>
          </table:table-cell>
          <table:table-cell office:value-type="float" office:value="397" table:style-name="ce46">
            <text:p><text:s text:c="3"/>397</text:p>
          </table:table-cell>
          <table:table-cell office:value-type="float" office:value="449" table:style-name="ce46">
            <text:p><text:s text:c="3"/>449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854" table:style-name="ce46">
            <text:p><text:s text:c="3"/>854</text:p>
          </table:table-cell>
          <table:table-cell office:value-type="float" office:value="674" table:style-name="ce46">
            <text:p><text:s text:c="3"/>674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805" table:style-name="ce46">
            <text:p><text:s text:c="3"/>805</text:p>
          </table:table-cell>
          <table:table-cell office:value-type="float" office:value="2198" table:style-name="ce46">
            <text:p><text:s text:c="2"/>2 198</text:p>
          </table:table-cell>
          <table:table-cell office:value-type="float" office:value="629" table:style-name="ce46">
            <text:p><text:s text:c="3"/>629</text:p>
          </table:table-cell>
          <table:table-cell office:value-type="float" office:value="665" table:style-name="ce46">
            <text:p><text:s text:c="3"/>665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766" table:style-name="ce46">
            <text:p><text:s text:c="3"/>766</text:p>
          </table:table-cell>
          <table:table-cell office:value-type="float" office:value="1635" table:style-name="ce46">
            <text:p><text:s text:c="2"/>1 635</text:p>
          </table:table-cell>
          <table:table-cell office:value-type="float" office:value="6095" table:style-name="ce46">
            <text:p><text:s text:c="2"/>6 095</text:p>
          </table:table-cell>
          <table:table-cell office:value-type="float" office:value="957" table:style-name="ce46">
            <text:p><text:s text:c="3"/>957</text:p>
          </table:table-cell>
          <table:table-cell office:value-type="float" office:value="7449" table:style-name="ce46">
            <text:p><text:s text:c="2"/>7 449</text:p>
          </table:table-cell>
          <table:table-cell office:value-type="float" office:value="4411" table:style-name="ce46">
            <text:p><text:s text:c="2"/>4 411</text:p>
          </table:table-cell>
          <table:table-cell office:value-type="float" office:value="1169" table:style-name="ce46">
            <text:p><text:s text:c="2"/>1 169</text:p>
          </table:table-cell>
          <table:table-cell office:value-type="float" office:value="3186" table:style-name="ce46">
            <text:p><text:s text:c="2"/>3 186</text:p>
          </table:table-cell>
          <table:table-cell office:value-type="float" office:value="1975" table:style-name="ce46">
            <text:p><text:s text:c="2"/>1 975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1048" table:style-name="ce46">
            <text:p><text:s text:c="2"/>1 048</text:p>
          </table:table-cell>
          <table:table-cell office:value-type="float" office:value="880" table:style-name="ce46">
            <text:p><text:s text:c="3"/>880</text:p>
          </table:table-cell>
          <table:table-cell office:value-type="float" office:value="1106" table:style-name="ce46">
            <text:p><text:s text:c="2"/>1 106</text:p>
          </table:table-cell>
          <table:table-cell office:value-type="float" office:value="6499" table:style-name="ce46">
            <text:p><text:s text:c="2"/>6 499</text:p>
          </table:table-cell>
          <table:table-cell office:value-type="float" office:value="2291" table:style-name="ce46">
            <text:p><text:s text:c="2"/>2 291</text:p>
          </table:table-cell>
          <table:table-cell office:value-type="float" office:value="2014" table:style-name="ce46">
            <text:p><text:s text:c="2"/>2 014</text:p>
          </table:table-cell>
          <table:table-cell office:value-type="float" office:value="272" table:style-name="ce46">
            <text:p><text:s text:c="3"/>272</text:p>
          </table:table-cell>
          <table:table-cell office:value-type="float" office:value="723" table:style-name="ce46">
            <text:p><text:s text:c="3"/>723</text:p>
          </table:table-cell>
          <table:table-cell office:value-type="float" office:value="1270" table:style-name="ce46">
            <text:p><text:s text:c="2"/>1 270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1853" table:style-name="ce46">
            <text:p><text:s text:c="2"/>1 853</text:p>
          </table:table-cell>
          <table:table-cell office:value-type="float" office:value="1253" table:style-name="ce46">
            <text:p><text:s text:c="2"/>1 253</text:p>
          </table:table-cell>
          <table:table-cell office:value-type="float" office:value="347" table:style-name="ce46">
            <text:p><text:s text:c="3"/>347</text:p>
          </table:table-cell>
          <table:table-cell office:value-type="float" office:value="4377" table:style-name="ce46">
            <text:p><text:s text:c="2"/>4 377</text:p>
          </table:table-cell>
          <table:table-cell office:value-type="float" office:value="1533" table:style-name="ce46">
            <text:p><text:s text:c="2"/>1 533</text:p>
          </table:table-cell>
          <table:table-cell office:value-type="float" office:value="2084" table:style-name="ce46">
            <text:p><text:s text:c="2"/>2 084</text:p>
          </table:table-cell>
          <table:table-cell office:value-type="float" office:value="1808" table:style-name="ce46">
            <text:p><text:s text:c="2"/>1 808</text:p>
          </table:table-cell>
          <table:table-cell office:value-type="float" office:value="676" table:style-name="ce46">
            <text:p><text:s text:c="3"/>676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084" table:style-name="ce46">
            <text:p><text:s text:c="2"/>84 08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408" table:style-name="ce46">
            <text:p><text:s text:c="3"/>40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456" table:style-name="ce46">
            <text:p><text:s text:c="3"/>456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418" table:style-name="ce46">
            <text:p><text:s text:c="3"/>418</text:p>
          </table:table-cell>
          <table:table-cell office:value-type="float" office:value="1084" table:style-name="ce46">
            <text:p><text:s text:c="2"/>1 084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598" table:style-name="ce46">
            <text:p><text:s text:c="3"/>598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1348" table:style-name="ce46">
            <text:p><text:s text:c="2"/>1 348</text:p>
          </table:table-cell>
          <table:table-cell office:value-type="float" office:value="750" table:style-name="ce46">
            <text:p><text:s text:c="3"/>750</text:p>
          </table:table-cell>
          <table:table-cell office:value-type="float" office:value="6101" table:style-name="ce46">
            <text:p><text:s text:c="2"/>6 101</text:p>
          </table:table-cell>
          <table:table-cell office:value-type="float" office:value="835" table:style-name="ce46">
            <text:p><text:s text:c="3"/>83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1219" table:style-name="ce46">
            <text:p><text:s text:c="2"/>1 219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790" table:style-name="ce46">
            <text:p><text:s text:c="3"/>790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560" table:style-name="ce46">
            <text:p><text:s text:c="3"/>560</text:p>
          </table:table-cell>
          <table:table-cell office:value-type="float" office:value="1356" table:style-name="ce46">
            <text:p><text:s text:c="2"/>1 356</text:p>
          </table:table-cell>
          <table:table-cell office:value-type="float" office:value="1048" table:style-name="ce46">
            <text:p><text:s text:c="2"/>1 048</text:p>
          </table:table-cell>
          <table:table-cell office:value-type="float" office:value="3177" table:style-name="ce46">
            <text:p><text:s text:c="2"/>3 177</text:p>
          </table:table-cell>
          <table:table-cell office:value-type="float" office:value="718" table:style-name="ce46">
            <text:p><text:s text:c="3"/>718</text:p>
          </table:table-cell>
          <table:table-cell office:value-type="float" office:value="1342" table:style-name="ce46">
            <text:p><text:s text:c="2"/>1 342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2504" table:style-name="ce46">
            <text:p><text:s text:c="2"/>2 504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5013" table:style-name="ce46">
            <text:p><text:s text:c="2"/>5 013</text:p>
          </table:table-cell>
          <table:table-cell office:value-type="float" office:value="3047" table:style-name="ce46">
            <text:p><text:s text:c="2"/>3 047</text:p>
          </table:table-cell>
          <table:table-cell office:value-type="float" office:value="1254" table:style-name="ce46">
            <text:p><text:s text:c="2"/>1 254</text:p>
          </table:table-cell>
          <table:table-cell office:value-type="float" office:value="1987" table:style-name="ce46">
            <text:p><text:s text:c="2"/>1 987</text:p>
          </table:table-cell>
          <table:table-cell office:value-type="float" office:value="1245" table:style-name="ce46">
            <text:p><text:s text:c="2"/>1 245</text:p>
          </table:table-cell>
          <table:table-cell office:value-type="float" office:value="476" table:style-name="ce46">
            <text:p><text:s text:c="3"/>476</text:p>
          </table:table-cell>
          <table:table-cell office:value-type="float" office:value="1353" table:style-name="ce46">
            <text:p><text:s text:c="2"/>1 3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168" table:style-name="ce46">
            <text:p><text:s text:c="2"/>45 16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98" table:style-name="ce47">
            <text:p><text:s text:c="3"/>498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573" table:style-name="ce47">
            <text:p><text:s text:c="3"/>573</text:p>
          </table:table-cell>
          <table:table-cell office:value-type="float" office:value="628" table:style-name="ce47">
            <text:p><text:s text:c="3"/>628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37" table:style-name="ce47">
            <text:p><text:s text:c="3"/>237</text:p>
          </table:table-cell>
          <table:table-cell office:value-type="float" office:value="220" table:style-name="ce47">
            <text:p><text:s text:c="3"/>220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581" table:style-name="ce47">
            <text:p><text:s text:c="3"/>581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581" table:style-name="ce47">
            <text:p><text:s text:c="3"/>581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295" table:style-name="ce47">
            <text:p><text:s text:c="3"/>295</text:p>
          </table:table-cell>
          <table:table-cell office:value-type="float" office:value="412" table:style-name="ce47">
            <text:p><text:s text:c="3"/>412</text:p>
          </table:table-cell>
          <table:table-cell office:value-type="float" office:value="649" table:style-name="ce47">
            <text:p><text:s text:c="3"/>649</text:p>
          </table:table-cell>
          <table:table-cell office:value-type="float" office:value="403" table:style-name="ce47">
            <text:p><text:s text:c="3"/>403</text:p>
          </table:table-cell>
          <table:table-cell office:value-type="float" office:value="1364" table:style-name="ce47">
            <text:p><text:s text:c="2"/>1 364</text:p>
          </table:table-cell>
          <table:table-cell office:value-type="float" office:value="454" table:style-name="ce47">
            <text:p><text:s text:c="3"/>454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1579" table:style-name="ce47">
            <text:p><text:s text:c="2"/>1 579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056" table:style-name="ce47">
            <text:p><text:s text:c="2"/>1 056</text:p>
          </table:table-cell>
          <table:table-cell office:value-type="float" office:value="984" table:style-name="ce47">
            <text:p><text:s text:c="3"/>984</text:p>
          </table:table-cell>
          <table:table-cell office:value-type="float" office:value="15517" table:style-name="ce47">
            <text:p><text:s text:c="2"/>15 517</text:p>
          </table:table-cell>
          <table:table-cell office:value-type="float" office:value="764" table:style-name="ce47">
            <text:p><text:s text:c="3"/>764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414" table:style-name="ce47">
            <text:p><text:s text:c="3"/>414</text:p>
          </table:table-cell>
          <table:table-cell office:value-type="float" office:value="883" table:style-name="ce47">
            <text:p><text:s text:c="3"/>883</text:p>
          </table:table-cell>
          <table:table-cell office:value-type="float" office:value="546" table:style-name="ce47">
            <text:p><text:s text:c="3"/>546</text:p>
          </table:table-cell>
          <table:table-cell office:value-type="float" office:value="562" table:style-name="ce47">
            <text:p><text:s text:c="3"/>562</text:p>
          </table:table-cell>
          <table:table-cell office:value-type="float" office:value="217" table:style-name="ce47">
            <text:p><text:s text:c="3"/>217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14097" table:style-name="ce47">
            <text:p><text:s text:c="2"/>14 097</text:p>
          </table:table-cell>
          <table:table-cell office:value-type="float" office:value="3386" table:style-name="ce47">
            <text:p><text:s text:c="2"/>3 386</text:p>
          </table:table-cell>
          <table:table-cell office:value-type="float" office:value="15630" table:style-name="ce47">
            <text:p><text:s text:c="2"/>15 630</text:p>
          </table:table-cell>
          <table:table-cell office:value-type="float" office:value="332" table:style-name="ce47">
            <text:p><text:s text:c="3"/>332</text:p>
          </table:table-cell>
          <table:table-cell office:value-type="float" office:value="1470" table:style-name="ce47">
            <text:p><text:s text:c="2"/>1 470</text:p>
          </table:table-cell>
          <table:table-cell office:value-type="float" office:value="378" table:style-name="ce47">
            <text:p><text:s text:c="3"/>378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2297" table:style-name="ce47">
            <text:p><text:s text:c="2"/>2 297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13699" table:style-name="ce47">
            <text:p><text:s text:c="2"/>13 699</text:p>
          </table:table-cell>
          <table:table-cell office:value-type="float" office:value="5578" table:style-name="ce47">
            <text:p><text:s text:c="2"/>5 578</text:p>
          </table:table-cell>
          <table:table-cell office:value-type="float" office:value="1261" table:style-name="ce47">
            <text:p><text:s text:c="2"/>1 261</text:p>
          </table:table-cell>
          <table:table-cell office:value-type="float" office:value="5560" table:style-name="ce47">
            <text:p><text:s text:c="2"/>5 560</text:p>
          </table:table-cell>
          <table:table-cell office:value-type="float" office:value="737" table:style-name="ce47">
            <text:p><text:s text:c="3"/>737</text:p>
          </table:table-cell>
          <table:table-cell office:value-type="float" office:value="356" table:style-name="ce47">
            <text:p><text:s text:c="3"/>356</text:p>
          </table:table-cell>
          <table:table-cell office:value-type="float" office:value="3556" table:style-name="ce47">
            <text:p><text:s text:c="2"/>3 5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482" table:style-name="ce47">
            <text:p><text:s text:c="2"/>101 48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48" table:style-name="ce47">
            <text:p><text:s text:c="3"/>248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353" table:style-name="ce47">
            <text:p><text:s text:c="3"/>353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513" table:style-name="ce47">
            <text:p><text:s text:c="3"/>513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657" table:style-name="ce47">
            <text:p><text:s text:c="3"/>657</text:p>
          </table:table-cell>
          <table:table-cell office:value-type="float" office:value="585" table:style-name="ce47">
            <text:p><text:s text:c="3"/>585</text:p>
          </table:table-cell>
          <table:table-cell office:value-type="float" office:value="3266" table:style-name="ce47">
            <text:p><text:s text:c="2"/>3 266</text:p>
          </table:table-cell>
          <table:table-cell office:value-type="float" office:value="1045" table:style-name="ce47">
            <text:p><text:s text:c="2"/>1 04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1781" table:style-name="ce47">
            <text:p><text:s text:c="2"/>1 781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392" table:style-name="ce47">
            <text:p><text:s text:c="3"/>392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571" table:style-name="ce47">
            <text:p><text:s text:c="3"/>571</text:p>
          </table:table-cell>
          <table:table-cell office:value-type="float" office:value="300" table:style-name="ce47">
            <text:p><text:s text:c="3"/>300</text:p>
          </table:table-cell>
          <table:table-cell office:value-type="float" office:value="4819" table:style-name="ce47">
            <text:p><text:s text:c="2"/>4 819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567" table:style-name="ce47">
            <text:p><text:s text:c="3"/>567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518" table:style-name="ce47">
            <text:p><text:s text:c="3"/>518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5625" table:style-name="ce47">
            <text:p><text:s text:c="2"/>5 625</text:p>
          </table:table-cell>
          <table:table-cell office:value-type="float" office:value="2108" table:style-name="ce47">
            <text:p><text:s text:c="2"/>2 108</text:p>
          </table:table-cell>
          <table:table-cell office:value-type="float" office:value="904" table:style-name="ce47">
            <text:p><text:s text:c="3"/>904</text:p>
          </table:table-cell>
          <table:table-cell office:value-type="float" office:value="960" table:style-name="ce47">
            <text:p><text:s text:c="3"/>9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549" table:style-name="ce47">
            <text:p><text:s text:c="2"/>29 549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511" table:style-name="ce46">
            <text:p><text:s text:c="3"/>511</text:p>
          </table:table-cell>
          <table:table-cell office:value-type="float" office:value="777" table:style-name="ce46">
            <text:p><text:s text:c="3"/>777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8" table:style-name="ce46">
            <text:p><text:s text:c="2"/>1 5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23" table:style-name="ce46">
            <text:p><text:s text:c="2"/>1 923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434" table:style-name="ce46">
            <text:p><text:s text:c="3"/>434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265" table:style-name="ce46">
            <text:p><text:s text:c="2"/>1 265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452" table:style-name="ce46">
            <text:p><text:s text:c="3"/>452</text:p>
          </table:table-cell>
          <table:table-cell office:value-type="float" office:value="556" table:style-name="ce46">
            <text:p><text:s text:c="3"/>5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29" table:style-name="ce46">
            <text:p><text:s text:c="2"/>9 52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3563" table:style-name="ce46">
            <text:p><text:s text:c="2"/>13 5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50" table:style-name="ce46">
            <text:p><text:s text:c="2"/>13 65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62" table:style-name="ce46">
            <text:p><text:s text:c="2"/>2 062</text:p>
          </table:table-cell>
          <table:table-cell office:value-type="float" office:value="346" table:style-name="ce46">
            <text:p><text:s text:c="3"/>3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5" table:style-name="ce46">
            <text:p><text:s text:c="3"/>645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2" table:style-name="ce46">
            <text:p><text:s text:c="3"/>572</text:p>
          </table:table-cell>
          <table:table-cell office:value-type="float" office:value="938" table:style-name="ce46">
            <text:p><text:s text:c="3"/>9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67" table:style-name="ce46">
            <text:p><text:s text:c="2"/>4 76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745" table:style-name="ce46">
            <text:p><text:s text:c="3"/>745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92" table:style-name="ce46">
            <text:p><text:s text:c="2"/>4 19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95" table:style-name="ce47">
            <text:p><text:s text:c="3"/>395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61" table:style-name="ce47">
            <text:p><text:s text:c="3"/>5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2624" table:style-name="ce47">
            <text:p><text:s text:c="2"/>2 624</text:p>
          </table:table-cell>
          <table:table-cell office:value-type="float" office:value="382" table:style-name="ce47">
            <text:p><text:s text:c="3"/>38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4566" table:style-name="ce47">
            <text:p><text:s text:c="2"/>4 566</text:p>
          </table:table-cell>
          <table:table-cell office:value-type="float" office:value="1099" table:style-name="ce47">
            <text:p><text:s text:c="2"/>1 099</text:p>
          </table:table-cell>
          <table:table-cell office:value-type="float" office:value="1638" table:style-name="ce47">
            <text:p><text:s text:c="2"/>1 638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207" table:style-name="ce47">
            <text:p><text:s text:c="2"/>1 207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662" table:style-name="ce47">
            <text:p><text:s text:c="3"/>662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560" table:style-name="ce47">
            <text:p><text:s text:c="3"/>56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402" table:style-name="ce47">
            <text:p><text:s text:c="2"/>16 40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7" table:style-name="ce47">
            <text:p><text:s text:c="3"/>50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6" table:style-name="ce47">
            <text:p><text:s text:c="3"/>906</text:p>
          </table:table-cell>
          <table:table-cell office:value-type="float" office:value="997" table:style-name="ce47">
            <text:p><text:s text:c="3"/>9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00" table:style-name="ce47">
            <text:p><text:s text:c="2"/>2 900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table:number-columns-repeated="69" table:style-name="ce53"/>
          <table:table-cell table:number-columns-repeated="16313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104960" table:style-name="ce49">
            <text:p><text:s text:c="2"/>104 960</text:p>
          </table:table-cell>
          <table:table-cell office:value-type="float" office:value="51849" table:style-name="ce49">
            <text:p><text:s text:c="2"/>51 849</text:p>
          </table:table-cell>
          <table:table-cell office:value-type="float" office:value="7400" table:style-name="ce49">
            <text:p><text:s text:c="2"/>7 400</text:p>
          </table:table-cell>
          <table:table-cell office:value-type="float" office:value="10042" table:style-name="ce49">
            <text:p><text:s text:c="2"/>10 042</text:p>
          </table:table-cell>
          <table:table-cell office:value-type="float" office:value="60831" table:style-name="ce49">
            <text:p><text:s text:c="2"/>60 831</text:p>
          </table:table-cell>
          <table:table-cell office:value-type="float" office:value="21519" table:style-name="ce49">
            <text:p><text:s text:c="2"/>21 519</text:p>
          </table:table-cell>
          <table:table-cell office:value-type="float" office:value="9362" table:style-name="ce49">
            <text:p><text:s text:c="2"/>9 362</text:p>
          </table:table-cell>
          <table:table-cell office:value-type="float" office:value="157846" table:style-name="ce49">
            <text:p><text:s text:c="2"/>157 846</text:p>
          </table:table-cell>
          <table:table-cell office:value-type="float" office:value="44958" table:style-name="ce49">
            <text:p><text:s text:c="2"/>44 958</text:p>
          </table:table-cell>
          <table:table-cell office:value-type="float" office:value="171396" table:style-name="ce49">
            <text:p><text:s text:c="2"/>171 396</text:p>
          </table:table-cell>
          <table:table-cell office:value-type="float" office:value="40478" table:style-name="ce49">
            <text:p><text:s text:c="2"/>40 478</text:p>
          </table:table-cell>
          <table:table-cell office:value-type="float" office:value="9080" table:style-name="ce49">
            <text:p><text:s text:c="2"/>9 080</text:p>
          </table:table-cell>
          <table:table-cell office:value-type="float" office:value="31278" table:style-name="ce49">
            <text:p><text:s text:c="2"/>31 278</text:p>
          </table:table-cell>
          <table:table-cell office:value-type="float" office:value="34124" table:style-name="ce49">
            <text:p><text:s text:c="2"/>34 124</text:p>
          </table:table-cell>
          <table:table-cell office:value-type="float" office:value="23854" table:style-name="ce49">
            <text:p><text:s text:c="2"/>23 854</text:p>
          </table:table-cell>
          <table:table-cell office:value-type="float" office:value="15131" table:style-name="ce49">
            <text:p><text:s text:c="2"/>15 131</text:p>
          </table:table-cell>
          <table:table-cell office:value-type="float" office:value="45746" table:style-name="ce49">
            <text:p><text:s text:c="2"/>45 746</text:p>
          </table:table-cell>
          <table:table-cell office:value-type="float" office:value="10812" table:style-name="ce49">
            <text:p><text:s text:c="2"/>10 812</text:p>
          </table:table-cell>
          <table:table-cell office:value-type="float" office:value="322922" table:style-name="ce49">
            <text:p><text:s text:c="2"/>322 922</text:p>
          </table:table-cell>
          <table:table-cell office:value-type="float" office:value="24171" table:style-name="ce49">
            <text:p><text:s text:c="2"/>24 171</text:p>
          </table:table-cell>
          <table:table-cell office:value-type="float" office:value="103581" table:style-name="ce49">
            <text:p><text:s text:c="2"/>103 581</text:p>
          </table:table-cell>
          <table:table-cell office:value-type="float" office:value="45824" table:style-name="ce49">
            <text:p><text:s text:c="2"/>45 824</text:p>
          </table:table-cell>
          <table:table-cell office:value-type="float" office:value="24888" table:style-name="ce49">
            <text:p><text:s text:c="2"/>24 888</text:p>
          </table:table-cell>
          <table:table-cell office:value-type="float" office:value="25507" table:style-name="ce49">
            <text:p><text:s text:c="2"/>25 507</text:p>
          </table:table-cell>
          <table:table-cell office:value-type="float" office:value="64126" table:style-name="ce49">
            <text:p><text:s text:c="2"/>64 126</text:p>
          </table:table-cell>
          <table:table-cell office:value-type="float" office:value="53622" table:style-name="ce49">
            <text:p><text:s text:c="2"/>53 622</text:p>
          </table:table-cell>
          <table:table-cell office:value-type="float" office:value="71289" table:style-name="ce49">
            <text:p><text:s text:c="2"/>71 289</text:p>
          </table:table-cell>
          <table:table-cell office:value-type="float" office:value="37228" table:style-name="ce49">
            <text:p><text:s text:c="2"/>37 228</text:p>
          </table:table-cell>
          <table:table-cell office:value-type="float" office:value="55326" table:style-name="ce49">
            <text:p><text:s text:c="2"/>55 326</text:p>
          </table:table-cell>
          <table:table-cell office:value-type="float" office:value="68294" table:style-name="ce49">
            <text:p><text:s text:c="2"/>68 294</text:p>
          </table:table-cell>
          <table:table-cell office:value-type="float" office:value="48392" table:style-name="ce49">
            <text:p><text:s text:c="2"/>48 392</text:p>
          </table:table-cell>
          <table:table-cell office:value-type="float" office:value="85538" table:style-name="ce49">
            <text:p><text:s text:c="2"/>85 538</text:p>
          </table:table-cell>
          <table:table-cell office:value-type="float" office:value="149302" table:style-name="ce49">
            <text:p><text:s text:c="2"/>149 302</text:p>
          </table:table-cell>
          <table:table-cell office:value-type="float" office:value="58778" table:style-name="ce49">
            <text:p><text:s text:c="2"/>58 778</text:p>
          </table:table-cell>
          <table:table-cell office:value-type="float" office:value="29966" table:style-name="ce49">
            <text:p><text:s text:c="2"/>29 966</text:p>
          </table:table-cell>
          <table:table-cell office:value-type="float" office:value="36013" table:style-name="ce49">
            <text:p><text:s text:c="2"/>36 013</text:p>
          </table:table-cell>
          <table:table-cell office:value-type="float" office:value="29682" table:style-name="ce49">
            <text:p><text:s text:c="2"/>29 682</text:p>
          </table:table-cell>
          <table:table-cell office:value-type="float" office:value="123049" table:style-name="ce49">
            <text:p><text:s text:c="2"/>123 049</text:p>
          </table:table-cell>
          <table:table-cell office:value-type="float" office:value="20237" table:style-name="ce49">
            <text:p><text:s text:c="2"/>20 237</text:p>
          </table:table-cell>
          <table:table-cell office:value-type="float" office:value="321021" table:style-name="ce49">
            <text:p><text:s text:c="2"/>321 021</text:p>
          </table:table-cell>
          <table:table-cell office:value-type="float" office:value="54162" table:style-name="ce49">
            <text:p><text:s text:c="2"/>54 162</text:p>
          </table:table-cell>
          <table:table-cell office:value-type="float" office:value="266314" table:style-name="ce49">
            <text:p><text:s text:c="2"/>266 314</text:p>
          </table:table-cell>
          <table:table-cell office:value-type="float" office:value="147057" table:style-name="ce49">
            <text:p><text:s text:c="2"/>147 057</text:p>
          </table:table-cell>
          <table:table-cell office:value-type="float" office:value="9292" table:style-name="ce49">
            <text:p><text:s text:c="2"/>9 292</text:p>
          </table:table-cell>
          <table:table-cell office:value-type="float" office:value="25245" table:style-name="ce49">
            <text:p><text:s text:c="2"/>25 245</text:p>
          </table:table-cell>
          <table:table-cell office:value-type="float" office:value="36525" table:style-name="ce49">
            <text:p><text:s text:c="2"/>36 525</text:p>
          </table:table-cell>
          <table:table-cell office:value-type="float" office:value="8671" table:style-name="ce49">
            <text:p><text:s text:c="2"/>8 671</text:p>
          </table:table-cell>
          <table:table-cell office:value-type="float" office:value="90607" table:style-name="ce49">
            <text:p><text:s text:c="2"/>90 607</text:p>
          </table:table-cell>
          <table:table-cell office:value-type="float" office:value="12091" table:style-name="ce49">
            <text:p><text:s text:c="2"/>12 091</text:p>
          </table:table-cell>
          <table:table-cell office:value-type="float" office:value="19917" table:style-name="ce49">
            <text:p><text:s text:c="2"/>19 917</text:p>
          </table:table-cell>
          <table:table-cell office:value-type="float" office:value="95802" table:style-name="ce49">
            <text:p><text:s text:c="2"/>95 802</text:p>
          </table:table-cell>
          <table:table-cell office:value-type="float" office:value="30954" table:style-name="ce49">
            <text:p><text:s text:c="2"/>30 954</text:p>
          </table:table-cell>
          <table:table-cell office:value-type="float" office:value="171932" table:style-name="ce49">
            <text:p><text:s text:c="2"/>171 932</text:p>
          </table:table-cell>
          <table:table-cell office:value-type="float" office:value="36382" table:style-name="ce49">
            <text:p><text:s text:c="2"/>36 382</text:p>
          </table:table-cell>
          <table:table-cell office:value-type="float" office:value="47079" table:style-name="ce49">
            <text:p><text:s text:c="2"/>47 079</text:p>
          </table:table-cell>
          <table:table-cell office:value-type="float" office:value="23848" table:style-name="ce49">
            <text:p><text:s text:c="2"/>23 848</text:p>
          </table:table-cell>
          <table:table-cell office:value-type="float" office:value="51061" table:style-name="ce49">
            <text:p><text:s text:c="2"/>51 061</text:p>
          </table:table-cell>
          <table:table-cell office:value-type="float" office:value="13492" table:style-name="ce49">
            <text:p><text:s text:c="2"/>13 492</text:p>
          </table:table-cell>
          <table:table-cell office:value-type="float" office:value="54367" table:style-name="ce49">
            <text:p><text:s text:c="2"/>54 367</text:p>
          </table:table-cell>
          <table:table-cell office:value-type="float" office:value="5346" table:style-name="ce49">
            <text:p><text:s text:c="2"/>5 346</text:p>
          </table:table-cell>
          <table:table-cell office:value-type="float" office:value="173002" table:style-name="ce49">
            <text:p><text:s text:c="2"/>173 002</text:p>
          </table:table-cell>
          <table:table-cell office:value-type="float" office:value="42538" table:style-name="ce49">
            <text:p><text:s text:c="2"/>42 538</text:p>
          </table:table-cell>
          <table:table-cell office:value-type="float" office:value="25513" table:style-name="ce49">
            <text:p><text:s text:c="2"/>25 513</text:p>
          </table:table-cell>
          <table:table-cell office:value-type="float" office:value="44346" table:style-name="ce49">
            <text:p><text:s text:c="2"/>44 346</text:p>
          </table:table-cell>
          <table:table-cell office:value-type="float" office:value="58838" table:style-name="ce49">
            <text:p><text:s text:c="2"/>58 838</text:p>
          </table:table-cell>
          <table:table-cell office:value-type="float" office:value="12540" table:style-name="ce49">
            <text:p><text:s text:c="2"/>12 540</text:p>
          </table:table-cell>
          <table:table-cell office:value-type="float" office:value="63039" table:style-name="ce49">
            <text:p><text:s text:c="2"/>63 039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4269382" table:style-name="ce49">
            <text:p><text:s/>4 269 382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4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4 - Usos de bens e serviços - 2013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36">
            <text:p>Demanda final <text:s/>(preços do ano anterior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807" table:style-name="ce56">
            <text:p><text:s text:c="3"/>80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80" table:style-name="ce56">
            <text:p><text:s text:c="3"/>58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11" table:style-name="ce56">
            <text:p><text:s text:c="2"/>1 411</text:p>
          </table:table-cell>
          <table:table-cell office:value-type="float" office:value="2798" table:style-name="ce56">
            <text:p><text:s text:c="2"/>2 798</text:p>
          </table:table-cell>
          <table:table-cell office:value-type="float" office:value="16940" table:style-name="ce56">
            <text:p><text:s text:c="2"/>16 94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4642" table:style-name="ce56">
            <text:p><text:s text:c="2"/>14 64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209" table:style-name="ce56">
            <text:p><text:s text:c="2"/>4 20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42" table:style-name="ce56">
            <text:p><text:s text:c="2"/>1 642</text:p>
          </table:table-cell>
          <table:table-cell office:value-type="float" office:value="20493" table:style-name="ce56">
            <text:p><text:s text:c="2"/>20 493</text:p>
          </table:table-cell>
          <table:table-cell office:value-type="float" office:value="37478" table:style-name="ce56">
            <text:p><text:s text:c="2"/>37 47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1811" table:style-name="ce56">
            <text:p><text:s text:c="2"/>1 81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18" table:style-name="ce56">
            <text:p><text:s text:c="2"/>1 118</text:p>
          </table:table-cell>
          <table:table-cell office:value-type="float" office:value="2933" table:style-name="ce56">
            <text:p><text:s text:c="2"/>2 933</text:p>
          </table:table-cell>
          <table:table-cell office:value-type="float" office:value="7510" table:style-name="ce56">
            <text:p><text:s text:c="2"/>7 51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69" table:style-name="ce56">
            <text:p><text:s text:c="2"/>1 26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69" table:style-name="ce56">
            <text:p><text:s text:c="2"/>1 269</text:p>
          </table:table-cell>
          <table:table-cell office:value-type="float" office:value="47998" table:style-name="ce56">
            <text:p><text:s text:c="2"/>47 998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45319" table:style-name="ce56">
            <text:p><text:s text:c="2"/>45 31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6" table:style-name="ce56">
            <text:p><text:s text:c="3"/>6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55" table:style-name="ce56">
            <text:p><text:s text:c="2"/>1 055</text:p>
          </table:table-cell>
          <table:table-cell office:value-type="float" office:value="46440" table:style-name="ce56">
            <text:p><text:s text:c="2"/>46 440</text:p>
          </table:table-cell>
          <table:table-cell office:value-type="float" office:value="84400" table:style-name="ce56">
            <text:p><text:s text:c="2"/>84 40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746" table:style-name="ce57">
            <text:p><text:s text:c="3"/>746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108" table:style-name="ce57">
            <text:p><text:s text:c="2"/>38 1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5" table:style-name="ce57">
            <text:p><text:s text:c="3"/>275</text:p>
          </table:table-cell>
          <table:table-cell office:value-type="float" office:value="39152" table:style-name="ce57">
            <text:p><text:s text:c="2"/>39 152</text:p>
          </table:table-cell>
          <table:table-cell office:value-type="float" office:value="55603" table:style-name="ce57">
            <text:p><text:s text:c="2"/>55 60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07" table:style-name="ce57">
            <text:p><text:s text:c="2"/>1 507</text:p>
          </table:table-cell>
          <table:table-cell office:value-type="float" office:value="155" table:style-name="ce57">
            <text:p><text:s text:c="3"/>15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80" table:style-name="ce57">
            <text:p><text:s text:c="2"/>1 680</text:p>
          </table:table-cell>
          <table:table-cell office:value-type="float" office:value="7184" table:style-name="ce57">
            <text:p><text:s text:c="2"/>7 18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12598" table:style-name="ce57">
            <text:p><text:s text:c="2"/>12 59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2" table:style-name="ce57">
            <text:p><text:s text:c="3"/>402</text:p>
          </table:table-cell>
          <table:table-cell office:value-type="float" office:value="263" table:style-name="ce57">
            <text:p><text:s text:c="3"/>263</text:p>
          </table:table-cell>
          <table:table-cell office:value-type="float" office:value="-1564" table:style-name="ce57">
            <text:p><text:s/>(-) <text:s/>1 564</text:p>
          </table:table-cell>
          <table:table-cell office:value-type="float" office:value="11699" table:style-name="ce57">
            <text:p><text:s text:c="2"/>11 699</text:p>
          </table:table-cell>
          <table:table-cell office:value-type="float" office:value="17294" table:style-name="ce57">
            <text:p><text:s text:c="2"/>17 29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1084" table:style-name="ce57">
            <text:p><text:s text:c="2"/>1 084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852" table:style-name="ce57">
            <text:p><text:s text:c="2"/>18 852</text:p>
          </table:table-cell>
          <table:table-cell office:value-type="float" office:value="103" table:style-name="ce57">
            <text:p><text:s text:c="3"/>10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044" table:style-name="ce57">
            <text:p><text:s text:c="2"/>20 044</text:p>
          </table:table-cell>
          <table:table-cell office:value-type="float" office:value="23347" table:style-name="ce57">
            <text:p><text:s text:c="2"/>23 347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1804" table:style-name="ce57">
            <text:p><text:s text:c="2"/>1 80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83" table:style-name="ce57">
            <text:p><text:s text:c="3"/>783</text:p>
          </table:table-cell>
          <table:table-cell office:value-type="float" office:value="10545" table:style-name="ce57">
            <text:p><text:s text:c="2"/>10 545</text:p>
          </table:table-cell>
          <table:table-cell office:value-type="float" office:value="252" table:style-name="ce57">
            <text:p><text:s text:c="3"/>252</text:p>
          </table:table-cell>
          <table:table-cell office:value-type="float" office:value="13384" table:style-name="ce57">
            <text:p><text:s text:c="2"/>13 384</text:p>
          </table:table-cell>
          <table:table-cell office:value-type="float" office:value="58651" table:style-name="ce57">
            <text:p><text:s text:c="2"/>58 65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889" table:style-name="ce56">
            <text:p><text:s text:c="2"/>9 88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889" table:style-name="ce56">
            <text:p><text:s text:c="2"/>9 889</text:p>
          </table:table-cell>
          <table:table-cell office:value-type="float" office:value="24863" table:style-name="ce56">
            <text:p><text:s text:c="2"/>24 86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8" table:style-name="ce56">
            <text:p><text:s text:c="3"/>188</text:p>
          </table:table-cell>
          <table:table-cell office:value-type="float" office:value="29" table:style-name="ce56">
            <text:p><text:s text:c="3"/>2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24" table:style-name="ce56">
            <text:p><text:s text:c="3"/>224</text:p>
          </table:table-cell>
          <table:table-cell office:value-type="float" office:value="6595" table:style-name="ce56">
            <text:p><text:s text:c="2"/>6 59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330" table:style-name="ce56">
            <text:p><text:s text:c="3"/>330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394" table:style-name="ce56">
            <text:p><text:s text:c="2"/>6 394</text:p>
          </table:table-cell>
          <table:table-cell office:value-type="float" office:value="67" table:style-name="ce56">
            <text:p><text:s text:c="3"/>67</text:p>
          </table:table-cell>
          <table:table-cell office:value-type="float" office:value="20" table:style-name="ce56">
            <text:p><text:s text:c="3"/>20</text:p>
          </table:table-cell>
          <table:table-cell office:value-type="float" office:value="6816" table:style-name="ce56">
            <text:p><text:s text:c="2"/>6 816</text:p>
          </table:table-cell>
          <table:table-cell office:value-type="float" office:value="20975" table:style-name="ce56">
            <text:p><text:s text:c="2"/>20 97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565" table:style-name="ce56">
            <text:p><text:s text:c="3"/>56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666" table:style-name="ce56">
            <text:p><text:s text:c="2"/>7 666</text:p>
          </table:table-cell>
          <table:table-cell office:value-type="float" office:value="715" table:style-name="ce56">
            <text:p><text:s text:c="3"/>715</text:p>
          </table:table-cell>
          <table:table-cell office:value-type="float" office:value="484" table:style-name="ce56">
            <text:p><text:s text:c="3"/>484</text:p>
          </table:table-cell>
          <table:table-cell office:value-type="float" office:value="9430" table:style-name="ce56">
            <text:p><text:s text:c="2"/>9 430</text:p>
          </table:table-cell>
          <table:table-cell office:value-type="float" office:value="27406" table:style-name="ce56">
            <text:p><text:s text:c="2"/>27 406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195" table:style-name="ce56">
            <text:p><text:s text:c="3"/>195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394" table:style-name="ce56">
            <text:p><text:s text:c="2"/>9 39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595" table:style-name="ce56">
            <text:p><text:s text:c="2"/>9 595</text:p>
          </table:table-cell>
          <table:table-cell office:value-type="float" office:value="12205" table:style-name="ce56">
            <text:p><text:s text:c="2"/>12 205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9030" table:style-name="ce57">
            <text:p><text:s text:c="2"/>9 03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1252" table:style-name="ce57">
            <text:p><text:s text:c="2"/>1 25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9" table:style-name="ce57">
            <text:p><text:s text:c="3"/>89</text:p>
          </table:table-cell>
          <table:table-cell office:value-type="float" office:value="1341" table:style-name="ce57">
            <text:p><text:s text:c="2"/>1 341</text:p>
          </table:table-cell>
          <table:table-cell office:value-type="float" office:value="25752" table:style-name="ce57">
            <text:p><text:s text:c="2"/>25 75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27430" table:style-name="ce57">
            <text:p><text:s text:c="2"/>27 43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479" table:style-name="ce57">
            <text:p><text:s text:c="2"/>9 479</text:p>
          </table:table-cell>
          <table:table-cell office:value-type="float" office:value="110" table:style-name="ce57">
            <text:p><text:s text:c="3"/>110</text:p>
          </table:table-cell>
          <table:table-cell office:value-type="float" office:value="37019" table:style-name="ce57">
            <text:p><text:s text:c="2"/>37 019</text:p>
          </table:table-cell>
          <table:table-cell office:value-type="float" office:value="216976" table:style-name="ce57">
            <text:p><text:s text:c="2"/>216 976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61865" table:style-name="ce57">
            <text:p><text:s text:c="2"/>61 8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3" table:style-name="ce57">
            <text:p><text:s text:c="3"/>173</text:p>
          </table:table-cell>
          <table:table-cell office:value-type="float" office:value="62038" table:style-name="ce57">
            <text:p><text:s text:c="2"/>62 038</text:p>
          </table:table-cell>
          <table:table-cell office:value-type="float" office:value="76963" table:style-name="ce57">
            <text:p><text:s text:c="2"/>76 963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5223" table:style-name="ce57">
            <text:p><text:s text:c="2"/>5 22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2" table:style-name="ce57">
            <text:p><text:s text:c="3"/>242</text:p>
          </table:table-cell>
          <table:table-cell office:value-type="float" office:value="5465" table:style-name="ce57">
            <text:p><text:s text:c="2"/>5 465</text:p>
          </table:table-cell>
          <table:table-cell office:value-type="float" office:value="19774" table:style-name="ce57">
            <text:p><text:s text:c="2"/>19 77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16665" table:style-name="ce56">
            <text:p><text:s text:c="2"/>16 665</text:p>
          </table:table-cell>
          <table:table-cell office:value-type="float" office:value="74" table:style-name="ce56">
            <text:p><text:s text:c="3"/>7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0811" table:style-name="ce56">
            <text:p><text:s text:c="2"/>90 81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6" table:style-name="ce56">
            <text:p><text:s text:c="3"/>56</text:p>
          </table:table-cell>
          <table:table-cell office:value-type="float" office:value="107606" table:style-name="ce56">
            <text:p><text:s text:c="2"/>107 606</text:p>
          </table:table-cell>
          <table:table-cell office:value-type="float" office:value="129020" table:style-name="ce56">
            <text:p><text:s text:c="2"/>129 02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2354" table:style-name="ce56">
            <text:p><text:s text:c="2"/>2 354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404" table:style-name="ce56">
            <text:p><text:s text:c="2"/>5 40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8" table:style-name="ce56">
            <text:p><text:s text:c="3"/>158</text:p>
          </table:table-cell>
          <table:table-cell office:value-type="float" office:value="7927" table:style-name="ce56">
            <text:p><text:s text:c="2"/>7 927</text:p>
          </table:table-cell>
          <table:table-cell office:value-type="float" office:value="11437" table:style-name="ce56">
            <text:p><text:s text:c="2"/>11 43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15411" table:style-name="ce56">
            <text:p><text:s text:c="2"/>15 41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703" table:style-name="ce56">
            <text:p><text:s text:c="2"/>25 70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0" table:style-name="ce56">
            <text:p><text:s text:c="3"/>70</text:p>
          </table:table-cell>
          <table:table-cell office:value-type="float" office:value="41184" table:style-name="ce56">
            <text:p><text:s text:c="2"/>41 184</text:p>
          </table:table-cell>
          <table:table-cell office:value-type="float" office:value="46990" table:style-name="ce56">
            <text:p><text:s text:c="2"/>46 99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400" table:style-name="ce56">
            <text:p><text:s text:c="3"/>4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493" table:style-name="ce56">
            <text:p><text:s text:c="2"/>6 49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03" table:style-name="ce56">
            <text:p><text:s text:c="3"/>203</text:p>
          </table:table-cell>
          <table:table-cell office:value-type="float" office:value="7096" table:style-name="ce56">
            <text:p><text:s text:c="2"/>7 096</text:p>
          </table:table-cell>
          <table:table-cell office:value-type="float" office:value="8028" table:style-name="ce56">
            <text:p><text:s text:c="2"/>8 028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0" table:style-name="ce56">
            <text:p><text:s text:c="3"/>2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664" table:style-name="ce56">
            <text:p><text:s text:c="2"/>12 66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2" table:style-name="ce56">
            <text:p><text:s text:c="3"/>102</text:p>
          </table:table-cell>
          <table:table-cell office:value-type="float" office:value="12786" table:style-name="ce56">
            <text:p><text:s text:c="2"/>12 786</text:p>
          </table:table-cell>
          <table:table-cell office:value-type="float" office:value="20886" table:style-name="ce56">
            <text:p><text:s text:c="2"/>20 88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235" table:style-name="ce57">
            <text:p><text:s text:c="3"/>235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674" table:style-name="ce57">
            <text:p><text:s text:c="2"/>43 67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13" table:style-name="ce57">
            <text:p><text:s/>(-) <text:s text:c="2"/>113</text:p>
          </table:table-cell>
          <table:table-cell office:value-type="float" office:value="43807" table:style-name="ce57">
            <text:p><text:s text:c="2"/>43 807</text:p>
          </table:table-cell>
          <table:table-cell office:value-type="float" office:value="50383" table:style-name="ce57">
            <text:p><text:s text:c="2"/>50 38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8480" table:style-name="ce57">
            <text:p><text:s text:c="2"/>28 48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877" table:style-name="ce57">
            <text:p><text:s text:c="2"/>9 8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79" table:style-name="ce57">
            <text:p><text:s/>(-) <text:s text:c="2"/>379</text:p>
          </table:table-cell>
          <table:table-cell office:value-type="float" office:value="37978" table:style-name="ce57">
            <text:p><text:s text:c="2"/>37 978</text:p>
          </table:table-cell>
          <table:table-cell office:value-type="float" office:value="52846" table:style-name="ce57">
            <text:p><text:s text:c="2"/>52 84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6550" table:style-name="ce57">
            <text:p><text:s text:c="2"/>6 550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700" table:style-name="ce57">
            <text:p><text:s text:c="2"/>20 7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48" table:style-name="ce57">
            <text:p><text:s text:c="3"/>948</text:p>
          </table:table-cell>
          <table:table-cell office:value-type="float" office:value="28225" table:style-name="ce57">
            <text:p><text:s text:c="2"/>28 225</text:p>
          </table:table-cell>
          <table:table-cell office:value-type="float" office:value="33834" table:style-name="ce57">
            <text:p><text:s text:c="2"/>33 83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15851" table:style-name="ce57">
            <text:p><text:s text:c="2"/>15 8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094" table:style-name="ce57">
            <text:p><text:s text:c="2"/>20 0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598" table:style-name="ce57">
            <text:p><text:s/>(-) <text:s text:c="2"/>598</text:p>
          </table:table-cell>
          <table:table-cell office:value-type="float" office:value="35347" table:style-name="ce57">
            <text:p><text:s text:c="2"/>35 347</text:p>
          </table:table-cell>
          <table:table-cell office:value-type="float" office:value="63058" table:style-name="ce57">
            <text:p><text:s text:c="2"/>63 058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1456" table:style-name="ce57">
            <text:p><text:s text:c="2"/>1 456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277" table:style-name="ce57">
            <text:p><text:s text:c="2"/>10 2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6" table:style-name="ce57">
            <text:p><text:s text:c="3"/>436</text:p>
          </table:table-cell>
          <table:table-cell office:value-type="float" office:value="12176" table:style-name="ce57">
            <text:p><text:s text:c="2"/>12 176</text:p>
          </table:table-cell>
          <table:table-cell office:value-type="float" office:value="14911" table:style-name="ce57">
            <text:p><text:s text:c="2"/>14 91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554" table:style-name="ce56">
            <text:p><text:s text:c="3"/>554</text:p>
          </table:table-cell>
          <table:table-cell office:value-type="float" office:value="21" table:style-name="ce56">
            <text:p><text:s text:c="3"/>2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384" table:style-name="ce56">
            <text:p><text:s text:c="2"/>16 38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20" table:style-name="ce56">
            <text:p><text:s text:c="3"/>320</text:p>
          </table:table-cell>
          <table:table-cell office:value-type="float" office:value="17279" table:style-name="ce56">
            <text:p><text:s text:c="2"/>17 279</text:p>
          </table:table-cell>
          <table:table-cell office:value-type="float" office:value="19478" table:style-name="ce56">
            <text:p><text:s text:c="2"/>19 47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339" table:style-name="ce56">
            <text:p><text:s text:c="3"/>339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0082" table:style-name="ce56">
            <text:p><text:s text:c="2"/>20 08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21" table:style-name="ce56">
            <text:p><text:s text:c="3"/>421</text:p>
          </table:table-cell>
          <table:table-cell office:value-type="float" office:value="20852" table:style-name="ce56">
            <text:p><text:s text:c="2"/>20 852</text:p>
          </table:table-cell>
          <table:table-cell office:value-type="float" office:value="38640" table:style-name="ce56">
            <text:p><text:s text:c="2"/>38 64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385" table:style-name="ce56">
            <text:p><text:s text:c="3"/>38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760" table:style-name="ce56">
            <text:p><text:s text:c="2"/>9 76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42" table:style-name="ce56">
            <text:p><text:s text:c="3"/>242</text:p>
          </table:table-cell>
          <table:table-cell office:value-type="float" office:value="10387" table:style-name="ce56">
            <text:p><text:s text:c="2"/>10 387</text:p>
          </table:table-cell>
          <table:table-cell office:value-type="float" office:value="35162" table:style-name="ce56">
            <text:p><text:s text:c="2"/>35 16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2489" table:style-name="ce56">
            <text:p><text:s text:c="2"/>2 489</text:p>
          </table:table-cell>
          <table:table-cell office:value-type="float" office:value="147" table:style-name="ce56">
            <text:p><text:s text:c="3"/>14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7556" table:style-name="ce56">
            <text:p><text:s text:c="2"/>107 55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063" table:style-name="ce56">
            <text:p><text:s text:c="2"/>3 063</text:p>
          </table:table-cell>
          <table:table-cell office:value-type="float" office:value="113255" table:style-name="ce56">
            <text:p><text:s text:c="2"/>113 255</text:p>
          </table:table-cell>
          <table:table-cell office:value-type="float" office:value="129585" table:style-name="ce56">
            <text:p><text:s text:c="2"/>129 585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2293" table:style-name="ce56">
            <text:p><text:s text:c="2"/>2 29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1562" table:style-name="ce56">
            <text:p><text:s text:c="2"/>61 56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915" table:style-name="ce56">
            <text:p><text:s/>(-) <text:s/>1 915</text:p>
          </table:table-cell>
          <table:table-cell office:value-type="float" office:value="61940" table:style-name="ce56">
            <text:p><text:s text:c="2"/>61 940</text:p>
          </table:table-cell>
          <table:table-cell office:value-type="float" office:value="108331" table:style-name="ce56">
            <text:p><text:s text:c="2"/>108 33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5689" table:style-name="ce57">
            <text:p><text:s text:c="2"/>5 68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584" table:style-name="ce57">
            <text:p><text:s text:c="2"/>19 5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1" table:style-name="ce57">
            <text:p><text:s/>(-) <text:s text:c="2"/>11</text:p>
          </table:table-cell>
          <table:table-cell office:value-type="float" office:value="25262" table:style-name="ce57">
            <text:p><text:s text:c="2"/>25 262</text:p>
          </table:table-cell>
          <table:table-cell office:value-type="float" office:value="26143" table:style-name="ce57">
            <text:p><text:s text:c="2"/>26 14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91" table:style-name="ce57">
            <text:p><text:s text:c="3"/>19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284" table:style-name="ce57">
            <text:p><text:s text:c="3"/>284</text:p>
          </table:table-cell>
          <table:table-cell office:value-type="float" office:value="13843" table:style-name="ce57">
            <text:p><text:s text:c="2"/>13 84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561" table:style-name="ce57">
            <text:p><text:s text:c="3"/>56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78" table:style-name="ce57">
            <text:p><text:s text:c="2"/>1 5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00" table:style-name="ce57">
            <text:p><text:s/>(-) <text:s text:c="2"/>400</text:p>
          </table:table-cell>
          <table:table-cell office:value-type="float" office:value="1739" table:style-name="ce57">
            <text:p><text:s text:c="2"/>1 739</text:p>
          </table:table-cell>
          <table:table-cell office:value-type="float" office:value="27057" table:style-name="ce57">
            <text:p><text:s text:c="2"/>27 05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995" table:style-name="ce57">
            <text:p><text:s text:c="3"/>99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886" table:style-name="ce57">
            <text:p><text:s text:c="2"/>28 8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4" table:style-name="ce57">
            <text:p><text:s/>(-) <text:s text:c="2"/>14</text:p>
          </table:table-cell>
          <table:table-cell office:value-type="float" office:value="29867" table:style-name="ce57">
            <text:p><text:s text:c="2"/>29 867</text:p>
          </table:table-cell>
          <table:table-cell office:value-type="float" office:value="40253" table:style-name="ce57">
            <text:p><text:s text:c="2"/>40 253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1344" table:style-name="ce57">
            <text:p><text:s text:c="2"/>1 344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6184" table:style-name="ce57">
            <text:p><text:s text:c="2"/>116 1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11" table:style-name="ce57">
            <text:p><text:s/>(-) <text:s text:c="2"/>411</text:p>
          </table:table-cell>
          <table:table-cell office:value-type="float" office:value="117145" table:style-name="ce57">
            <text:p><text:s text:c="2"/>117 145</text:p>
          </table:table-cell>
          <table:table-cell office:value-type="float" office:value="128552" table:style-name="ce57">
            <text:p><text:s text:c="2"/>128 55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7007" table:style-name="ce56">
            <text:p><text:s text:c="2"/>7 00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1458" table:style-name="ce56">
            <text:p><text:s text:c="2"/>51 45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715" table:style-name="ce56">
            <text:p><text:s/>(-) <text:s/>1 715</text:p>
          </table:table-cell>
          <table:table-cell office:value-type="float" office:value="56750" table:style-name="ce56">
            <text:p><text:s text:c="2"/>56 750</text:p>
          </table:table-cell>
          <table:table-cell office:value-type="float" office:value="63971" table:style-name="ce56">
            <text:p><text:s text:c="2"/>63 97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3847" table:style-name="ce56">
            <text:p><text:s text:c="2"/>3 84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431" table:style-name="ce56">
            <text:p><text:s text:c="2"/>2 431</text:p>
          </table:table-cell>
          <table:table-cell office:value-type="float" office:value="100" table:style-name="ce56">
            <text:p><text:s text:c="3"/>100</text:p>
          </table:table-cell>
          <table:table-cell office:value-type="float" office:value="99" table:style-name="ce56">
            <text:p><text:s text:c="3"/>99</text:p>
          </table:table-cell>
          <table:table-cell office:value-type="float" office:value="6477" table:style-name="ce56">
            <text:p><text:s text:c="2"/>6 477</text:p>
          </table:table-cell>
          <table:table-cell office:value-type="float" office:value="34506" table:style-name="ce56">
            <text:p><text:s text:c="2"/>34 50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10143" table:style-name="ce56">
            <text:p><text:s text:c="2"/>10 14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700" table:style-name="ce56">
            <text:p><text:s/>(-) <text:s text:c="2"/>700</text:p>
          </table:table-cell>
          <table:table-cell office:value-type="float" office:value="9443" table:style-name="ce56">
            <text:p><text:s text:c="2"/>9 443</text:p>
          </table:table-cell>
          <table:table-cell office:value-type="float" office:value="13990" table:style-name="ce56">
            <text:p><text:s text:c="2"/>13 99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4023" table:style-name="ce56">
            <text:p><text:s text:c="2"/>4 02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668" table:style-name="ce56">
            <text:p><text:s text:c="2"/>13 66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558" table:style-name="ce56">
            <text:p><text:s/>(-) <text:s text:c="2"/>558</text:p>
          </table:table-cell>
          <table:table-cell office:value-type="float" office:value="17133" table:style-name="ce56">
            <text:p><text:s text:c="2"/>17 133</text:p>
          </table:table-cell>
          <table:table-cell office:value-type="float" office:value="74081" table:style-name="ce56">
            <text:p><text:s text:c="2"/>74 08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35" table:style-name="ce56">
            <text:p><text:s text:c="3"/>3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53" table:style-name="ce56">
            <text:p><text:s text:c="3"/>55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066" table:style-name="ce56">
            <text:p><text:s/>(-) <text:s/>1 066</text:p>
          </table:table-cell>
          <table:table-cell office:value-type="float" office:value="-478" table:style-name="ce56">
            <text:p><text:s/>(-) <text:s text:c="2"/>478</text:p>
          </table:table-cell>
          <table:table-cell office:value-type="float" office:value="30787" table:style-name="ce56">
            <text:p><text:s text:c="2"/>30 78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5188" table:style-name="ce57">
            <text:p><text:s text:c="2"/>5 18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61" table:style-name="ce57">
            <text:p><text:s text:c="3"/>46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25" table:style-name="ce57">
            <text:p><text:s text:c="3"/>725</text:p>
          </table:table-cell>
          <table:table-cell office:value-type="float" office:value="6374" table:style-name="ce57">
            <text:p><text:s text:c="2"/>6 374</text:p>
          </table:table-cell>
          <table:table-cell office:value-type="float" office:value="20174" table:style-name="ce57">
            <text:p><text:s text:c="2"/>20 17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240" table:style-name="ce57">
            <text:p><text:s text:c="2"/>101 24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240" table:style-name="ce57">
            <text:p><text:s text:c="2"/>101 240</text:p>
          </table:table-cell>
          <table:table-cell office:value-type="float" office:value="116798" table:style-name="ce57">
            <text:p><text:s text:c="2"/>116 798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97" table:style-name="ce57">
            <text:p><text:s/>(-) <text:s text:c="2"/>297</text:p>
          </table:table-cell>
          <table:table-cell office:value-type="float" office:value="-297" table:style-name="ce57">
            <text:p><text:s/>(-) <text:s text:c="2"/>297</text:p>
          </table:table-cell>
          <table:table-cell office:value-type="float" office:value="18153" table:style-name="ce57">
            <text:p><text:s text:c="2"/>18 15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11402" table:style-name="ce57">
            <text:p><text:s text:c="2"/>11 4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00" table:style-name="ce57">
            <text:p><text:s text:c="3"/>700</text:p>
          </table:table-cell>
          <table:table-cell office:value-type="float" office:value="12102" table:style-name="ce57">
            <text:p><text:s text:c="2"/>12 102</text:p>
          </table:table-cell>
          <table:table-cell office:value-type="float" office:value="21812" table:style-name="ce57">
            <text:p><text:s text:c="2"/>21 812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674" table:style-name="ce57">
            <text:p><text:s text:c="2"/>4 67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674" table:style-name="ce57">
            <text:p><text:s text:c="2"/>4 674</text:p>
          </table:table-cell>
          <table:table-cell office:value-type="float" office:value="106527" table:style-name="ce57">
            <text:p><text:s text:c="2"/>106 52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2938" table:style-name="ce56">
            <text:p><text:s text:c="2"/>2 93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2889" table:style-name="ce56">
            <text:p><text:s text:c="2"/>22 88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885" table:style-name="ce56">
            <text:p><text:s text:c="2"/>2 885</text:p>
          </table:table-cell>
          <table:table-cell office:value-type="float" office:value="28712" table:style-name="ce56">
            <text:p><text:s text:c="2"/>28 712</text:p>
          </table:table-cell>
          <table:table-cell office:value-type="float" office:value="190223" table:style-name="ce56">
            <text:p><text:s text:c="2"/>190 22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4250" table:style-name="ce56">
            <text:p><text:s text:c="2"/>4 25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165" table:style-name="ce56">
            <text:p><text:s text:c="2"/>25 16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261" table:style-name="ce56">
            <text:p><text:s text:c="2"/>2 261</text:p>
          </table:table-cell>
          <table:table-cell office:value-type="float" office:value="31676" table:style-name="ce56">
            <text:p><text:s text:c="2"/>31 676</text:p>
          </table:table-cell>
          <table:table-cell office:value-type="float" office:value="61149" table:style-name="ce56">
            <text:p><text:s text:c="2"/>61 14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1470" table:style-name="ce56">
            <text:p><text:s text:c="2"/>1 47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1" table:style-name="ce56">
            <text:p><text:s text:c="3"/>2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792" table:style-name="ce56">
            <text:p><text:s text:c="2"/>2 792</text:p>
          </table:table-cell>
          <table:table-cell office:value-type="float" office:value="4283" table:style-name="ce56">
            <text:p><text:s text:c="2"/>4 283</text:p>
          </table:table-cell>
          <table:table-cell office:value-type="float" office:value="60081" table:style-name="ce56">
            <text:p><text:s text:c="2"/>60 08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756" table:style-name="ce56">
            <text:p><text:s text:c="3"/>75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234" table:style-name="ce56">
            <text:p><text:s text:c="2"/>2 234</text:p>
          </table:table-cell>
          <table:table-cell office:value-type="float" office:value="2990" table:style-name="ce56">
            <text:p><text:s text:c="2"/>2 990</text:p>
          </table:table-cell>
          <table:table-cell office:value-type="float" office:value="41887" table:style-name="ce56">
            <text:p><text:s text:c="2"/>41 88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7189" table:style-name="ce56">
            <text:p><text:s text:c="2"/>7 18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00" table:style-name="ce56">
            <text:p><text:s text:c="3"/>700</text:p>
          </table:table-cell>
          <table:table-cell office:value-type="float" office:value="7889" table:style-name="ce56">
            <text:p><text:s text:c="2"/>7 889</text:p>
          </table:table-cell>
          <table:table-cell office:value-type="float" office:value="58515" table:style-name="ce56">
            <text:p><text:s text:c="2"/>58 51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5047" table:style-name="ce57">
            <text:p><text:s text:c="2"/>5 0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6" table:style-name="ce57">
            <text:p><text:s text:c="3"/>96</text:p>
          </table:table-cell>
          <table:table-cell office:value-type="float" office:value="5143" table:style-name="ce57">
            <text:p><text:s text:c="2"/>5 143</text:p>
          </table:table-cell>
          <table:table-cell office:value-type="float" office:value="50498" table:style-name="ce57">
            <text:p><text:s text:c="2"/>50 49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768" table:style-name="ce57">
            <text:p><text:s text:c="3"/>76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94" table:style-name="ce57">
            <text:p><text:s text:c="3"/>4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27" table:style-name="ce57">
            <text:p><text:s text:c="2"/>2 127</text:p>
          </table:table-cell>
          <table:table-cell office:value-type="float" office:value="3389" table:style-name="ce57">
            <text:p><text:s text:c="2"/>3 389</text:p>
          </table:table-cell>
          <table:table-cell office:value-type="float" office:value="35122" table:style-name="ce57">
            <text:p><text:s text:c="2"/>35 12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3395" table:style-name="ce57">
            <text:p><text:s text:c="2"/>3 39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86" table:style-name="ce57">
            <text:p><text:s text:c="3"/>4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5" table:style-name="ce57">
            <text:p><text:s text:c="3"/>145</text:p>
          </table:table-cell>
          <table:table-cell office:value-type="float" office:value="4026" table:style-name="ce57">
            <text:p><text:s text:c="2"/>4 026</text:p>
          </table:table-cell>
          <table:table-cell office:value-type="float" office:value="28779" table:style-name="ce57">
            <text:p><text:s text:c="2"/>28 779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520" table:style-name="ce57">
            <text:p><text:s text:c="3"/>5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5" table:style-name="ce57">
            <text:p><text:s text:c="3"/>31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29" table:style-name="ce57">
            <text:p><text:s text:c="3"/>829</text:p>
          </table:table-cell>
          <table:table-cell office:value-type="float" office:value="1664" table:style-name="ce57">
            <text:p><text:s text:c="2"/>1 664</text:p>
          </table:table-cell>
          <table:table-cell office:value-type="float" office:value="24220" table:style-name="ce57">
            <text:p><text:s text:c="2"/>24 22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2772" table:style-name="ce57">
            <text:p><text:s text:c="2"/>2 77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7093" table:style-name="ce57">
            <text:p><text:s text:c="2"/>67 09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74" table:style-name="ce57">
            <text:p><text:s text:c="3"/>474</text:p>
          </table:table-cell>
          <table:table-cell office:value-type="float" office:value="70339" table:style-name="ce57">
            <text:p><text:s text:c="2"/>70 339</text:p>
          </table:table-cell>
          <table:table-cell office:value-type="float" office:value="84907" table:style-name="ce57">
            <text:p><text:s text:c="2"/>84 90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3301" table:style-name="ce56">
            <text:p><text:s text:c="2"/>3 301</text:p>
          </table:table-cell>
          <table:table-cell office:value-type="float" office:value="8090" table:style-name="ce56">
            <text:p><text:s text:c="2"/>8 09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2348" table:style-name="ce56">
            <text:p><text:s text:c="2"/>72 34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4" table:style-name="ce56">
            <text:p><text:s text:c="3"/>134</text:p>
          </table:table-cell>
          <table:table-cell office:value-type="float" office:value="83873" table:style-name="ce56">
            <text:p><text:s text:c="2"/>83 873</text:p>
          </table:table-cell>
          <table:table-cell office:value-type="float" office:value="112256" table:style-name="ce56">
            <text:p><text:s text:c="2"/>112 25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3614" table:style-name="ce56">
            <text:p><text:s text:c="2"/>3 61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922" table:style-name="ce56">
            <text:p><text:s text:c="2"/>7 92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31" table:style-name="ce56">
            <text:p><text:s text:c="3"/>431</text:p>
          </table:table-cell>
          <table:table-cell office:value-type="float" office:value="11967" table:style-name="ce56">
            <text:p><text:s text:c="2"/>11 967</text:p>
          </table:table-cell>
          <table:table-cell office:value-type="float" office:value="41042" table:style-name="ce56">
            <text:p><text:s text:c="2"/>41 04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2259" table:style-name="ce56">
            <text:p><text:s text:c="2"/>2 25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547" table:style-name="ce56">
            <text:p><text:s text:c="2"/>7 54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2725" table:style-name="ce56">
            <text:p><text:s/>(-) <text:s/>2 725</text:p>
          </table:table-cell>
          <table:table-cell office:value-type="float" office:value="7081" table:style-name="ce56">
            <text:p><text:s text:c="2"/>7 081</text:p>
          </table:table-cell>
          <table:table-cell office:value-type="float" office:value="84956" table:style-name="ce56">
            <text:p><text:s text:c="2"/>84 956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24" table:style-name="ce56">
            <text:p><text:s text:c="3"/>2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37" table:style-name="ce56">
            <text:p><text:s text:c="3"/>37</text:p>
          </table:table-cell>
          <table:table-cell office:value-type="float" office:value="21111" table:style-name="ce56">
            <text:p><text:s text:c="2"/>21 11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41" table:style-name="ce56">
            <text:p><text:s text:c="3"/>4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51" table:style-name="ce56">
            <text:p><text:s text:c="3"/>51</text:p>
          </table:table-cell>
          <table:table-cell office:value-type="float" office:value="30323" table:style-name="ce56">
            <text:p><text:s text:c="2"/>30 32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4257" table:style-name="ce57">
            <text:p><text:s text:c="2"/>4 2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81" table:style-name="ce57">
            <text:p><text:s text:c="2"/>3 0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54" table:style-name="ce57">
            <text:p><text:s text:c="2"/>1 154</text:p>
          </table:table-cell>
          <table:table-cell office:value-type="float" office:value="8492" table:style-name="ce57">
            <text:p><text:s text:c="2"/>8 492</text:p>
          </table:table-cell>
          <table:table-cell office:value-type="float" office:value="64288" table:style-name="ce57">
            <text:p><text:s text:c="2"/>64 28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6950" table:style-name="ce57">
            <text:p><text:s text:c="2"/>6 95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32" table:style-name="ce57">
            <text:p><text:s/>(-) <text:s text:c="2"/>332</text:p>
          </table:table-cell>
          <table:table-cell office:value-type="float" office:value="6618" table:style-name="ce57">
            <text:p><text:s text:c="2"/>6 618</text:p>
          </table:table-cell>
          <table:table-cell office:value-type="float" office:value="11318" table:style-name="ce57">
            <text:p><text:s text:c="2"/>11 31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3984" table:style-name="ce57">
            <text:p><text:s text:c="2"/>13 9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9" table:style-name="ce57">
            <text:p><text:s text:c="3"/>249</text:p>
          </table:table-cell>
          <table:table-cell office:value-type="float" office:value="117" table:style-name="ce57">
            <text:p><text:s text:c="3"/>117</text:p>
          </table:table-cell>
          <table:table-cell office:value-type="float" office:value="736" table:style-name="ce57">
            <text:p><text:s text:c="3"/>736</text:p>
          </table:table-cell>
          <table:table-cell office:value-type="float" office:value="15086" table:style-name="ce57">
            <text:p><text:s text:c="2"/>15 086</text:p>
          </table:table-cell>
          <table:table-cell office:value-type="float" office:value="107504" table:style-name="ce57">
            <text:p><text:s text:c="2"/>107 504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15781" table:style-name="ce57">
            <text:p><text:s text:c="2"/>15 7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8" table:style-name="ce57">
            <text:p><text:s text:c="3"/>4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43" table:style-name="ce57">
            <text:p><text:s text:c="2"/>1 243</text:p>
          </table:table-cell>
          <table:table-cell office:value-type="float" office:value="17432" table:style-name="ce57">
            <text:p><text:s text:c="2"/>17 432</text:p>
          </table:table-cell>
          <table:table-cell office:value-type="float" office:value="56508" table:style-name="ce57">
            <text:p><text:s text:c="2"/>56 50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72" table:style-name="ce57">
            <text:p><text:s/>(-) <text:s text:c="2"/>172</text:p>
          </table:table-cell>
          <table:table-cell office:value-type="float" office:value="-134" table:style-name="ce57">
            <text:p><text:s/>(-) <text:s text:c="2"/>134</text:p>
          </table:table-cell>
          <table:table-cell office:value-type="float" office:value="8079" table:style-name="ce57">
            <text:p><text:s text:c="2"/>8 07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4832" table:style-name="ce56">
            <text:p><text:s text:c="2"/>4 83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610" table:style-name="ce56">
            <text:p><text:s text:c="2"/>17 610</text:p>
          </table:table-cell>
          <table:table-cell office:value-type="float" office:value="11322" table:style-name="ce56">
            <text:p><text:s text:c="2"/>11 322</text:p>
          </table:table-cell>
          <table:table-cell office:value-type="float" office:value="2076" table:style-name="ce56">
            <text:p><text:s text:c="2"/>2 076</text:p>
          </table:table-cell>
          <table:table-cell office:value-type="float" office:value="35840" table:style-name="ce56">
            <text:p><text:s text:c="2"/>35 840</text:p>
          </table:table-cell>
          <table:table-cell office:value-type="float" office:value="136566" table:style-name="ce56">
            <text:p><text:s text:c="2"/>136 56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342" table:style-name="ce56">
            <text:p><text:s text:c="3"/>34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978" table:style-name="ce56">
            <text:p><text:s/>(-) <text:s text:c="2"/>978</text:p>
          </table:table-cell>
          <table:table-cell office:value-type="float" office:value="-636" table:style-name="ce56">
            <text:p><text:s/>(-) <text:s text:c="2"/>636</text:p>
          </table:table-cell>
          <table:table-cell office:value-type="float" office:value="21485" table:style-name="ce56">
            <text:p><text:s text:c="2"/>21 485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597" table:style-name="ce56">
            <text:p><text:s text:c="3"/>59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907" table:style-name="ce56">
            <text:p><text:s text:c="2"/>19 907</text:p>
          </table:table-cell>
          <table:table-cell office:value-type="float" office:value="18930" table:style-name="ce56">
            <text:p><text:s text:c="2"/>18 930</text:p>
          </table:table-cell>
          <table:table-cell office:value-type="float" office:value="286" table:style-name="ce56">
            <text:p><text:s text:c="3"/>286</text:p>
          </table:table-cell>
          <table:table-cell office:value-type="float" office:value="39720" table:style-name="ce56">
            <text:p><text:s text:c="2"/>39 720</text:p>
          </table:table-cell>
          <table:table-cell office:value-type="float" office:value="54287" table:style-name="ce56">
            <text:p><text:s text:c="2"/>54 28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1305" table:style-name="ce56">
            <text:p><text:s text:c="2"/>1 30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2434" table:style-name="ce56">
            <text:p><text:s text:c="2"/>52 434</text:p>
          </table:table-cell>
          <table:table-cell office:value-type="float" office:value="24964" table:style-name="ce56">
            <text:p><text:s text:c="2"/>24 964</text:p>
          </table:table-cell>
          <table:table-cell office:value-type="float" office:value="226" table:style-name="ce56">
            <text:p><text:s text:c="3"/>226</text:p>
          </table:table-cell>
          <table:table-cell office:value-type="float" office:value="78929" table:style-name="ce56">
            <text:p><text:s text:c="2"/>78 929</text:p>
          </table:table-cell>
          <table:table-cell office:value-type="float" office:value="101500" table:style-name="ce56">
            <text:p><text:s text:c="2"/>101 50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1078" table:style-name="ce56">
            <text:p><text:s text:c="2"/>1 07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397" table:style-name="ce56">
            <text:p><text:s text:c="2"/>6 397</text:p>
          </table:table-cell>
          <table:table-cell office:value-type="float" office:value="15278" table:style-name="ce56">
            <text:p><text:s text:c="2"/>15 278</text:p>
          </table:table-cell>
          <table:table-cell office:value-type="float" office:value="-218" table:style-name="ce56">
            <text:p><text:s/>(-) <text:s text:c="2"/>218</text:p>
          </table:table-cell>
          <table:table-cell office:value-type="float" office:value="22535" table:style-name="ce56">
            <text:p><text:s text:c="2"/>22 535</text:p>
          </table:table-cell>
          <table:table-cell office:value-type="float" office:value="31285" table:style-name="ce56">
            <text:p><text:s text:c="2"/>31 28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6675" table:style-name="ce57">
            <text:p><text:s text:c="2"/>6 67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154" table:style-name="ce57">
            <text:p><text:s text:c="2"/>4 154</text:p>
          </table:table-cell>
          <table:table-cell office:value-type="float" office:value="20074" table:style-name="ce57">
            <text:p><text:s text:c="2"/>20 074</text:p>
          </table:table-cell>
          <table:table-cell office:value-type="float" office:value="1380" table:style-name="ce57">
            <text:p><text:s text:c="2"/>1 380</text:p>
          </table:table-cell>
          <table:table-cell office:value-type="float" office:value="32283" table:style-name="ce57">
            <text:p><text:s text:c="2"/>32 283</text:p>
          </table:table-cell>
          <table:table-cell office:value-type="float" office:value="88352" table:style-name="ce57">
            <text:p><text:s text:c="2"/>88 35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567" table:style-name="ce57">
            <text:p><text:s text:c="3"/>5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5437" table:style-name="ce57">
            <text:p><text:s text:c="2"/>35 437</text:p>
          </table:table-cell>
          <table:table-cell office:value-type="float" office:value="1558" table:style-name="ce57">
            <text:p><text:s text:c="2"/>1 558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37592" table:style-name="ce57">
            <text:p><text:s text:c="2"/>37 592</text:p>
          </table:table-cell>
          <table:table-cell office:value-type="float" office:value="39441" table:style-name="ce57">
            <text:p><text:s text:c="2"/>39 44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1876" table:style-name="ce57">
            <text:p><text:s text:c="2"/>1 8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9" table:style-name="ce57">
            <text:p><text:s text:c="3"/>259</text:p>
          </table:table-cell>
          <table:table-cell office:value-type="float" office:value="29543" table:style-name="ce57">
            <text:p><text:s text:c="2"/>29 543</text:p>
          </table:table-cell>
          <table:table-cell office:value-type="float" office:value="301" table:style-name="ce57">
            <text:p><text:s text:c="3"/>301</text:p>
          </table:table-cell>
          <table:table-cell office:value-type="float" office:value="31979" table:style-name="ce57">
            <text:p><text:s text:c="2"/>31 979</text:p>
          </table:table-cell>
          <table:table-cell office:value-type="float" office:value="36392" table:style-name="ce57">
            <text:p><text:s text:c="2"/>36 392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5478" table:style-name="ce57">
            <text:p><text:s text:c="2"/>5 4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405" table:style-name="ce57">
            <text:p><text:s text:c="2"/>17 405</text:p>
          </table:table-cell>
          <table:table-cell office:value-type="float" office:value="1119" table:style-name="ce57">
            <text:p><text:s text:c="2"/>1 119</text:p>
          </table:table-cell>
          <table:table-cell office:value-type="float" office:value="24002" table:style-name="ce57">
            <text:p><text:s text:c="2"/>24 002</text:p>
          </table:table-cell>
          <table:table-cell office:value-type="float" office:value="31328" table:style-name="ce57">
            <text:p><text:s text:c="2"/>31 32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0122" table:style-name="ce57">
            <text:p><text:s text:c="2"/>10 1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455" table:style-name="ce57">
            <text:p><text:s text:c="2"/>5 455</text:p>
          </table:table-cell>
          <table:table-cell office:value-type="float" office:value="84252" table:style-name="ce57">
            <text:p><text:s text:c="2"/>84 252</text:p>
          </table:table-cell>
          <table:table-cell office:value-type="float" office:value="4006" table:style-name="ce57">
            <text:p><text:s text:c="2"/>4 006</text:p>
          </table:table-cell>
          <table:table-cell office:value-type="float" office:value="103835" table:style-name="ce57">
            <text:p><text:s text:c="2"/>103 835</text:p>
          </table:table-cell>
          <table:table-cell office:value-type="float" office:value="158774" table:style-name="ce57">
            <text:p><text:s text:c="2"/>158 77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12433" table:style-name="ce56">
            <text:p><text:s text:c="2"/>12 43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4500" table:style-name="ce56">
            <text:p><text:s text:c="2"/>144 500</text:p>
          </table:table-cell>
          <table:table-cell office:value-type="float" office:value="61018" table:style-name="ce56">
            <text:p><text:s text:c="2"/>61 018</text:p>
          </table:table-cell>
          <table:table-cell office:value-type="float" office:value="513" table:style-name="ce56">
            <text:p><text:s text:c="3"/>513</text:p>
          </table:table-cell>
          <table:table-cell office:value-type="float" office:value="218464" table:style-name="ce56">
            <text:p><text:s text:c="2"/>218 464</text:p>
          </table:table-cell>
          <table:table-cell office:value-type="float" office:value="220863" table:style-name="ce56">
            <text:p><text:s text:c="2"/>220 86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8295" table:style-name="ce56">
            <text:p><text:s text:c="2"/>8 29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15" table:style-name="ce56">
            <text:p><text:s text:c="2"/>1 415</text:p>
          </table:table-cell>
          <table:table-cell office:value-type="float" office:value="66806" table:style-name="ce56">
            <text:p><text:s text:c="2"/>66 806</text:p>
          </table:table-cell>
          <table:table-cell office:value-type="float" office:value="2265" table:style-name="ce56">
            <text:p><text:s text:c="2"/>2 265</text:p>
          </table:table-cell>
          <table:table-cell office:value-type="float" office:value="78781" table:style-name="ce56">
            <text:p><text:s text:c="2"/>78 781</text:p>
          </table:table-cell>
          <table:table-cell office:value-type="float" office:value="88273" table:style-name="ce56">
            <text:p><text:s text:c="2"/>88 273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3158" table:style-name="ce56">
            <text:p><text:s text:c="2"/>13 15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417" table:style-name="ce56">
            <text:p><text:s text:c="2"/>6 417</text:p>
          </table:table-cell>
          <table:table-cell office:value-type="float" office:value="19575" table:style-name="ce56">
            <text:p><text:s text:c="2"/>19 575</text:p>
          </table:table-cell>
          <table:table-cell office:value-type="float" office:value="130699" table:style-name="ce56">
            <text:p><text:s text:c="2"/>130 69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29000" table:style-name="ce56">
            <text:p><text:s text:c="2"/>29 0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192" table:style-name="ce56">
            <text:p><text:s text:c="2"/>17 192</text:p>
          </table:table-cell>
          <table:table-cell office:value-type="float" office:value="15339" table:style-name="ce56">
            <text:p><text:s text:c="2"/>15 339</text:p>
          </table:table-cell>
          <table:table-cell office:value-type="float" office:value="-8995" table:style-name="ce56">
            <text:p><text:s/>(-) <text:s/>8 995</text:p>
          </table:table-cell>
          <table:table-cell office:value-type="float" office:value="52536" table:style-name="ce56">
            <text:p><text:s text:c="2"/>52 536</text:p>
          </table:table-cell>
          <table:table-cell office:value-type="float" office:value="69458" table:style-name="ce56">
            <text:p><text:s text:c="2"/>69 45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1398" table:style-name="ce56">
            <text:p><text:s text:c="2"/>1 39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0865" table:style-name="ce56">
            <text:p><text:s text:c="2"/>50 865</text:p>
          </table:table-cell>
          <table:table-cell office:value-type="float" office:value="13598" table:style-name="ce56">
            <text:p><text:s text:c="2"/>13 598</text:p>
          </table:table-cell>
          <table:table-cell office:value-type="float" office:value="2401" table:style-name="ce56">
            <text:p><text:s text:c="2"/>2 401</text:p>
          </table:table-cell>
          <table:table-cell office:value-type="float" office:value="68262" table:style-name="ce56">
            <text:p><text:s text:c="2"/>68 262</text:p>
          </table:table-cell>
          <table:table-cell office:value-type="float" office:value="72275" table:style-name="ce56">
            <text:p><text:s text:c="2"/>72 27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1993" table:style-name="ce57">
            <text:p><text:s text:c="2"/>1 99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911" table:style-name="ce57">
            <text:p><text:s text:c="2"/>33 911</text:p>
          </table:table-cell>
          <table:table-cell office:value-type="float" office:value="8446" table:style-name="ce57">
            <text:p><text:s text:c="2"/>8 446</text:p>
          </table:table-cell>
          <table:table-cell office:value-type="float" office:value="4654" table:style-name="ce57">
            <text:p><text:s text:c="2"/>4 654</text:p>
          </table:table-cell>
          <table:table-cell office:value-type="float" office:value="49004" table:style-name="ce57">
            <text:p><text:s text:c="2"/>49 004</text:p>
          </table:table-cell>
          <table:table-cell office:value-type="float" office:value="81737" table:style-name="ce57">
            <text:p><text:s text:c="2"/>81 73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2723" table:style-name="ce57">
            <text:p><text:s text:c="2"/>2 72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7" table:style-name="ce57">
            <text:p><text:s text:c="3"/>147</text:p>
          </table:table-cell>
          <table:table-cell office:value-type="float" office:value="8056" table:style-name="ce57">
            <text:p><text:s text:c="2"/>8 05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926" table:style-name="ce57">
            <text:p><text:s text:c="2"/>10 926</text:p>
          </table:table-cell>
          <table:table-cell office:value-type="float" office:value="69589" table:style-name="ce57">
            <text:p><text:s text:c="2"/>69 58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2203" table:style-name="ce57">
            <text:p><text:s text:c="2"/>72 20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2227" table:style-name="ce57">
            <text:p><text:s text:c="2"/>72 227</text:p>
          </table:table-cell>
          <table:table-cell office:value-type="float" office:value="229921" table:style-name="ce57">
            <text:p><text:s text:c="2"/>229 921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258" table:style-name="ce57">
            <text:p><text:s text:c="2"/>22 25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9" table:style-name="ce57">
            <text:p><text:s text:c="3"/>339</text:p>
          </table:table-cell>
          <table:table-cell office:value-type="float" office:value="22610" table:style-name="ce57">
            <text:p><text:s text:c="2"/>22 610</text:p>
          </table:table-cell>
          <table:table-cell office:value-type="float" office:value="59120" table:style-name="ce57">
            <text:p><text:s text:c="2"/>59 12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93" table:style-name="ce57">
            <text:p><text:s text:c="3"/>29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3937" table:style-name="ce57">
            <text:p><text:s text:c="2"/>303 9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4230" table:style-name="ce57">
            <text:p><text:s text:c="2"/>304 230</text:p>
          </table:table-cell>
          <table:table-cell office:value-type="float" office:value="345343" table:style-name="ce57">
            <text:p><text:s text:c="2"/>345 34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0644" table:style-name="ce56">
            <text:p><text:s text:c="2"/>140 64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0644" table:style-name="ce56">
            <text:p><text:s text:c="2"/>140 644</text:p>
          </table:table-cell>
          <table:table-cell office:value-type="float" office:value="165924" table:style-name="ce56">
            <text:p><text:s text:c="2"/>165 92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2378" table:style-name="ce56">
            <text:p><text:s text:c="2"/>2 37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3280" table:style-name="ce56">
            <text:p><text:s text:c="2"/>93 28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5658" table:style-name="ce56">
            <text:p><text:s text:c="2"/>95 658</text:p>
          </table:table-cell>
          <table:table-cell office:value-type="float" office:value="134270" table:style-name="ce56">
            <text:p><text:s text:c="2"/>134 27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8606" table:style-name="ce56">
            <text:p><text:s text:c="2"/>38 60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8606" table:style-name="ce56">
            <text:p><text:s text:c="2"/>38 606</text:p>
          </table:table-cell>
          <table:table-cell office:value-type="float" office:value="57042" table:style-name="ce56">
            <text:p><text:s text:c="2"/>57 04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2548" table:style-name="ce56">
            <text:p><text:s text:c="2"/>2 54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48" table:style-name="ce56">
            <text:p><text:s text:c="2"/>2 548</text:p>
          </table:table-cell>
          <table:table-cell office:value-type="float" office:value="36720" table:style-name="ce56">
            <text:p><text:s text:c="2"/>36 72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1097" table:style-name="ce56">
            <text:p><text:s text:c="2"/>1 09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27" table:style-name="ce56">
            <text:p><text:s text:c="2"/>1 22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324" table:style-name="ce56">
            <text:p><text:s text:c="2"/>2 324</text:p>
          </table:table-cell>
          <table:table-cell office:value-type="float" office:value="125497" table:style-name="ce56">
            <text:p><text:s text:c="2"/>125 49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328" table:style-name="ce57">
            <text:p><text:s text:c="3"/>3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8231" table:style-name="ce57">
            <text:p><text:s text:c="2"/>78 2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8559" table:style-name="ce57">
            <text:p><text:s text:c="2"/>78 559</text:p>
          </table:table-cell>
          <table:table-cell office:value-type="float" office:value="91357" table:style-name="ce57">
            <text:p><text:s text:c="2"/>91 35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6917" table:style-name="ce57">
            <text:p><text:s text:c="2"/>6 9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29" table:style-name="ce57">
            <text:p><text:s text:c="2"/>1 52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446" table:style-name="ce57">
            <text:p><text:s text:c="2"/>8 446</text:p>
          </table:table-cell>
          <table:table-cell office:value-type="float" office:value="23179" table:style-name="ce57">
            <text:p><text:s text:c="2"/>23 17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5060" table:style-name="ce57">
            <text:p><text:s text:c="2"/>5 0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838" table:style-name="ce57">
            <text:p><text:s text:c="2"/>8 83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898" table:style-name="ce57">
            <text:p><text:s text:c="2"/>13 898</text:p>
          </table:table-cell>
          <table:table-cell office:value-type="float" office:value="41196" table:style-name="ce57">
            <text:p><text:s text:c="2"/>41 196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5306" table:style-name="ce57">
            <text:p><text:s text:c="2"/>5 30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734" table:style-name="ce57">
            <text:p><text:s text:c="2"/>19 7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040" table:style-name="ce57">
            <text:p><text:s text:c="2"/>25 040</text:p>
          </table:table-cell>
          <table:table-cell office:value-type="float" office:value="82340" table:style-name="ce57">
            <text:p><text:s text:c="2"/>82 34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40" table:style-name="ce57">
            <text:p><text:s text:c="2"/>1 94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45" table:style-name="ce57">
            <text:p><text:s text:c="2"/>1 945</text:p>
          </table:table-cell>
          <table:table-cell office:value-type="float" office:value="19018" table:style-name="ce57">
            <text:p><text:s text:c="2"/>19 01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400" table:style-name="ce56">
            <text:p><text:s text:c="2"/>4 4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028" table:style-name="ce56">
            <text:p><text:s text:c="2"/>10 02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428" table:style-name="ce56">
            <text:p><text:s text:c="2"/>14 428</text:p>
          </table:table-cell>
          <table:table-cell office:value-type="float" office:value="39079" table:style-name="ce56">
            <text:p><text:s text:c="2"/>39 07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3154" table:style-name="ce56">
            <text:p><text:s text:c="2"/>3 15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1119" table:style-name="ce56">
            <text:p><text:s text:c="2"/>171 11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4273" table:style-name="ce56">
            <text:p><text:s text:c="2"/>174 273</text:p>
          </table:table-cell>
          <table:table-cell office:value-type="float" office:value="206035" table:style-name="ce56">
            <text:p><text:s text:c="2"/>206 03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762" table:style-name="ce56">
            <text:p><text:s text:c="3"/>76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033" table:style-name="ce56">
            <text:p><text:s text:c="2"/>18 03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71" table:style-name="ce56">
            <text:p><text:s text:c="3"/>571</text:p>
          </table:table-cell>
          <table:table-cell office:value-type="float" office:value="19366" table:style-name="ce56">
            <text:p><text:s text:c="2"/>19 366</text:p>
          </table:table-cell>
          <table:table-cell office:value-type="float" office:value="33261" table:style-name="ce56">
            <text:p><text:s text:c="2"/>33 261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64" table:style-name="ce56">
            <text:p><text:s text:c="2"/>1 66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10" table:style-name="ce56">
            <text:p><text:s text:c="2"/>1 710</text:p>
          </table:table-cell>
          <table:table-cell office:value-type="float" office:value="39761" table:style-name="ce56">
            <text:p><text:s text:c="2"/>39 76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625" table:style-name="ce56">
            <text:p><text:s text:c="3"/>62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2631" table:style-name="ce56">
            <text:p><text:s text:c="2"/>112 63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3256" table:style-name="ce56">
            <text:p><text:s text:c="2"/>113 256</text:p>
          </table:table-cell>
          <table:table-cell office:value-type="float" office:value="202964" table:style-name="ce56">
            <text:p><text:s text:c="2"/>202 96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866" table:style-name="ce57">
            <text:p><text:s text:c="3"/>8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58" table:style-name="ce57">
            <text:p><text:s text:c="3"/>358</text:p>
          </table:table-cell>
          <table:table-cell office:value-type="float" office:value="52457" table:style-name="ce57">
            <text:p><text:s text:c="2"/>52 457</text:p>
          </table:table-cell>
          <table:table-cell office:value-type="float" office:value="60" table:style-name="ce57">
            <text:p><text:s text:c="3"/>60</text:p>
          </table:table-cell>
          <table:table-cell office:value-type="float" office:value="53741" table:style-name="ce57">
            <text:p><text:s text:c="2"/>53 741</text:p>
          </table:table-cell>
          <table:table-cell office:value-type="float" office:value="109730" table:style-name="ce57">
            <text:p><text:s text:c="2"/>109 73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8873" table:style-name="ce57">
            <text:p><text:s text:c="2"/>8 873</text:p>
          </table:table-cell>
          <table:table-cell office:value-type="float" office:value="2200" table:style-name="ce57">
            <text:p><text:s text:c="2"/>2 2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6569" table:style-name="ce57">
            <text:p><text:s text:c="2"/>216 5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7642" table:style-name="ce57">
            <text:p><text:s text:c="2"/>227 642</text:p>
          </table:table-cell>
          <table:table-cell office:value-type="float" office:value="500461" table:style-name="ce57">
            <text:p><text:s text:c="2"/>500 46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3934" table:style-name="ce57">
            <text:p><text:s text:c="2"/>3 9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8457" table:style-name="ce57">
            <text:p><text:s text:c="2"/>68 4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2391" table:style-name="ce57">
            <text:p><text:s text:c="2"/>72 391</text:p>
          </table:table-cell>
          <table:table-cell office:value-type="float" office:value="158708" table:style-name="ce57">
            <text:p><text:s text:c="2"/>158 708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3248" table:style-name="ce57">
            <text:p><text:s text:c="2"/>303 2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3248" table:style-name="ce57">
            <text:p><text:s text:c="2"/>303 248</text:p>
          </table:table-cell>
          <table:table-cell office:value-type="float" office:value="303248" table:style-name="ce57">
            <text:p><text:s text:c="2"/>303 248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8454" table:style-name="ce24">
            <text:p>845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1492" table:style-name="ce24">
            <text:p>1149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9946" table:style-name="ce57">
            <text:p><text:s text:c="2"/>19 946</text:p>
          </table:table-cell>
          <table:table-cell office:value-type="float" office:value="165618" table:style-name="ce57">
            <text:p><text:s text:c="2"/>165 61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3962" table:style-name="ce56">
            <text:p><text:s text:c="2"/>43 96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3962" table:style-name="ce56">
            <text:p><text:s text:c="2"/>43 962</text:p>
          </table:table-cell>
          <table:table-cell office:value-type="float" office:value="46783" table:style-name="ce56">
            <text:p><text:s text:c="2"/>46 78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14115" table:style-name="ce56">
            <text:p><text:s text:c="2"/>14 11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15" table:style-name="ce56">
            <text:p><text:s text:c="3"/>515</text:p>
          </table:table-cell>
          <table:table-cell office:value-type="float" office:value="3142" table:style-name="ce56">
            <text:p><text:s text:c="2"/>3 14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772" table:style-name="ce56">
            <text:p><text:s text:c="2"/>17 772</text:p>
          </table:table-cell>
          <table:table-cell office:value-type="float" office:value="71994" table:style-name="ce56">
            <text:p><text:s text:c="2"/>71 994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828" table:style-name="ce56">
            <text:p><text:s text:c="2"/>1 82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05" table:style-name="ce56">
            <text:p><text:s text:c="2"/>1 20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033" table:style-name="ce56">
            <text:p><text:s text:c="2"/>3 033</text:p>
          </table:table-cell>
          <table:table-cell office:value-type="float" office:value="100878" table:style-name="ce56">
            <text:p><text:s text:c="2"/>100 87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2659" table:style-name="ce56">
            <text:p><text:s text:c="2"/>2 65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677" table:style-name="ce56">
            <text:p><text:s text:c="2"/>3 67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336" table:style-name="ce56">
            <text:p><text:s text:c="2"/>6 336</text:p>
          </table:table-cell>
          <table:table-cell office:value-type="float" office:value="90420" table:style-name="ce56">
            <text:p><text:s text:c="2"/>90 42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304" table:style-name="ce56">
            <text:p><text:s text:c="2"/>2 30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2238" table:style-name="ce56">
            <text:p><text:s text:c="2"/>22 238</text:p>
          </table:table-cell>
          <table:table-cell office:value-type="float" office:value="2017" table:style-name="ce56">
            <text:p><text:s text:c="2"/>2 01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6559" table:style-name="ce56">
            <text:p><text:s text:c="2"/>26 559</text:p>
          </table:table-cell>
          <table:table-cell office:value-type="float" office:value="71727" table:style-name="ce56">
            <text:p><text:s text:c="2"/>71 727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934" table:style-name="ce57">
            <text:p><text:s text:c="2"/>3 9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034" table:style-name="ce57">
            <text:p><text:s text:c="2"/>8 0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968" table:style-name="ce57">
            <text:p><text:s text:c="2"/>11 968</text:p>
          </table:table-cell>
          <table:table-cell office:value-type="float" office:value="113450" table:style-name="ce57">
            <text:p><text:s text:c="2"/>113 45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3" table:style-name="ce57">
            <text:p><text:s text:c="3"/>33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3" table:style-name="ce57">
            <text:p><text:s text:c="3"/>333</text:p>
          </table:table-cell>
          <table:table-cell office:value-type="float" office:value="29882" table:style-name="ce57">
            <text:p><text:s text:c="2"/>29 882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36661" table:style-name="ce57">
            <text:p><text:s text:c="2"/>536 66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36661" table:style-name="ce57">
            <text:p><text:s text:c="2"/>536 661</text:p>
          </table:table-cell>
          <table:table-cell office:value-type="float" office:value="536661" table:style-name="ce57">
            <text:p><text:s text:c="2"/>536 661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886" table:style-name="ce57">
            <text:p><text:s text:c="2"/>11 8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886" table:style-name="ce57">
            <text:p><text:s text:c="2"/>11 886</text:p>
          </table:table-cell>
          <table:table-cell office:value-type="float" office:value="11886" table:style-name="ce57">
            <text:p><text:s text:c="2"/>11 886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0179" table:style-name="ce57">
            <text:p><text:s text:c="2"/>190 17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0179" table:style-name="ce57">
            <text:p><text:s text:c="2"/>190 179</text:p>
          </table:table-cell>
          <table:table-cell office:value-type="float" office:value="190179" table:style-name="ce57">
            <text:p><text:s text:c="2"/>190 17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32" table:style-name="ce56">
            <text:p><text:s text:c="3"/>3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0667" table:style-name="ce56">
            <text:p><text:s text:c="2"/>70 66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0699" table:style-name="ce56">
            <text:p><text:s text:c="2"/>70 699</text:p>
          </table:table-cell>
          <table:table-cell office:value-type="float" office:value="80228" table:style-name="ce56">
            <text:p><text:s text:c="2"/>80 22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5410" table:style-name="ce56">
            <text:p><text:s text:c="2"/>125 41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5410" table:style-name="ce56">
            <text:p><text:s text:c="2"/>125 410</text:p>
          </table:table-cell>
          <table:table-cell office:value-type="float" office:value="125410" table:style-name="ce56">
            <text:p><text:s text:c="2"/>125 410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30832" table:style-name="ce56">
            <text:p><text:s text:c="2"/>30 832</text:p>
          </table:table-cell>
          <table:table-cell office:value-type="float" office:value="5238" table:style-name="ce56">
            <text:p><text:s text:c="2"/>5 238</text:p>
          </table:table-cell>
          <table:table-cell office:value-type="float" office:value="103898" table:style-name="ce56">
            <text:p><text:s text:c="2"/>103 89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9970" table:style-name="ce56">
            <text:p><text:s text:c="2"/>139 970</text:p>
          </table:table-cell>
          <table:table-cell office:value-type="float" office:value="153620" table:style-name="ce56">
            <text:p><text:s text:c="2"/>153 62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1576" table:style-name="ce56">
            <text:p><text:s text:c="2"/>1 57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403" table:style-name="ce56">
            <text:p><text:s text:c="2"/>6 403</text:p>
          </table:table-cell>
          <table:table-cell office:value-type="float" office:value="24075" table:style-name="ce56">
            <text:p><text:s text:c="2"/>24 07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2054" table:style-name="ce56">
            <text:p><text:s text:c="2"/>32 054</text:p>
          </table:table-cell>
          <table:table-cell office:value-type="float" office:value="36821" table:style-name="ce56">
            <text:p><text:s text:c="2"/>36 82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8570" table:style-name="ce56">
            <text:p><text:s text:c="2"/>38 570</text:p>
          </table:table-cell>
          <table:table-cell office:value-type="float" office:value="29200" table:style-name="ce56">
            <text:p><text:s text:c="2"/>29 2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7770" table:style-name="ce56">
            <text:p><text:s text:c="2"/>67 770</text:p>
          </table:table-cell>
          <table:table-cell office:value-type="float" office:value="71962" table:style-name="ce56">
            <text:p><text:s text:c="2"/>71 96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207" table:style-name="ce57">
            <text:p><text:s text:c="2"/>8 20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207" table:style-name="ce57">
            <text:p><text:s text:c="2"/>8 207</text:p>
          </table:table-cell>
          <table:table-cell office:value-type="float" office:value="24609" table:style-name="ce57">
            <text:p><text:s text:c="2"/>24 60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863" table:style-name="ce57">
            <text:p><text:s text:c="2"/>29 8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863" table:style-name="ce57">
            <text:p><text:s text:c="2"/>29 863</text:p>
          </table:table-cell>
          <table:table-cell office:value-type="float" office:value="32763" table:style-name="ce57">
            <text:p><text:s text:c="2"/>32 763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8326" table:style-name="ce57">
            <text:p><text:s text:c="2"/>48 32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8326" table:style-name="ce57">
            <text:p><text:s text:c="2"/>48 326</text:p>
          </table:table-cell>
          <table:table-cell office:value-type="float" office:value="48326" table:style-name="ce57">
            <text:p><text:s text:c="2"/>48 326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582342" table:style-name="ce49">
            <text:p><text:s text:c="2"/>582 342</text:p>
          </table:table-cell>
          <table:table-cell office:value-type="float" office:value="905653" table:style-name="ce49">
            <text:p><text:s text:c="2"/>905 653</text:p>
          </table:table-cell>
          <table:table-cell office:value-type="float" office:value="72449" table:style-name="ce49">
            <text:p><text:s text:c="2"/>72 449</text:p>
          </table:table-cell>
          <table:table-cell office:value-type="float" office:value="2987018" table:style-name="ce49">
            <text:p><text:s/>2 987 018</text:p>
          </table:table-cell>
          <table:table-cell office:value-type="float" office:value="1055584" table:style-name="ce49">
            <text:p><text:s/>1 055 584</text:p>
          </table:table-cell>
          <table:table-cell office:value-type="float" office:value="36213" table:style-name="ce49">
            <text:p><text:s text:c="2"/>36 213</text:p>
          </table:table-cell>
          <table:table-cell office:value-type="float" office:value="5639259" table:style-name="ce49">
            <text:p><text:s/>5 639 259</text:p>
          </table:table-cell>
          <table:table-cell office:value-type="float" office:value="9908641" table:style-name="ce49">
            <text:p><text:s/>9 908 641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16383" table:style-name="ce3"/>
        </table:table-row>
        <table:table-row table:number-rows-repeated="1048438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2m02" table:style-name="ta2"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7" table:default-cell-style-name="ce3"/>
        <table:table-column table:style-name="co11" table:default-cell-style-name="ce3"/>
        <table:table-column table:style-name="co9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7" table:default-cell-style-name="ce3"/>
        <table:table-column table:style-name="co14" table:default-cell-style-name="ce3"/>
        <table:table-column table:style-name="co10" table:default-cell-style-name="ce3"/>
        <table:table-column table:style-name="co13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52Z</dc:date>
    <meta:print-date>2007-02-01T11:21:41Z</meta:print-date>
  </office:meta>
</office:document-meta>
</file>